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Basic/Standard/ChuonNat.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Khmer OS1" svg:font-family="'Khmer OS'"/>
    <style:font-face style:name="Arial Unicode MS" svg:font-family="'Arial Unicode MS'" style:font-pitch="variable"/>
    <style:font-face style:name="Baiduk OT" svg:font-family="'Baiduk OT'" style:font-pitch="variable"/>
    <style:font-face style:name="Khmer OS" svg:font-family="'Khmer OS'" style:font-pitch="variable"/>
    <style:font-face style:name="Lucida Sans Unicode" svg:font-family="'Lucida Sans Unicode'"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តារាង1" style:family="table">
      <style:table-properties style:width="10.9806in" fo:margin-left="-0.0722in" fo:margin-right="-0.0028in" table:align="margins"/>
    </style:style>
    <style:style style:name="តារាង1.A" style:family="table-column">
      <style:table-column-properties style:column-width="0.7021in" style:rel-column-width="4191*"/>
    </style:style>
    <style:style style:name="តារាង1.B" style:family="table-column">
      <style:table-column-properties style:column-width="1.0417in" style:rel-column-width="6218*"/>
    </style:style>
    <style:style style:name="តារាង1.C" style:family="table-column">
      <style:table-column-properties style:column-width="0.4333in" style:rel-column-width="2586*"/>
    </style:style>
    <style:style style:name="តារាង1.D" style:family="table-column">
      <style:table-column-properties style:column-width="0.9111in" style:rel-column-width="5438*"/>
    </style:style>
    <style:style style:name="តារាង1.E" style:family="table-column">
      <style:table-column-properties style:column-width="0.5903in" style:rel-column-width="3523*"/>
    </style:style>
    <style:style style:name="តារាង1.F" style:family="table-column">
      <style:table-column-properties style:column-width="0.9465in" style:rel-column-width="5650*"/>
    </style:style>
    <style:style style:name="តារាង1.G" style:family="table-column">
      <style:table-column-properties style:column-width="4.15in" style:rel-column-width="24768*"/>
    </style:style>
    <style:style style:name="តារាង1.H" style:family="table-column">
      <style:table-column-properties style:column-width="1.1208in" style:rel-column-width="6690*"/>
    </style:style>
    <style:style style:name="តារាង1.I" style:family="table-column">
      <style:table-column-properties style:column-width="1.084in" style:rel-column-width="6471*"/>
    </style:style>
    <style:style style:name="តារាង1.A1" style:family="table-cell">
      <style:table-cell-properties style:vertical-align="middle" fo:padding="0.0382in" fo:border-left="0.0007in solid #000000" fo:border-right="none" fo:border-top="0.0007in solid #000000" fo:border-bottom="0.0007in solid #000000"/>
    </style:style>
    <style:style style:name="តារាង1.I1" style:family="table-cell">
      <style:table-cell-properties style:vertical-align="middle" fo:padding="0.0382in" fo:border="0.0007in solid #000000"/>
    </style:style>
    <style:style style:name="តារាង1.A2" style:family="table-cell">
      <style:table-cell-properties style:vertical-align="middle" fo:padding="0.0382in" fo:border-left="0.0007in solid #000000" fo:border-right="none" fo:border-top="none" fo:border-bottom="0.0007in solid #000000"/>
    </style:style>
    <style:style style:name="តារាង1.D2" style:family="table-cell">
      <style:table-cell-properties fo:padding="0.0382in" fo:border-left="0.0007in solid #000000" fo:border-right="none" fo:border-top="none" fo:border-bottom="0.0007in solid #000000"/>
    </style:style>
    <style:style style:name="តារាង1.I2" style:family="table-cell">
      <style:table-cell-properties fo:padding="0.0382in" fo:border-left="0.0007in solid #000000" fo:border-right="0.0007in solid #000000" fo:border-top="none" fo:border-bottom="0.0007in solid #000000"/>
    </style:style>
    <style:style style:name="P1" style:family="paragraph" style:parent-style-name="Table_20_Contents">
      <style:paragraph-properties fo:text-align="center" style:justify-single-word="false"/>
      <style:text-properties style:font-name="Khmer OS" fo:font-size="11pt" fo:font-weight="normal" style:font-size-asian="11pt" style:font-weight-asian="normal" style:font-name-complex="Khmer OS" style:font-size-complex="11pt" style:font-weight-complex="normal"/>
    </style:style>
    <style:style style:name="P2" style:family="paragraph" style:parent-style-name="Table_20_Contents">
      <style:paragraph-properties fo:text-align="center" style:justify-single-word="false"/>
      <style:text-properties style:font-name="Khmer OS" fo:font-size="11pt" fo:font-weight="normal" fo:background-color="transparent" style:font-size-asian="11pt" style:font-weight-asian="normal" style:font-name-complex="Khmer OS" style:font-size-complex="11pt" style:font-weight-complex="normal"/>
    </style:style>
    <style:style style:name="P3" style:family="paragraph" style:parent-style-name="Table_20_Contents">
      <style:text-properties style:font-name="Khmer OS" fo:font-size="11pt" fo:font-style="normal" fo:font-weight="bold" style:font-size-asian="11pt" style:font-style-asian="normal" style:font-weight-asian="bold" style:font-name-complex="Khmer OS" style:font-size-complex="11pt" style:font-style-complex="normal" style:font-weight-complex="bold"/>
    </style:style>
    <style:style style:name="P4" style:family="paragraph" style:parent-style-name="Table_20_Contents">
      <style:text-properties style:font-name="Khmer OS" fo:font-size="11pt" fo:font-style="normal" fo:font-weight="bold" fo:background-color="transparent" style:font-size-asian="11pt" style:font-style-asian="normal" style:font-weight-asian="bold" style:font-name-complex="Khmer OS" style:font-size-complex="11pt" style:font-style-complex="normal" style:font-weight-complex="bold"/>
    </style:style>
    <style:style style:name="P5" style:family="paragraph" style:parent-style-name="Table_20_Contents">
      <style:paragraph-properties fo:text-align="center" style:justify-single-word="false"/>
      <style:text-properties style:font-name="Khmer OS" fo:font-size="11pt" fo:font-style="normal" style:font-size-asian="11pt" style:font-style-asian="normal" style:font-name-complex="Khmer OS" style:font-size-complex="11pt" style:font-style-complex="normal"/>
    </style:style>
    <style:style style:name="P6" style:family="paragraph" style:parent-style-name="Table_20_Contents">
      <style:paragraph-properties fo:text-align="justify" style:justify-single-word="false"/>
      <style:text-properties style:font-name="Khmer OS" fo:font-size="11pt" fo:font-style="normal" style:font-size-asian="11pt" style:font-style-asian="normal" style:font-name-complex="Khmer OS" style:font-size-complex="11pt" style:font-style-complex="normal"/>
    </style:style>
    <style:style style:name="P7" style:family="paragraph" style:parent-style-name="Table_20_Contents">
      <style:paragraph-properties fo:text-align="justify" style:justify-single-word="false"/>
      <style:text-properties style:font-name="Khmer OS" fo:font-size="11pt" fo:font-style="normal" style:font-size-asian="11pt" style:font-style-asian="normal" style:font-name-complex="Khmer OS" style:font-size-complex="11pt" style:font-style-complex="normal" style:text-scale="97%"/>
    </style:style>
    <style:style style:name="P8" style:family="paragraph" style:parent-style-name="Table_20_Contents">
      <style:paragraph-properties fo:text-align="justify" style:justify-single-word="false"/>
      <style:text-properties style:font-name="Khmer OS" fo:font-size="11pt" fo:font-style="normal" fo:background-color="transparent" style:font-size-asian="11pt" style:font-style-asian="normal" style:font-name-complex="Khmer OS" style:font-size-complex="11pt" style:font-style-complex="normal" style:text-scale="99%"/>
    </style:style>
    <style:style style:name="P9" style:family="paragraph" style:parent-style-name="Table_20_Contents">
      <style:paragraph-properties fo:text-align="center" style:justify-single-word="false"/>
      <style:text-properties style:font-name="Khmer OS" fo:font-size="11pt" fo:font-style="normal" fo:font-weight="normal" style:font-size-asian="11pt" style:font-style-asian="normal" style:font-weight-asian="normal" style:font-name-complex="Khmer OS" style:font-size-complex="11pt" style:font-style-complex="normal" style:font-weight-complex="normal"/>
    </style:style>
    <style:style style:name="P10" style:family="paragraph" style:parent-style-name="Table_20_Contents">
      <style:paragraph-properties fo:text-align="justify" style:justify-single-word="false"/>
      <style:text-properties style:font-name="Khmer OS" fo:font-size="11pt" style:font-size-asian="11pt" style:font-name-complex="Khmer OS" style:font-size-complex="11pt"/>
    </style:style>
    <style:style style:name="P11" style:family="paragraph" style:parent-style-name="Table_20_Contents">
      <style:paragraph-properties fo:text-align="justify" style:justify-single-word="false"/>
      <style:text-properties style:font-name="Khmer OS" fo:font-size="11pt" fo:font-weight="bold" style:font-size-asian="11pt" style:font-weight-asian="bold" style:font-name-complex="Khmer OS" style:font-size-complex="11pt" style:font-weight-complex="bold"/>
    </style:style>
    <style:style style:name="P12" style:family="paragraph" style:parent-style-name="Table_20_Contents">
      <style:text-properties fo:font-size="11pt" style:font-size-asian="11pt" style:font-size-complex="11pt"/>
    </style:style>
    <style:style style:name="P13" style:family="paragraph" style:parent-style-name="Table_20_Contents">
      <style:paragraph-properties fo:text-align="justify" style:justify-single-word="false"/>
    </style:style>
    <style:style style:name="P14" style:family="paragraph" style:parent-style-name="Table_20_Contents">
      <style:paragraph-properties fo:text-align="justify" style:justify-single-word="false" text:number-lines="false" text:line-number="0"/>
      <style:text-properties style:font-name="Khmer OS" fo:font-size="11pt" fo:font-style="normal" style:font-size-asian="11pt" style:font-style-asian="normal" style:font-name-complex="Khmer OS" style:font-size-complex="11pt" style:font-style-complex="normal"/>
    </style:style>
    <style:style style:name="P15" style:family="paragraph" style:parent-style-name="Table_20_Contents">
      <style:paragraph-properties fo:text-align="center" style:justify-single-word="false" text:number-lines="false" text:line-number="0"/>
      <style:text-properties style:font-name="Khmer OS" fo:font-size="11pt" fo:font-style="normal" style:font-size-asian="11pt" style:font-style-asian="normal" style:font-name-complex="Khmer OS" style:font-size-complex="11pt" style:font-style-complex="normal"/>
    </style:style>
    <style:style style:name="P16" style:family="paragraph" style:parent-style-name="Table_20_Contents">
      <style:paragraph-properties fo:text-align="justify" style:justify-single-word="false" style:writing-mode="lr-tb"/>
      <style:text-properties style:font-name="Khmer OS" fo:font-size="11pt" fo:font-style="normal" style:font-size-asian="11pt" style:font-style-asian="normal" style:font-name-complex="Khmer OS" style:font-size-complex="11pt" style:font-style-complex="normal"/>
    </style:style>
    <style:style style:name="P17" style:family="paragraph" style:parent-style-name="Table_20_Contents">
      <style:paragraph-properties fo:text-align="center" style:justify-single-word="false" style:writing-mode="lr-tb"/>
      <style:text-properties style:font-name="Khmer OS" fo:font-size="11pt" fo:font-style="normal" style:font-size-asian="11pt" style:font-style-asian="normal" style:font-name-complex="Khmer OS" style:font-size-complex="11pt" style:font-style-complex="normal"/>
    </style:style>
    <style:style style:name="P18" style:family="paragraph" style:parent-style-name="Table_20_Heading">
      <style:paragraph-properties fo:text-align="center" style:justify-single-word="false"/>
      <style:text-properties style:font-name="Khmer OS" fo:font-size="11pt" fo:font-style="normal" fo:font-weight="bold" style:font-size-asian="11pt" style:font-style-asian="normal" style:font-weight-asian="bold" style:font-name-complex="Khmer OS" style:font-size-complex="11pt" style:font-style-complex="normal" style:font-weight-complex="bold"/>
    </style:style>
    <style:style style:name="P19" style:family="paragraph" style:parent-style-name="Table_20_Heading">
      <style:text-properties style:font-name="Khmer OS" fo:font-size="11pt" fo:font-style="normal" style:font-size-asian="11pt" style:font-style-asian="normal" style:font-name-complex="Khmer OS" style:font-size-complex="11pt" style:font-style-complex="normal"/>
    </style:style>
    <style:style style:name="P20" style:family="paragraph" style:parent-style-name="Table_20_Heading">
      <style:paragraph-properties fo:text-align="center" style:justify-single-word="false"/>
      <style:text-properties style:font-name="Khmer OS" fo:font-size="11pt" fo:font-style="normal" style:font-size-asian="11pt" style:font-style-asian="normal" style:font-name-complex="Khmer OS" style:font-size-complex="11pt" style:font-style-complex="normal"/>
    </style:style>
    <style:style style:name="T1" style:family="text">
      <style:text-properties style:text-underline-style="none"/>
    </style:style>
    <style:style style:name="T2" style:family="text">
      <style:text-properties style:font-name-asian="Baiduk OT"/>
    </style:style>
    <style:style style:name="T3" style:family="text">
      <style:text-properties fo:background-color="#ffff00"/>
    </style:style>
    <style:style style:name="T4" style:family="text">
      <style:text-properties style:font-name="Khmer OS" fo:font-size="11pt" fo:font-style="normal" style:font-size-asian="11pt" style:font-style-asian="normal" style:font-name-complex="Khmer OS" style:font-size-complex="11pt" style:font-style-complex="normal"/>
    </style:style>
    <style:style style:name="T5" style:family="text">
      <style:text-properties style:font-name="Khmer OS" fo:font-size="11pt" fo:font-style="normal" style:font-size-asian="11pt" style:font-style-asian="normal" style:font-name-complex="Khmer OS" style:font-size-complex="11pt" style:font-style-complex="normal" style:text-scale="98%"/>
    </style:style>
    <style:style style:name="T6" style:family="text">
      <style:text-properties fo:font-size="11pt" style:font-size-asian="11pt" style:font-size-complex="11pt"/>
    </style:style>
    <style:style style:name="T7" style:family="text">
      <style:text-properties fo:font-style="normal" style:font-style-asian="normal" style:font-style-complex="normal"/>
    </style:style>
    <style:style style:name="T8" style:family="text">
      <style:text-properties fo:background-color="transparent"/>
    </style:style>
    <style:style style:name="T9" style:family="text">
      <style:text-properties fo:font-weight="normal" style:font-weight-asian="normal" style:font-weight-complex="norma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តារាង1" table:style-name="តារាង1">
        <table:table-column table:style-name="តារាង1.A"/>
        <table:table-column table:style-name="តារាង1.B"/>
        <table:table-column table:style-name="តារាង1.C"/>
        <table:table-column table:style-name="តារាង1.D"/>
        <table:table-column table:style-name="តារាង1.E"/>
        <table:table-column table:style-name="តារាង1.F"/>
        <table:table-column table:style-name="តារាង1.G"/>
        <table:table-column table:style-name="តារាង1.H"/>
        <table:table-column table:style-name="តារាង1.I"/>
        <table:table-row>
          <table:table-cell table:style-name="តារាង1.A1" office:value-type="string">
            <text:p text:style-name="P18">ល.រ</text:p>
          </table:table-cell>
          <table:table-cell table:style-name="តារាង1.A1" office:value-type="string">
            <text:p text:style-name="P19">មេ​ពាក្យ</text:p>
          </table:table-cell>
          <table:table-cell table:style-name="តារាង1.A1" office:value-type="string">
            <text:p text:style-name="P20">ល.រ</text:p>
          </table:table-cell>
          <table:table-cell table:style-name="តារាង1.A1" office:value-type="string">
            <text:p text:style-name="P20">សូរ​ប្រកប</text:p>
          </table:table-cell>
          <table:table-cell table:style-name="តារាង1.A1" office:value-type="string">
            <text:p text:style-name="P20">មក​ពី</text:p>
          </table:table-cell>
          <table:table-cell table:style-name="តារាង1.A1" office:value-type="string">
            <text:p text:style-name="P20">ថ្នាក់</text:p>
          </table:table-cell>
          <table:table-cell table:style-name="តារាង1.A1" office:value-type="string">
            <text:p text:style-name="P20">សេចក្ដី​ពន្យល់</text:p>
          </table:table-cell>
          <table:table-cell table:style-name="តារាង1.A1" office:value-type="string">
            <text:p text:style-name="P20">របៀប​សរសេរ​ផ្សេង</text:p>
          </table:table-cell>
          <table:table-cell table:style-name="តារាង1.I1" office:value-type="string">
            <text:p text:style-name="P20"/>
            <text:p text:style-name="P20">ពាក្យ​ផ្សំ</text:p>
            <text:p text:style-name="P20"/>
          </table:table-cell>
        </table:table-row>
        <table:table-row>
          <table:table-cell table:style-name="តារាង1.A2" office:value-type="string">
            <text:p text:style-name="P1"/>
          </table:table-cell>
          <table:table-cell table:style-name="តារាង1.A2" office:value-type="string">
            <text:p text:style-name="P3">ខ</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14">ព្យញ្ជនៈ​ទី ២ ក្នុង​វគ្គ​ទី ១ ជា​កណ្ឋជៈ មាន​សំឡេង​ក្នុង​បំពង់​ក ជា​ធនិត-អឃោសៈ, ខាង សំ. បា. មាន​សំឡេង​ជា ក្ហៈ <text:s/>។</text:p>
          </table:table-cell>
          <table:table-cell table:style-name="តារាង1.D2" office:value-type="string">
            <text:p text:style-name="P5"/>
          </table:table-cell>
          <table:table-cell table:style-name="តារាង1.I2" office:value-type="string">
            <text:p text:style-name="P15"/>
          </table:table-cell>
        </table:table-row>
        <table:table-row>
          <table:table-cell table:style-name="តារាង1.A2" office:value-type="string">
            <text:p text:style-name="P1">១២៦១</text:p>
          </table:table-cell>
          <table:table-cell table:style-name="តារាង1.A2" office:value-type="string">
            <text:p text:style-name="P3">ខ</text:p>
          </table:table-cell>
          <table:table-cell table:style-name="តារាង1.A2" office:value-type="string">
            <text:p text:style-name="P5">១</text:p>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កិ.</text:p>
          </table:table-cell>
          <table:table-cell table:style-name="តារាង1.D2" office:value-type="string">
            <text:p text:style-name="P14">ចម្អិន​ម្ហូប​ដែល​ហៅ ខ : ខ​ត្រី, ខ​សាច់ <text:s/>។</text:p>
          </table:table-cell>
          <table:table-cell table:style-name="តារាង1.D2" office:value-type="string">
            <text:p text:style-name="P5"/>
          </table:table-cell>
          <table:table-cell table:style-name="តារាង1.I2" office:value-type="string">
            <text:p text:style-name="P14"/>
          </table:table-cell>
        </table:table-row>
        <table:table-row>
          <table:table-cell table:style-name="តារាង1.A2" office:value-type="string">
            <text:p text:style-name="P1"/>
          </table:table-cell>
          <table:table-cell table:style-name="តារាង1.A2" office:value-type="string">
            <text:p text:style-name="P3"/>
          </table:table-cell>
          <table:table-cell table:style-name="តារាង1.A2" office:value-type="string">
            <text:p text:style-name="P5">២</text:p>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ន.</text:p>
          </table:table-cell>
          <table:table-cell table:style-name="តារាង1.D2" office:value-type="string">
            <text:p text:style-name="P6">ត្រី ឬ សាច់​ដែល​ចម្អិន​ដោយ​មាន​គ្រឿង​ផ្សេង​ៗ លាយ​ផ្សំ​ផង, ជា​ម្ហូប​មាន​ទឹក​ទីទៃ​ពី​សម្ល​និង​ត្រី​ស្ងោរ : ត្រី​ខ, ជ្រូក​ខ <text:s/>។</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1"/>
          </table:table-cell>
          <table:table-cell table:style-name="តារាង1.A2" office:value-type="string">
            <text:p text:style-name="P3"/>
          </table:table-cell>
          <table:table-cell table:style-name="តារាង1.A2" office:value-type="string">
            <text:p text:style-name="P5">៣</text:p>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ន.</text:p>
          </table:table-cell>
          <table:table-cell table:style-name="តារាង1.D2" office:value-type="string">
            <text:p text:style-name="P6">ឈ្មោះ​ដាវ​ដង​វែង មាន​ងៀង​នៅ​ខ្នង : ដាវ​ខ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1"/>
          </table:table-cell>
          <table:table-cell table:style-name="តារាង1.A2" office:value-type="string">
            <text:p text:style-name="P3"/>
          </table:table-cell>
          <table:table-cell table:style-name="តារាង1.A2" office:value-type="string">
            <text:p text:style-name="P5">៤</text:p>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ន.</text:p>
          </table:table-cell>
          <table:table-cell table:style-name="តារាង1.D2" office:value-type="string">
            <text:p text:style-name="P6">ប្រការ, ចំពូក, មាត្រា, បទ, ន័យ, សេចក្ដី​ស្រង់ រួម​ចំនួន​ខ្លី​ៗ : ខ ១, ខ ២, ខ ៣ <text:s/>។</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1">១២៦២</text:p>
          </table:table-cell>
          <table:table-cell table:style-name="តារាង1.A2" office:value-type="string">
            <text:p text:style-name="P3">ខ​ៗ</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ឧ.</text:p>
          </table:table-cell>
          <table:table-cell table:style-name="តារាង1.D2" office:value-type="string">
            <text:p text:style-name="P6">សូរ​ឮ​ដោយ​សត្វ​មាន​អណ្ដើក ឬ ពស់​ជាដើម​បញ្ចេញ​ខ្យល់​ឲ្យ​សំឡេង : ពស់​ឲ្យ​សំឡេង​ខ​ៗ <text:s/>។</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1">១២៦៣</text:p>
          </table:table-cell>
          <table:table-cell table:style-name="តារាង1.A2" office:value-type="string">
            <text:p text:style-name="P3">ខក</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កិ. ឬ គុ.</text:p>
          </table:table-cell>
          <table:table-cell table:style-name="តារាង1.D2" office:value-type="string">
            <text:p text:style-name="P13"><text:span text:style-name="T4">ខាន​ចេញ​ទៅ, ខាន​ចូល​មក​ដោយ​មាន​ហេតុ​អ្វី​នីមួយ​មក​ឃាត់​</text:span><text:span text:style-name="T6">ខាំង​រាំងរា : ខក​ដំណើរ ។ ជ្រុល, ហួស, ស៊ុន : ខក​សម្ដី, ខក​ខ្លួន ។</text:span></text:p>
          </table:table-cell>
          <table:table-cell table:style-name="តារាង1.D2" office:value-type="string">
            <text:p text:style-name="P5"/>
          </table:table-cell>
          <table:table-cell table:style-name="តារាង1.I2" office:value-type="string">
            <text:p text:style-name="P7"/>
          </table:table-cell>
        </table:table-row>
        <table:table-row>
          <table:table-cell table:style-name="តារាង1.A2" office:value-type="string">
            <text:p text:style-name="P1">១២៦៤</text:p>
          </table:table-cell>
          <table:table-cell table:style-name="តារាង1.A2" office:value-type="string">
            <text:p text:style-name="P3">ខក់</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កិ. ឬ គុ.</text:p>
          </table:table-cell>
          <table:table-cell table:style-name="តារាង1.D2" office:value-type="string">
            <text:p text:style-name="P8">ស្ទះ​ក្នុង​បំពង់​ក​ដោយ​វត្ថុ​អ្វី​ៗ ដែល​ភ្លាត់​ចូល​ទៅ ដោយ​មិន​ប្រុង​នឹង​លេប : ហាម​ក្មេង​កុំ​ឲ្យ​បៀម​លុយ​ក្រែង​វា​ខក់ <text:s/>។</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1">១២៦៥</text:p>
          </table:table-cell>
          <table:table-cell table:style-name="តារាង1.A2" office:value-type="string">
            <text:p text:style-name="P3">ខខិត</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កិ.</text:p>
          </table:table-cell>
          <table:table-cell table:style-name="តារាង1.D2" office:value-type="string">
            <text:p text:style-name="P6">ប្រកាន់​ទុក, ចំណាំ​ទុក​នូវ​របស់​អ្វី​មួយ​ថា ជា​របស់​ខ្លួន ដោយ​ដាក់​សញ្ញា​ជា​សម្គាល់ : ឃ្មុំ​នេះ​មាន​គេ​ខខិត​ហើយ (អ្នក​ស្រុក​ខ្លះ​និយាយ​ថា ខងខិត)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1">១២៦៦</text:p>
          </table:table-cell>
          <table:table-cell table:style-name="តារាង1.A2" office:value-type="string">
            <text:p text:style-name="P3">ខ័ឌ្គ</text:p>
          </table:table-cell>
          <table:table-cell table:style-name="តារាង1.A2" office:value-type="string">
            <text:p text:style-name="P5"/>
          </table:table-cell>
          <table:table-cell table:style-name="តារាង1.D2" office:value-type="string">
            <text:p text:style-name="P5">ខាត់</text:p>
          </table:table-cell>
          <table:table-cell table:style-name="តារាង1.D2" office:value-type="string">
            <text:p text:style-name="P5">សំ.; បា.</text:p>
          </table:table-cell>
          <table:table-cell table:style-name="តារាង1.D2" office:value-type="string">
            <text:p text:style-name="P5">ន.</text:p>
          </table:table-cell>
          <table:table-cell table:style-name="តារាង1.D2" office:value-type="string">
            <text:p text:style-name="P6">(ខឌ្គ; ខគ្គ) គ្រឿង​សស្ត្រា​មួយ​ប្រភេទ ផ្លែ​មាន​មុខ​ទាំង​ពីរ​ខាង​ មាន​សណ្ឋាន​ដូច​ផ្លែ​លំពែង ប៉ុន្តែ​ធំ​វែង​ជាង​ផ្លែ​លំពែង ដង​ខ្លី​ច្រើន​ជាង​ដង​លំពែង មាន​ស្រោម​សម្រាប់​ស៊ក​សៀត​ចង្កេះ​បាន​ ដោយ​មាន​ខ្សែ​ចង​ស្រាក់​ភ្ជាប់​នឹង​ស្រោម​នោះ; ខ្មែរ​ហៅ​គ្រឿង​សស្ត្រា​នេះ <text:s/>តាម​សំនៀង​សៀម​ថា ខ័ន (ព្រះ​ខ័ន ឬ ព្រះ​ខាន់) ព្រោះ​សៀម​សរសេរ ខររគ៍ (អ. ថ. ខ៎ាន់) ដោយ​បំប្លែង​អំពី​ពាក្យ​សំស្ក្រឹត​ថា ខឌ្គ ។ យើង​ហៅ​ថា ព្រះ​ខ័ន យូរ​ណាស់​ហើយ : ព្រះ​ខ័ន​រាជ្យ, មន្ទីរ​ព្រះ​ខ័ន ឬ ហោ​ព្រះ​ខ័ន ។ យើង​សរសេរ​ជា ព្រះ​ខាន់ ក៏​បាន ។ ប៉ុន្តែ​បើ​ពួក​កវី​ខ្មែរ ត្រូវ​ការ​ប្រើ​ក្នុង​ការ​តែង​កាព្យ​ប្រើ​ពាក្យ ខ័ឌ្គ ឬ ព្រះ​ខ័ឌ្គ តាម​សម្ផស្ស​កាព្យ​ដែល​ចាប់​ជួន​គ្នា​ខ្លះ​វិញ ក៏​អាច​ប្រើ​បាន ព្រោះ​យើង​មាន​ពាក្យ ខ័ឌ្គ ក្នុង​វចនានុក្រម​ខ្មែរ​របស់​ប្រទេស​យើង​ហើយ ។ យើង​តែង​កាព្យ​ល្បង​មើល​ថា ព្រហ្មទត្ត​មហា​ក្សត្រិយ៍ ទត​ឃើញ​ព្រះ​ខ័ឌ្គ​នៅ​ដៃ​កុមារ ឈ្មោះ​ទីឃាវុ ដូច​នឹង​ប្រហារ លុះ​ទ្រង់​ជ្រាប​ការណ៍ ទើប​ក្សាន្ត​ព្រះ​ទ័យ ។... (ថ្លែង​ពី​រឿង​ព្រះ​បាទ​ព្រហ្មទត្ត​និង​ទីឃាវុ​កុមារ ក្នុង​ទីឃាវុ​កុមារ​ជាតក) ។</text:p>
          </table:table-cell>
          <table:table-cell table:style-name="តារាង1.D2" office:value-type="string">
            <text:p text:style-name="P5"/>
          </table:table-cell>
          <table:table-cell table:style-name="តារាង1.I2" office:value-type="string">
            <text:p text:style-name="P6">ព្រះ​ខ័ឌ្គ </text:p>
          </table:table-cell>
        </table:table-row>
        <table:table-row>
          <table:table-cell table:style-name="តារាង1.A2" office:value-type="string">
            <text:p text:style-name="P1">១២៦៧</text:p>
          </table:table-cell>
          <table:table-cell table:style-name="តារាង1.A2" office:value-type="string">
            <text:p text:style-name="P3">ខណៈ</text:p>
          </table:table-cell>
          <table:table-cell table:style-name="តារាង1.A2" office:value-type="string">
            <text:p text:style-name="P5"/>
          </table:table-cell>
          <table:table-cell table:style-name="តារាង1.D2" office:value-type="string">
            <text:p text:style-name="P5">ខៈណៈ</text:p>
          </table:table-cell>
          <table:table-cell table:style-name="តារាង1.D2" office:value-type="string">
            <text:p text:style-name="P5">បា.; សំ.</text:p>
          </table:table-cell>
          <table:table-cell table:style-name="តារាង1.D2" office:value-type="string">
            <text:p text:style-name="P5">ន.</text:p>
          </table:table-cell>
          <table:table-cell table:style-name="តារាង1.D2" office:value-type="string">
            <text:p text:style-name="P6">(ក្សណ) ស្របក់, រំពេច : ខណៈ​នោះ, មួយ​ខណៈ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1">១២៦៨</text:p>
          </table:table-cell>
          <table:table-cell table:style-name="តារាង1.A2" office:value-type="string">
            <text:p text:style-name="P3">ខណ្ឌ</text:p>
          </table:table-cell>
          <table:table-cell table:style-name="តារាង1.A2" office:value-type="string">
            <text:p text:style-name="P5">១</text:p>
          </table:table-cell>
          <table:table-cell table:style-name="តារាង1.D2" office:value-type="string">
            <text:p text:style-name="P5">ខ័ន</text:p>
          </table:table-cell>
          <table:table-cell table:style-name="តារាង1.D2" office:value-type="string">
            <text:p text:style-name="P5">សំ. បា.</text:p>
          </table:table-cell>
          <table:table-cell table:style-name="តារាង1.D2" office:value-type="string">
            <text:p text:style-name="P5">ន.</text:p>
          </table:table-cell>
          <table:table-cell table:style-name="តារាង1.D2" office:value-type="string">
            <text:p text:style-name="P6">សង្កាត់, ប៉ែក, កំណត់, ប៉ែត​អាណា​<text:span text:style-name="T3">ខែត្រ</text:span> ។ នាទី​ដែល​មាន​ឃុំ​ច្រើន​ឡើង ហើយ​ដែល​មាន​ចៅហ្វាយ​ខណ្ឌ​មួយ​កាន់​កាប់​រាជការ; ខណ្ឌ​ត្រូវ​ឡើង​ស្រុក ហើយ​ស្រុក​ត្រូវ​ឡើង​<text:span text:style-name="T3">ខែត្រ</text:span>, ជួន​កាល​ខណ្ឌ​ឡើង​ផ្ទាល់​ទៅ​<text:span text:style-name="T3">ខែត្រ</text:span>​ក៏​មាន : ខណ្ឌ​ភ្នំពេញ ។ ពាក្យ​ខាង​លើ​នេះ ប្រើ​តែ​ក្នុង​សម័យ​ជាន់​ដើម, សព្វ​ថ្ងៃ​គេ​ប្រើ​ពាក្យ​ ស្រុក ជា​ជំនួស ខណ្ឌ វិញ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1"/>
          </table:table-cell>
          <table:table-cell table:style-name="តារាង1.A2" office:value-type="string">
            <text:p text:style-name="P3"/>
          </table:table-cell>
          <table:table-cell table:style-name="តារាង1.A2" office:value-type="string">
            <text:p text:style-name="P5">២</text:p>
          </table:table-cell>
          <table:table-cell table:style-name="តារាង1.D2" office:value-type="string">
            <text:p text:style-name="P5">ខ័ន</text:p>
          </table:table-cell>
          <table:table-cell table:style-name="តារាង1.D2" office:value-type="string">
            <text:p text:style-name="P5">សំ. បា.</text:p>
          </table:table-cell>
          <table:table-cell table:style-name="តារាង1.D2" office:value-type="string">
            <text:p text:style-name="P5">ន.</text:p>
          </table:table-cell>
          <table:table-cell table:style-name="តារាង1.D2" office:value-type="string">
            <text:p text:style-name="P6">កម្រិត, បម្រាម​ផ្ដាច់​មិន​ឲ្យ​ធ្វើ : ទៅ​បាន ឥត​មាន​ខណ្ឌ​ទេ, ព្រះ​រាជ​ខណ្ឌ <text:s/>។</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1">១២៦៩</text:p>
          </table:table-cell>
          <table:table-cell table:style-name="តារាង1.A2" office:value-type="string">
            <text:p text:style-name="P3">ខណ្ឌខាប់</text:p>
          </table:table-cell>
          <table:table-cell table:style-name="តារាង1.A2" office:value-type="string">
            <text:p text:style-name="P5"/>
          </table:table-cell>
          <table:table-cell table:style-name="តារាង1.D2" office:value-type="string">
            <text:p text:style-name="P5">ខាន់--</text:p>
          </table:table-cell>
          <table:table-cell table:style-name="តារាង1.D2" office:value-type="string">
            <text:p text:style-name="P5"/>
          </table:table-cell>
          <table:table-cell table:style-name="តារាង1.D2" office:value-type="string">
            <text:p text:style-name="P5">គុ. ឬ កិ. វិ.</text:p>
          </table:table-cell>
          <table:table-cell table:style-name="តារាង1.D2" office:value-type="string">
            <text:p text:style-name="P6">(ម. ព. ខាប់​ខណ្ឌ)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1">១២៧០</text:p>
          </table:table-cell>
          <table:table-cell table:style-name="តារាង1.A2" office:value-type="string">
            <text:p text:style-name="P3">ខណ្ឌ​សញ្ញា</text:p>
          </table:table-cell>
          <table:table-cell table:style-name="តារាង1.A2" office:value-type="string">
            <text:p text:style-name="P5"/>
          </table:table-cell>
          <table:table-cell table:style-name="តារាង1.D2" office:value-type="string">
            <text:p text:style-name="P5">ខាន់-ឌៈ-សាញ់-ញ៉ា</text:p>
          </table:table-cell>
          <table:table-cell table:style-name="តារាង1.D2" office:value-type="string">
            <text:p text:style-name="P5">បា.</text:p>
          </table:table-cell>
          <table:table-cell table:style-name="តារាង1.D2" office:value-type="string">
            <text:p text:style-name="P5">ន.</text:p>
          </table:table-cell>
          <table:table-cell table:style-name="តារាង1.D2" office:value-type="string">
            <text:p text:style-name="P6">សញ្ញា​មាន​រូប​យ៉ាង​នេះ (។) សម្រាប់​ប្រើ​រាំង​ឃ្លា ឬ សង្កាត់​នៃ​សេចក្ដី​មួយ​ៗ ឲ្យ​ដាច់​ស្រឡះ​ដោយ​ឡែក​ពី​គ្នា ។ វេវ. ល្បះ <text:s/>។</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1">១២៧១</text:p>
          </table:table-cell>
          <table:table-cell table:style-name="តារាង1.A2" office:value-type="string">
            <text:p text:style-name="P3">ខណ្ឌ​ស្ករ</text:p>
          </table:table-cell>
          <table:table-cell table:style-name="តារាង1.A2" office:value-type="string">
            <text:p text:style-name="P5"/>
          </table:table-cell>
          <table:table-cell table:style-name="តារាង1.D2" office:value-type="string">
            <text:p text:style-name="P5">ខ័នស្ក</text:p>
          </table:table-cell>
          <table:table-cell table:style-name="តារាង1.D2" office:value-type="string">
            <text:p text:style-name="P5">សំ. បា.</text:p>
          </table:table-cell>
          <table:table-cell table:style-name="តារាង1.D2" office:value-type="string">
            <text:p text:style-name="P5">ន.</text:p>
          </table:table-cell>
          <table:table-cell table:style-name="តារាង1.D2" office:value-type="string">
            <text:p text:style-name="P6">(ខណ្ឌសក្ករ “ស្ករ​ក្រាម​ដុំ​ៗ”) ឈ្មោះ​ថ្នាំ​កែ​រោគ​មួយ​យ៉ាង​ស្រដៀង​នឹង​ស្ករ​ក្រាម (មាន​និយាយ​តែ​ក្នុង​ក្បួន​ផ្សំ​ថ្នាំ​ពី​បុរាណ) ។ ឈ្មោះ​ស្វាយ​មួយ​ប្រភេទ ផ្លែ​រាង​តូច​ខ្លី សំបក​ទុំ​ហើយ​ក៏​នៅ​តែ​បៃតង ជ័រ​ច្រើន : <text:s/>ស្វាយ​ខណ្ឌ​ស្ករ <text:s/>។</text:p>
          </table:table-cell>
          <table:table-cell table:style-name="តារាង1.D2" office:value-type="string">
            <text:p text:style-name="P5"/>
          </table:table-cell>
          <table:table-cell table:style-name="តារាង1.I2" office:value-type="string">
            <text:p text:style-name="P6">ស្វាយ​ខណ្ឌ​ស្ករ​</text:p>
          </table:table-cell>
        </table:table-row>
        <table:table-row>
          <table:table-cell table:style-name="តារាង1.A2" office:value-type="string">
            <text:p text:style-name="P1">១២៧២</text:p>
          </table:table-cell>
          <table:table-cell table:style-name="តារាង1.A2" office:value-type="string">
            <text:p text:style-name="P3">ខណ្ឌសីមា</text:p>
          </table:table-cell>
          <table:table-cell table:style-name="តារាង1.A2" office:value-type="string">
            <text:p text:style-name="P5"/>
          </table:table-cell>
          <table:table-cell table:style-name="តារាង1.D2" office:value-type="string">
            <text:p text:style-name="P5">ខាន់-ឌៈ-សីម៉ា</text:p>
          </table:table-cell>
          <table:table-cell table:style-name="តារាង1.D2" office:value-type="string">
            <text:p text:style-name="P5">បា.</text:p>
          </table:table-cell>
          <table:table-cell table:style-name="តារាង1.D2" office:value-type="string">
            <text:p text:style-name="P5">ន.</text:p>
          </table:table-cell>
          <table:table-cell table:style-name="តារាង1.D2" office:value-type="string">
            <text:p text:style-name="P6">សីមា​តូច។ ឈ្មោះ​ពទ្ធ​សីមា​តូច ដែល​ព្រះ​ភិក្ខុ​សង្ឃ​សន្មត ដោយ​ញត្តិ​ទុតិយ​កម្ម​វាចា ផ្ដាច់​ចេញ​ចាក​មហា​សីមា ដើម្បី​ធ្វើ​សង្ឃ​កម្ម​ដោយ​ងាយ (ព. វិ. ពុ.)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1">១២៧៣</text:p>
          </table:table-cell>
          <table:table-cell table:style-name="តារាង1.A2" office:value-type="string">
            <text:p text:style-name="P3">ខត្តិយៈ</text:p>
          </table:table-cell>
          <table:table-cell table:style-name="តារាង1.A2" office:value-type="string">
            <text:p text:style-name="P5"/>
          </table:table-cell>
          <table:table-cell table:style-name="តារាង1.D2" office:value-type="string">
            <text:p text:style-name="P5">ខាត់-តិ-យៈ</text:p>
          </table:table-cell>
          <table:table-cell table:style-name="តារាង1.D2" office:value-type="string">
            <text:p text:style-name="P5">បា.</text:p>
          </table:table-cell>
          <table:table-cell table:style-name="តារាង1.D2" office:value-type="string">
            <text:p text:style-name="P5">ន.</text:p>
          </table:table-cell>
          <table:table-cell table:style-name="តារាង1.D2" office:value-type="string">
            <text:p text:style-name="P6">មើល​ពាក្យ ក្សត្រ <text:s/>និង ក្សត្រិយ៍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1">១២៧៤</text:p>
          </table:table-cell>
          <table:table-cell table:style-name="តារាង1.A2" office:value-type="string">
            <text:p text:style-name="P3">ខន</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គុ.</text:p>
          </table:table-cell>
          <table:table-cell table:style-name="តារាង1.D2" office:value-type="string">
            <text:p text:style-name="P6">ស្ទើរ​ដំណើរ​មិន​បាន​ទៅ​តាម​ពេល​កំណត់ : ខន​ដំណើរ​ទៅ​មិន​រួច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1">១២៧៥</text:p>
          </table:table-cell>
          <table:table-cell table:style-name="តារាង1.A2" office:value-type="string">
            <text:p text:style-name="P3">ខន់</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គុ.</text:p>
          </table:table-cell>
          <table:table-cell table:style-name="តារាង1.D2" office:value-type="string">
            <text:p text:style-name="P6">កក​តែ​នៅ​ទន់ : ឈាម​ខន់ <text:s/>។</text:p>
          </table:table-cell>
          <table:table-cell table:style-name="តារាង1.D2" office:value-type="string">
            <text:p text:style-name="P5"/>
          </table:table-cell>
          <table:table-cell table:style-name="តារាង1.I2" office:value-type="string">
            <text:p text:style-name="P6">ឈាម​ខន់ </text:p>
          </table:table-cell>
        </table:table-row>
        <table:table-row>
          <table:table-cell table:style-name="តារាង1.A2" office:value-type="string">
            <text:p text:style-name="P1">១២៧៦</text:p>
          </table:table-cell>
          <table:table-cell table:style-name="តារាង1.A2" office:value-type="string">
            <text:p text:style-name="P3">ខ័ន</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6">(ម. ព. ខ័ឌ្គ) ។</text:p>
          </table:table-cell>
          <table:table-cell table:style-name="តារាង1.D2" office:value-type="string">
            <text:p text:style-name="P5">ខាន់</text:p>
          </table:table-cell>
          <table:table-cell table:style-name="តារាង1.I2" office:value-type="string">
            <text:p text:style-name="P6"/>
          </table:table-cell>
        </table:table-row>
        <table:table-row>
          <table:table-cell table:style-name="តារាង1.A2" office:value-type="string">
            <text:p text:style-name="P1">១២៧៧</text:p>
          </table:table-cell>
          <table:table-cell table:style-name="តារាង1.A2" office:value-type="string">
            <text:p text:style-name="P3">ខន្តី</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បា.; សំ.</text:p>
          </table:table-cell>
          <table:table-cell table:style-name="តារាង1.D2" office:value-type="string">
            <text:p text:style-name="P5">ន.</text:p>
          </table:table-cell>
          <table:table-cell table:style-name="តារាង1.D2" office:value-type="string">
            <text:p text:style-name="P6">(ខន្តិ; ក្សាន្តិ) អំណត់​អត់​ឱន, សេចក្ដី​អត់​ធន់, អត់​ទ្រាំ​នូវ​កំហឹង​និង​សេចក្ដី​ទុក្ខ​កង្វល់​ជាដើម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1">១២៧៨</text:p>
          </table:table-cell>
          <table:table-cell table:style-name="តារាង1.A2" office:value-type="string">
            <text:p text:style-name="P3">ខន្ទរា</text:p>
          </table:table-cell>
          <table:table-cell table:style-name="តារាង1.A2" office:value-type="string">
            <text:p text:style-name="P5"/>
          </table:table-cell>
          <table:table-cell table:style-name="តារាង1.D2" office:value-type="string">
            <text:p text:style-name="P5">ខ័ន-ទៈ-រា</text:p>
          </table:table-cell>
          <table:table-cell table:style-name="តារាង1.D2" office:value-type="string">
            <text:p text:style-name="P5"/>
          </table:table-cell>
          <table:table-cell table:style-name="តារាង1.D2" office:value-type="string">
            <text:p text:style-name="P5">ន.</text:p>
          </table:table-cell>
          <table:table-cell table:style-name="តារាង1.D2" office:value-type="string">
            <text:p text:style-name="P6">ឈ្មោះ​រោគ​កើត​ក្នុង​បំពង់​ក ហើម​ចេញ​មក​ក្រៅ : រោគ​កន្ទរា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1">១២៧៩</text:p>
          </table:table-cell>
          <table:table-cell table:style-name="តារាង1.A2" office:value-type="string">
            <text:p text:style-name="P3">ខន្ធ</text:p>
          </table:table-cell>
          <table:table-cell table:style-name="តារាង1.A2" office:value-type="string">
            <text:p text:style-name="P5"/>
          </table:table-cell>
          <table:table-cell table:style-name="តារាង1.D2" office:value-type="string">
            <text:p text:style-name="P5">ខ័ន</text:p>
          </table:table-cell>
          <table:table-cell table:style-name="តារាង1.D2" office:value-type="string">
            <text:p text:style-name="P5">បា.; សំ.</text:p>
          </table:table-cell>
          <table:table-cell table:style-name="តារាង1.D2" office:value-type="string">
            <text:p text:style-name="P5">ន.</text:p>
          </table:table-cell>
          <table:table-cell table:style-name="តារាង1.D2" office:value-type="string">
            <text:p text:style-name="P6">(ស្កន្ធ) ក; ដើម; គំនរ : ពួក, កង, ប្រជុំ; កំណត់ : ខន្ធ ៥ គឺ​រូបក្ខន្ធ, វេទនា​ខន្ធ, សញ្ញា​ខន្ធ, សង្ខារក្ខន្ធ, វិញ្ញាណក្ខន្ធ ។ ទម្លាយ​ខន្ធ ឬ រំលាង​ខន្ធ គឺ​ស្លាប់ ។ រំលត់​ខន្ធ គឺ​ចូល​និព្វាន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1">១២៨០</text:p>
          </table:table-cell>
          <table:table-cell table:style-name="តារាង1.A2" office:value-type="string">
            <text:p text:style-name="P3">ខម</text:p>
          </table:table-cell>
          <table:table-cell table:style-name="តារាង1.A2" office:value-type="string">
            <text:p text:style-name="P5">១</text:p>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កិ.</text:p>
          </table:table-cell>
          <table:table-cell table:style-name="តារាង1.D2" office:value-type="string">
            <text:p text:style-name="P6">បើក​មាត់​លៀន​អណ្ដាត បើក​ភ្នែក​សំដែង​អាការ​ឲ្យ​គេ​ខ្លាច : ក្មេង​ហ្នឹង​ខិល​ណាស់ វា​ហ៊ាន​ខម​ដាក់​ខ្ញុំ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1"/>
          </table:table-cell>
          <table:table-cell table:style-name="តារាង1.A2" office:value-type="string">
            <text:p text:style-name="P3"/>
          </table:table-cell>
          <table:table-cell table:style-name="តារាង1.A2" office:value-type="string">
            <text:p text:style-name="P5">២</text:p>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ន.</text:p>
          </table:table-cell>
          <table:table-cell table:style-name="តារាង1.D2" office:value-type="string">
            <text:p text:style-name="P6">ខ្មែរ​ក្នុង​បុរាណ​សម័យ​ព្រេង​នាយ ។ ឈ្មោះ​អក្សរ​ខ្មែរ​បែប​មួយ គឺ​អក្សរ​ធំ​កាច់​ជ្រុង (ច្រើន​ប្រើ​ចារ​នឹង​ស្លឹក​រឹត) : អក្សរ​ខម ។</text:p>
          </table:table-cell>
          <table:table-cell table:style-name="តារាង1.D2" office:value-type="string">
            <text:p text:style-name="P5"/>
          </table:table-cell>
          <table:table-cell table:style-name="តារាង1.I2" office:value-type="string">
            <text:p text:style-name="P6">អក្សរ​ខម</text:p>
          </table:table-cell>
        </table:table-row>
        <table:table-row>
          <table:table-cell table:style-name="តារាង1.A2" office:value-type="string">
            <text:p text:style-name="P1">១២៨១</text:p>
          </table:table-cell>
          <table:table-cell table:style-name="តារាង1.A2" office:value-type="string">
            <text:p text:style-name="P3">ខមាទោស</text:p>
          </table:table-cell>
          <table:table-cell table:style-name="តារាង1.A2" office:value-type="string">
            <text:p text:style-name="P5"/>
          </table:table-cell>
          <table:table-cell table:style-name="តារាង1.D2" office:value-type="string">
            <text:p text:style-name="P5">ខៈម៉ា--</text:p>
          </table:table-cell>
          <table:table-cell table:style-name="តារាង1.D2" office:value-type="string">
            <text:p text:style-name="P5">បា.</text:p>
          </table:table-cell>
          <table:table-cell table:style-name="តារាង1.D2" office:value-type="string">
            <text:p text:style-name="P5">ន.</text:p>
          </table:table-cell>
          <table:table-cell table:style-name="តារាង1.D2" office:value-type="string">
            <text:p text:style-name="P6">(ខម “អត់” + ទោស “កំហឹង”) ការ​សុំ​ឲ្យ​អត់​ទោស, ពាក្យ​សុំ​ឲ្យ​អត់​ទោស ឬ លើក​ទោស​ចោល : លោក​គ្រូ​ខ្ញាល់​នឹង​ឯង ត្រូវ​ឯង​ទៅ​សុំ​ខមា​ទោស​លោក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1">១២៨២</text:p>
          </table:table-cell>
          <table:table-cell table:style-name="តារាង1.A2" office:value-type="string">
            <text:p text:style-name="P3">ខរ</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សំ. បា. </text:p>
          </table:table-cell>
          <table:table-cell table:style-name="តារាង1.D2" office:value-type="string">
            <text:p text:style-name="P5">ន.</text:p>
          </table:table-cell>
          <table:table-cell table:style-name="តារាង1.D2" office:value-type="string">
            <text:p text:style-name="P6">(“សត្វ​លា; រណារ”; គុ. កាច, រឹងរូស) ឈ្មោះ​យក្ស​មួយ​ក្នុង​រឿង​រាមកេរ្តិ៍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1">១២៨៣</text:p>
          </table:table-cell>
          <table:table-cell table:style-name="តារាង1.A2" office:value-type="string">
            <text:p text:style-name="P3">ខរាពាធ</text:p>
          </table:table-cell>
          <table:table-cell table:style-name="តារាង1.A2" office:value-type="string">
            <text:p text:style-name="P5"/>
          </table:table-cell>
          <table:table-cell table:style-name="តារាង1.D2" office:value-type="string">
            <text:p text:style-name="P5">ខៈ រ៉ា ពាត</text:p>
          </table:table-cell>
          <table:table-cell table:style-name="តារាង1.D2" office:value-type="string">
            <text:p text:style-name="P5">បា. </text:p>
          </table:table-cell>
          <table:table-cell table:style-name="តារាង1.D2" office:value-type="string">
            <text:p text:style-name="P5">ន.</text:p>
          </table:table-cell>
          <table:table-cell table:style-name="តារាង1.D2" office:value-type="string">
            <text:p text:style-name="P6">រោគ​ដែល​កើត​ឡើង មាន​អាការ​របឹង​រឹងរូស បណ្ដាល​ឲ្យ​ឈឺ​ចាប់​ធ្ងន់​ដាប​ចុះ ជា​លំដាប់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1">១២៨៤</text:p>
          </table:table-cell>
          <table:table-cell table:style-name="តារាង1.A2" office:value-type="string">
            <text:p text:style-name="P3">ខលុបច្ឆាភត្តិ <text:s/>កង្គ</text:p>
          </table:table-cell>
          <table:table-cell table:style-name="តារាង1.A2" office:value-type="string">
            <text:p text:style-name="P5"/>
          </table:table-cell>
          <table:table-cell table:style-name="តារាង1.D2" office:value-type="string">
            <text:p text:style-name="P5">ខៈល៉ុប៉ាច់-ឆាភាត់-តិក័ង ឬ-- ក័ង-គៈ</text:p>
          </table:table-cell>
          <table:table-cell table:style-name="តារាង1.D2" office:value-type="string">
            <text:p text:style-name="P5">បា.</text:p>
          </table:table-cell>
          <table:table-cell table:style-name="តារាង1.D2" office:value-type="string">
            <text:p text:style-name="P5">ន.</text:p>
          </table:table-cell>
          <table:table-cell table:style-name="តារាង1.D2" office:value-type="string">
            <text:p text:style-name="P6">(ខលុ និ. “ក៏; ឮ​ថា”; ន. “សត្វ​មៀម” + បច្ឆា “ខាង​ក្រោយ” + ភត្តិកង្គ “អង្គ​របស់​ភិក្ខុ​អ្នក​មាន​ភត្ត”) ន. ឈ្មោះ​ធុតង្គ​ទី ៧ ក្នុង​ពួក​ធុតង្គ​ទាំង ១៣ ។ ភិក្ខុ​អ្នក​កាន់​ធុតង្គ​នេះ កាល​បើ​ខ្លួន​ឆាន់​ជិត​នឹង​លែង ឬ​ឆាន់​រួច​ហើយ​ភ្លាម​ៗ​នោះ កាល​បើ​មាន​គេ​យក​ចង្ហាន់​មក​ប្រគេន​ទៀត បាន​ឃាត់​គេ​ថា ខ្លួន​លែង​ឆាន់​ទៀត​ហើយ ក៏​ត្រូវ​តែ​លែង​ឆាន់​ក្នុង​ពេល​បន្ទាប់​នោះ​ទៀត ដោយ​ដាច់​ខាត (ដូច​ជា​សត្វ​មៀម ដែល​ក្នុង​យប់​ណា បើ​វា​ចាប់​ចំណី​អ្វី​បាន​ហើយ ចំណី​នោះ​ធ្លាក់​ជ្រុះ​ពី​ចំពុះ​វា​ទៅ វា​លែង​ចាប់​ចំណី​ស៊ី​ត​ទៅ​ទៀត ពេញ​មួយ​យប់​នោះ) ។ ព. វិ. ពុ. ។ ក្នុង​កាល​ពី​ដើម, មាន​អ្នក​ខ្លះ​ហៅ​ធុតង្គ​ទី ៧ នេះ​ថា ប្រឡុប​បច្ឆា ប្រើ​វិធី​ប្រឡាក់​បាយ​លាយ​ជាមួយ​នឹង​បង្អែម​ចម្អាប​ច្របល់​គ្នា​ឆាន់​ហៅ​ថា កាន់​ធុតង្គ​ប្រឡុប​បច្ឆា ឬ ឆាន់​ប្រឡុប​បច្ឆា ក្លាយ​ទៅ​ជា តិត្ថិយ​វត្ត គឺ​វត្ត​ប្រតិបត្តិ​របស់​និគ្រន្ថ​ពួក​ខ្លះ​ក្នុង​ប្រទេស​ឥណ្ឌា ដែល​ព្រះ​សម្ពុទ្ធ​ទ្រង់​ហាម, បើ​ភិក្ខុ​ណា កាន់​វត្ត​ប្រតិបត្តិ​បែប​តិត្ថិយ​វត្ត​ដូច្នោះ ភិក្ខុ​នោះ ត្រូវ​អាបត្តិ​ទុក្កដ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1">១២៨៥</text:p>
          </table:table-cell>
          <table:table-cell table:style-name="តារាង1.A2" office:value-type="string">
            <text:p text:style-name="P3">ខាក</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កិ.</text:p>
          </table:table-cell>
          <table:table-cell table:style-name="តារាង1.D2" office:value-type="string">
            <text:p text:style-name="P6">ប្រឹង​ខ្ជាក់​អ្វី​ៗ ដែល​នៅ​បំពង់​ក​ឲ្យ​របូត​ចេញ : ខាក​ឆ្អឹង​ត្រី, ខាក​ស្លេស្ម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1">១២៨៦</text:p>
          </table:table-cell>
          <table:table-cell table:style-name="តារាង1.A2" office:value-type="string">
            <text:p text:style-name="P3">ខាង</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ន.</text:p>
          </table:table-cell>
          <table:table-cell table:style-name="តារាង1.D2" office:value-type="string">
            <text:p text:style-name="P6">ប៉ែក, ចំណែក; ប្រប, ជិត : ខាង​ស្ដាំ, ខាង​ឆ្វេង; ខាង​កើត, ខាង​លិច; ខាង​ត្បូង, ខាង​ជើង; ខាង​អាយ, ខាង​នាយ; ខាង​យើង, ខាង​គេ ។ល។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1">១២៨៧</text:p>
          </table:table-cell>
          <table:table-cell table:style-name="តារាង1.A2" office:value-type="string">
            <text:p text:style-name="P3">ខាត</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កិ. ឬ កិ. វិ.</text:p>
          </table:table-cell>
          <table:table-cell table:style-name="តារាង1.D2" office:value-type="string">
            <text:p text:style-name="P6">ថយ​ពី​ចំនួន​ដើម, មិន​ពេញ, មិន​ចំណេញ : ជួញ​ខាត, រក​ស៊ី​ធ្វើ​ការ​ខាត, ខាត​ចុង ខាត​ដើម ។ ព. ផ្ទ. ចំណេញ ។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1">១២៨៨</text:p>
          </table:table-cell>
          <table:table-cell table:style-name="តារាង1.A2" office:value-type="string">
            <text:p text:style-name="P3">ខាត់</text:p>
          </table:table-cell>
          <table:table-cell table:style-name="តារាង1.A2" office:value-type="string">
            <text:p text:style-name="P5">១</text:p>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កិ.</text:p>
          </table:table-cell>
          <table:table-cell table:style-name="តារាង1.D2" office:value-type="string">
            <text:p text:style-name="P6">ដុស​រំលីង​ឲ្យ​ស្អាត ដោយ​គ្រឿង​ខាត់ : ខាត់​តុ, ខាត់​ទូ <text:s/>ជាដើម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1"/>
          </table:table-cell>
          <table:table-cell table:style-name="តារាង1.A2" office:value-type="string">
            <text:p text:style-name="P3"/>
          </table:table-cell>
          <table:table-cell table:style-name="តារាង1.A2" office:value-type="string">
            <text:p text:style-name="P5">២</text:p>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ន.</text:p>
          </table:table-cell>
          <table:table-cell table:style-name="តារាង1.D2" office:value-type="string">
            <text:p text:style-name="P6">ឈ្មោះ​ផ្តិល​មួយ​ប្រភេទ ធ្វើ​ដោយ​លោហ​ធាតុ កាល​បើ​ខាត់​ ឡើង​សម្បុរ​ភ្លឺ : ផ្តិល​ខាត់ <text:s/>។</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1">១២៨៩</text:p>
          </table:table-cell>
          <table:table-cell table:style-name="តារាង1.A2" office:value-type="string">
            <text:p text:style-name="P3">ខាទនីយាហារ</text:p>
          </table:table-cell>
          <table:table-cell table:style-name="តារាង1.A2" office:value-type="string">
            <text:p text:style-name="P5"/>
          </table:table-cell>
          <table:table-cell table:style-name="តារាង1.D2" office:value-type="string">
            <text:p text:style-name="P5">ខាទៈនីយា ហា</text:p>
          </table:table-cell>
          <table:table-cell table:style-name="តារាង1.D2" office:value-type="string">
            <text:p text:style-name="P5">បា.</text:p>
          </table:table-cell>
          <table:table-cell table:style-name="តារាង1.D2" office:value-type="string">
            <text:p text:style-name="P5">ន.</text:p>
          </table:table-cell>
          <table:table-cell table:style-name="តារាង1.D2" office:value-type="string">
            <text:p text:style-name="P6">អាហារ​ម្រាប់​ទំពា (ពួក​បង្អែម ឬ ចំណី) : ផ្លែ​ឈើ​មាន​ផ្លែ​ស្វាយ​ជាដើម ជា​ខាទនីយាហារ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1">១២៩០</text:p>
          </table:table-cell>
          <table:table-cell table:style-name="តារាង1.A2" office:value-type="string">
            <text:p text:style-name="P3">ខាន</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កិ.</text:p>
          </table:table-cell>
          <table:table-cell table:style-name="តារាង1.D2" office:value-type="string">
            <text:p text:style-name="P16">បង់​បំណង ឬ ខុស​បំណង គឺ​គិត​នឹង​ធ្វើ​អ្វី​ៗ ឬ គិត​នឹង​ទៅ​ណា ហើយ​ប្រែ​ជា​ឈប់​មិន​ធ្វើ, មិន​ទៅ​វិញ : ខាន​ធ្វើ, ខាន​ទៅ, ខាន​មក ។</text:p>
          </table:table-cell>
          <table:table-cell table:style-name="តារាង1.D2" office:value-type="string">
            <text:p text:style-name="P5"/>
          </table:table-cell>
          <table:table-cell table:style-name="តារាង1.I2" office:value-type="string">
            <text:p text:style-name="P16"/>
          </table:table-cell>
        </table:table-row>
        <table:table-row>
          <table:table-cell table:style-name="តារាង1.A2" office:value-type="string">
            <text:p text:style-name="P1">១២៩១</text:p>
          </table:table-cell>
          <table:table-cell table:style-name="តារាង1.A2" office:value-type="string">
            <text:p text:style-name="P3">ខានស្អែក</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និ. ឬ ន.</text:p>
          </table:table-cell>
          <table:table-cell table:style-name="តារាង1.D2" office:value-type="string">
            <text:p text:style-name="P6">ថ្ងៃ​មួយ​កន្លង​ពី​ថ្ងៃ​ស្អែក គឺ​ថ្ងៃ​ជា​តំណ​បន្ទាប់​ពី​ស្អែក : ដល់​ខាន​ស្អែក​ខ្ញុំ​នឹង​ទៅ​ស្រុក​ខ្ញុំ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1">១២៩២</text:p>
          </table:table-cell>
          <table:table-cell table:style-name="តារាង1.A2" office:value-type="string">
            <text:p text:style-name="P3">ខានស្អែក​មួយ</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និ.</text:p>
          </table:table-cell>
          <table:table-cell table:style-name="តារាង1.D2" office:value-type="string">
            <text:p text:style-name="P6">ថ្ងៃ​មួយ​ត​បន្ទាប់​ពី​ខាន​ស្អែក​ទៅ ។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1">១២៩៣</text:p>
          </table:table-cell>
          <table:table-cell table:style-name="តារាង1.A2" office:value-type="string">
            <text:p text:style-name="P3">ខានស្អែក​មួយ​នាយ</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និ.</text:p>
          </table:table-cell>
          <table:table-cell table:style-name="តារាង1.D2" office:value-type="string">
            <text:p text:style-name="P6">ថ្ងៃ​មួយ​ត​បន្ទាប់​ពី​ថ្ងៃ​ខាន​ស្អែក​មួយ​ទៅ, គេ​និយាយ​ថា : ស្អែក, ខានស្អែក, ខានស្អែក​មួយ, ខានស្អែក​មួយ​នាយ <text:s/>។</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1">១២៩៤</text:p>
          </table:table-cell>
          <table:table-cell table:style-name="តារាង1.A2" office:value-type="string">
            <text:p text:style-name="P3">ខាន់</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6">(ម. ព. ខ័ឌ្គ)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1">១២៩៥</text:p>
          </table:table-cell>
          <table:table-cell table:style-name="តារាង1.A2" office:value-type="string">
            <text:p text:style-name="P3">ខាន់ខៅ</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ន.</text:p>
          </table:table-cell>
          <table:table-cell table:style-name="តារាង1.D2" office:value-type="string">
            <text:p text:style-name="P6">កំណល់, រង្វាន់​សម្រាប់​ជូន ពេទ្យ​រក្សា​រោគ ឬ គ្រូ​បង្ហាញ, គ្រូ​បង្រៀន​សិល្ប​សាស្រ្ត​ផ្សេង​ៗ : ជូន​រង្វាន់​ខាន់ខៅ​គ្រូ ។ ហៅ ទ្រនឹប <text:s/>ក៏​បាន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1">១២៩៦</text:p>
          </table:table-cell>
          <table:table-cell table:style-name="តារាង1.A2" office:value-type="string">
            <text:p text:style-name="P3">ខាន់ជីប</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ន.</text:p>
          </table:table-cell>
          <table:table-cell table:style-name="តារាង1.D2" office:value-type="string">
            <text:p text:style-name="P6">រំយោល​គ្រឿង​សេះ <text:s/>ចុង​សំយុង​ក្រោម​ចង្កា : ចង​ខាន់ជីប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1">១២៩៧</text:p>
          </table:table-cell>
          <table:table-cell table:style-name="តារាង1.A2" office:value-type="string">
            <text:p text:style-name="P3">ខាន់បៀត</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ន.</text:p>
          </table:table-cell>
          <table:table-cell table:style-name="តារាង1.D2" office:value-type="string">
            <text:p text:style-name="P6">ឈ្មោះ​រោគ​មួយ​យ៉ាង កើត​បៀត​បំពង់​ក ធ្វើ​ឲ្យ​លំបាក​លេប​បាយ​ លេប​ទឹក : រោគ​ខាន់បៀត <text:s/>។</text:p>
          </table:table-cell>
          <table:table-cell table:style-name="តារាង1.D2" office:value-type="string">
            <text:p text:style-name="P5"/>
          </table:table-cell>
          <table:table-cell table:style-name="តារាង1.I2" office:value-type="string">
            <text:p text:style-name="P6">រោគ​ខាន់​បៀត </text:p>
          </table:table-cell>
        </table:table-row>
        <table:table-row>
          <table:table-cell table:style-name="តារាង1.A2" office:value-type="string">
            <text:p text:style-name="P1">១២៩៨</text:p>
          </table:table-cell>
          <table:table-cell table:style-name="តារាង1.A2" office:value-type="string">
            <text:p text:style-name="P3">ខាន់លឿង</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ន.</text:p>
          </table:table-cell>
          <table:table-cell table:style-name="តារាង1.D2" office:value-type="string">
            <text:p text:style-name="P6">ឈ្មោះ​រោគ​ដែល​បណ្ដាល​ឲ្យ​សាច់​មាន​សម្បុរ​លឿង : រោគ​ខាន់​លឿង ។</text:p>
          </table:table-cell>
          <table:table-cell table:style-name="តារាង1.D2" office:value-type="string">
            <text:p text:style-name="P5"/>
          </table:table-cell>
          <table:table-cell table:style-name="តារាង1.I2" office:value-type="string">
            <text:p text:style-name="P6">រោគ​ខាន់​លឿង</text:p>
          </table:table-cell>
        </table:table-row>
        <table:table-row>
          <table:table-cell table:style-name="តារាង1.A2" office:value-type="string">
            <text:p text:style-name="P1">១២៩៩</text:p>
          </table:table-cell>
          <table:table-cell table:style-name="តារាង1.A2" office:value-type="string">
            <text:p text:style-name="P3">ខាន់ស្លា</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ន.</text:p>
          </table:table-cell>
          <table:table-cell table:style-name="តារាង1.D2" office:value-type="string">
            <text:p text:style-name="P6">ប្រាក់​ជំនូន​ដែល​មេ​បា​ខាង​ប្រុស ជូន​ទៅ​មេ​បា​ខាង​ស្រី ក្នុង​វេលា​ដែល​ធ្វើ​អាវាហ​វិវាហ​មង្គល ។ ក្នុង​ច្បាប់​ទស​ភរិយា លោក​កំណត់​តែ ៨ ដេញ គឺ​ប្រមាណ ១២ រៀល តែ​បើ​នឹង​ដាក់​ច្រើន​ជាង​ចំនួន​នោះ​ក៏​បាន : ប្រាក់​ខាន់ស្លា (ទំនៀម​បុរាណ) ។ ច្បាប់​រដ្ឋប្បវេណី ថា បញ្ជាប់​ចិត្ត ។</text:p>
          </table:table-cell>
          <table:table-cell table:style-name="តារាង1.D2" office:value-type="string">
            <text:p text:style-name="P5"/>
          </table:table-cell>
          <table:table-cell table:style-name="តារាង1.I2" office:value-type="string">
            <text:p text:style-name="P6">ប្រាក់​ខាន់ស្លា</text:p>
          </table:table-cell>
        </table:table-row>
        <table:table-row>
          <table:table-cell table:style-name="តារាង1.A2" office:value-type="string">
            <text:p text:style-name="P1">១៣០០</text:p>
          </table:table-cell>
          <table:table-cell table:style-name="តារាង1.A2" office:value-type="string">
            <text:p text:style-name="P3">ខាន់ស្លាក់</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ន.</text:p>
          </table:table-cell>
          <table:table-cell table:style-name="តារាង1.D2" office:value-type="string">
            <text:p text:style-name="P6">ឈ្មោះ​រោគ​មួយ​យ៉ាង​កើត​កណ្ដាល-ក ធ្វើ​ឲ្យ​លេប​បាយ លេប​ទឹក​ពុំ​រួច : <text:span text:style-name="T9">រោគ​</text:span>ខាន់ស្លាក់ <text:s/>។</text:p>
          </table:table-cell>
          <table:table-cell table:style-name="តារាង1.D2" office:value-type="string">
            <text:p text:style-name="P5"/>
          </table:table-cell>
          <table:table-cell table:style-name="តារាង1.I2" office:value-type="string">
            <text:p text:style-name="P6">រោគ​ខាន់ស្លាក់ </text:p>
          </table:table-cell>
        </table:table-row>
        <table:table-row>
          <table:table-cell table:style-name="តារាង1.A2" office:value-type="string">
            <text:p text:style-name="P1">១៣០១</text:p>
          </table:table-cell>
          <table:table-cell table:style-name="តារាង1.A2" office:value-type="string">
            <text:p text:style-name="P3">ខាប</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កិ.</text:p>
          </table:table-cell>
          <table:table-cell table:style-name="តារាង1.D2" office:value-type="string">
            <text:p text:style-name="P6">ហៅ ឬ អន្ទង​ព្រលឹង ឬ ប្រែ​វិញ្ញាណ​អ្នក​ដទៃ​ដោយ​មន្ត គាថា <text:s/>។</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1">១៣០២</text:p>
          </table:table-cell>
          <table:table-cell table:style-name="តារាង1.A2" office:value-type="string">
            <text:p text:style-name="P3">ខាបខា</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ន.</text:p>
          </table:table-cell>
          <table:table-cell table:style-name="តារាង1.D2" office:value-type="string">
            <text:p text:style-name="P6">ឈ្មោះ​ប្រទាល​មួយ​ប្រភេទ មាន​ដើម​មូល​ៗ ឈរ​ត្រង់​ៗ ដើម​ខ្លី​ៗ ល្មម មាន​ជ័រ​ស, ខ្លះ​មាន​ស្លឹក​ស​ពពាល​ៗ, កាច់​ដាំ​ងាយ​រស់, គេ​ច្រើន​កាច់​ដាំ​ធ្វើ​ជា​របង​ទាប​ៗ ក្នុង​សួន​ច្បារ ឬ ដាំ​ក្នុង​ផើង​ប្រើ​ជា​គ្រឿង​តាំង​ក៏​បាន : ប្រទាល​ខាបខា​ងាយ​ដាំ​ណាស់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1">១៣០៣</text:p>
          </table:table-cell>
          <table:table-cell table:style-name="តារាង1.A2" office:value-type="string">
            <text:p text:style-name="P3">ខាប់</text:p>
          </table:table-cell>
          <table:table-cell table:style-name="តារាង1.A2" office:value-type="string">
            <text:p text:style-name="P5">១</text:p>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ន.</text:p>
          </table:table-cell>
          <table:table-cell table:style-name="តារាង1.D2" office:value-type="string">
            <text:p text:style-name="P6">ឈ្មោះ​ពាង​មួយ​ប្រភេទ មាត់​និង​បាត​មាន​ទំហំ​ស្មើ​គ្នា មាន​គ្រប : ខាប់​ដាក់​ទឹក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1"/>
          </table:table-cell>
          <table:table-cell table:style-name="តារាង1.A2" office:value-type="string">
            <text:p text:style-name="P3"/>
          </table:table-cell>
          <table:table-cell table:style-name="តារាង1.A2" office:value-type="string">
            <text:p text:style-name="P5">២</text:p>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គុ.</text:p>
          </table:table-cell>
          <table:table-cell table:style-name="តារាង1.D2" office:value-type="string">
            <text:p text:style-name="P6">ទីទៃ​ពី​រាវ គឺ​ដែល​នៅ​ក្នុង​រវាង​ស្ទើរ​រាវ ស្ទើរ​ខន់ : ខ្លាញ់​ខាប់, ប្រេង​ខាប់ <text:s/>។</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1">១៣០៤</text:p>
          </table:table-cell>
          <table:table-cell table:style-name="តារាង1.A2" office:value-type="string">
            <text:p text:style-name="P3">ខាប់ខណ្ឌ</text:p>
          </table:table-cell>
          <table:table-cell table:style-name="តារាង1.A2" office:value-type="string">
            <text:p text:style-name="P5"/>
          </table:table-cell>
          <table:table-cell table:style-name="តារាង1.D2" office:value-type="string">
            <text:p text:style-name="P5">--ខាន់ ឬ--ខាប់</text:p>
          </table:table-cell>
          <table:table-cell table:style-name="តារាង1.D2" office:value-type="string">
            <text:p text:style-name="P5"/>
          </table:table-cell>
          <table:table-cell table:style-name="តារាង1.D2" office:value-type="string">
            <text:p text:style-name="P5">គុ. ឬ កិ. វិ.</text:p>
          </table:table-cell>
          <table:table-cell table:style-name="តារាង1.D2" office:value-type="string">
            <text:p text:style-name="P6">ដែល​ចង្អៀត​ណែនណាន់ ប៉ុន្តែ​មាន​ខណ្ឌ​ជា​ជួរ ជា​សង្កាត់ ដាច់​ដោយ​ប៉ែក ដោយ​ឡែក​ពី​គ្នា : ទី​ចង្អៀត​ខាប់ខណ្ឌ; <text:s/>មនុស្ស​ច្រើន​ពាន់ ឈរ​ខាប់ខណ្ឌ​តាន់តាប់ (ម. ព. ខណ្ឌ <text:s/>ផង) ។</text:p>
          </table:table-cell>
          <table:table-cell table:style-name="តារាង1.D2" office:value-type="string">
            <text:p text:style-name="P5">ខណ្ឌខាប់</text:p>
          </table:table-cell>
          <table:table-cell table:style-name="តារាង1.I2" office:value-type="string">
            <text:p text:style-name="P6"/>
          </table:table-cell>
        </table:table-row>
        <table:table-row>
          <table:table-cell table:style-name="តារាង1.A2" office:value-type="string">
            <text:p text:style-name="P1">១៣០៥</text:p>
          </table:table-cell>
          <table:table-cell table:style-name="តារាង1.A2" office:value-type="string">
            <text:p text:style-name="P3">ខាម</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កិ.</text:p>
          </table:table-cell>
          <table:table-cell table:style-name="តារាង1.D2" office:value-type="string">
            <text:p text:style-name="P6">ខ្លាច, ញញើត ។ ច្រើន​ប្រើ​ជាមួយ​នឹង​ពាក្យ​កោត : កោត​ខាម គឺ​កោត​ខ្លាច ទាំង​គោរព​ផង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1">១៣០៦</text:p>
          </table:table-cell>
          <table:table-cell table:style-name="តារាង1.A2" office:value-type="string">
            <text:p text:style-name="P3">ខារ</text:p>
          </table:table-cell>
          <table:table-cell table:style-name="តារាង1.A2" office:value-type="string">
            <text:p text:style-name="P5">១</text:p>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កិ.</text:p>
          </table:table-cell>
          <table:table-cell table:style-name="តារាង1.D2" office:value-type="string">
            <text:p text:style-name="P6">ទាញ​អូស​ដោយ​គ្រឿង​ចក្រ : ខារ​ឈើ​ហុប​ពី​ក្នុង​ទឹក​មក​លើ​គោក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1"/>
          </table:table-cell>
          <table:table-cell table:style-name="តារាង1.A2" office:value-type="string">
            <text:p text:style-name="P3"/>
          </table:table-cell>
          <table:table-cell table:style-name="តារាង1.A2" office:value-type="string">
            <text:p text:style-name="P5">២</text:p>
          </table:table-cell>
          <table:table-cell table:style-name="តារាង1.D2" office:value-type="string">
            <text:p text:style-name="P5"/>
          </table:table-cell>
          <table:table-cell table:style-name="តារាង1.D2" office:value-type="string">
            <text:p text:style-name="P5">បា.; សំ.</text:p>
          </table:table-cell>
          <table:table-cell table:style-name="តារាង1.D2" office:value-type="string">
            <text:p text:style-name="P5">គុ.</text:p>
          </table:table-cell>
          <table:table-cell table:style-name="តារាង1.D2" office:value-type="string">
            <text:p text:style-name="P6">(ក្សារ) ដែល​ស្ទើរ​ហាង​ស្ទើរ​ក្រពុល ស្ទើរ​ខ្មួរ : ក្លិន​ខារ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1"/>
          </table:table-cell>
          <table:table-cell table:style-name="តារាង1.A2" office:value-type="string">
            <text:p text:style-name="P3"/>
          </table:table-cell>
          <table:table-cell table:style-name="តារាង1.A2" office:value-type="string">
            <text:p text:style-name="P5">៣</text:p>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ន.</text:p>
          </table:table-cell>
          <table:table-cell table:style-name="តារាង1.D2" office:value-type="string">
            <text:p text:style-name="P6">ឈ្មោះ​ត្រប់​មួយ​ប្រភេទ ផ្លែ​មាន​រស​ខារ : ត្រប់​ខារ (ខ្លះ​ហៅ ត្រប់​ខ្មួរ) ។</text:p>
          </table:table-cell>
          <table:table-cell table:style-name="តារាង1.D2" office:value-type="string">
            <text:p text:style-name="P5"/>
          </table:table-cell>
          <table:table-cell table:style-name="តារាង1.I2" office:value-type="string">
            <text:p text:style-name="P6">ត្រប់​ខារ</text:p>
          </table:table-cell>
        </table:table-row>
        <table:table-row>
          <table:table-cell table:style-name="តារាង1.A2" office:value-type="string">
            <text:p text:style-name="P1">១៣០៧</text:p>
          </table:table-cell>
          <table:table-cell table:style-name="តារាង1.A2" office:value-type="string">
            <text:p text:style-name="P3">ខាល</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ន.</text:p>
          </table:table-cell>
          <table:table-cell table:style-name="តារាង1.D2" office:value-type="string">
            <text:p text:style-name="P6">ឈ្មោះ​ឆ្នាំ​ទី ៣ គឺ​ឆ្នាំ​ខ្លា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1">១៣០៨</text:p>
          </table:table-cell>
          <table:table-cell table:style-name="តារាង1.A2" office:value-type="string">
            <text:p text:style-name="P3">ខាល់</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កិ.</text:p>
          </table:table-cell>
          <table:table-cell table:style-name="តារាង1.D2" office:value-type="string">
            <text:p text:style-name="P6">រុញ​ច្រាន​ទឹក​ទៅ​ខាង​ក្រោយ ដោយ​គ្រឿង​ចក្រ ឬ កង្ហារ ដើម្បី​ធ្វើ​នាវា​ឲ្យ​លឿន​ទៅ​មុខ : ស្លាប​ចក្រ​កប៉ាល់​វិល​ខាល់​ទឹក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1">១៣០៩</text:p>
          </table:table-cell>
          <table:table-cell table:style-name="តារាង1.A2" office:value-type="string">
            <text:p text:style-name="P3">ខាវ</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កិ.</text:p>
          </table:table-cell>
          <table:table-cell table:style-name="តារាង1.D2" office:value-type="string">
            <text:p text:style-name="P6">បើក​ក្ដោង​បញ្ឆៀង​ខ្យល់ ឬ ទទឹង​ខ្យល់ : បើក​ក្ដោង​ខាវ​ខ្យល់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1">១៣១០</text:p>
          </table:table-cell>
          <table:table-cell table:style-name="តារាង1.A2" office:value-type="string">
            <text:p text:style-name="P3">ខិង</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ន.</text:p>
          </table:table-cell>
          <table:table-cell table:style-name="តារាង1.D2" office:value-type="string">
            <text:p text:style-name="P6">សំពត់​ដែល​គេ​ដេរ​ជា​ថង់ មាន​ខ្សែ​រូត​ចង្កេះ​សម្រាប់​ស្លៀក​សម្លុយ ។ កំប្រោង​រាង​ទាប : ប្លា​ធូ​ចំហុយ​មួយ​ខិង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1">១៣១១</text:p>
          </table:table-cell>
          <table:table-cell table:style-name="តារាង1.A2" office:value-type="string">
            <text:p text:style-name="P3">ខិត</text:p>
          </table:table-cell>
          <table:table-cell table:style-name="តារាង1.A2" office:value-type="string">
            <text:p text:style-name="P5">១</text:p>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ន.</text:p>
          </table:table-cell>
          <table:table-cell table:style-name="តារាង1.D2" office:value-type="string">
            <text:p text:style-name="P6">ចំនួន​សូត្រ​មួយ​ដុំ​ដែល​ដោះ​ចេញ​ពី​អាក់ សូត្រ​មួយ​ខិត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1"/>
          </table:table-cell>
          <table:table-cell table:style-name="តារាង1.A2" office:value-type="string">
            <text:p text:style-name="P3"/>
          </table:table-cell>
          <table:table-cell table:style-name="តារាង1.A2" office:value-type="string">
            <text:p text:style-name="P5">២</text:p>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កិ.</text:p>
          </table:table-cell>
          <table:table-cell table:style-name="តារាង1.D2" office:value-type="string">
            <text:p text:style-name="P6">កកិល​ចូល​ជិត : ខិត​ចូល ។ គូស​ចំណាំ : ខិត​ថ្នាំង​ដៃ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1"/>
          </table:table-cell>
          <table:table-cell table:style-name="តារាង1.A2" office:value-type="string">
            <text:p text:style-name="P3"/>
          </table:table-cell>
          <table:table-cell table:style-name="តារាង1.A2" office:value-type="string">
            <text:p text:style-name="P5">៣</text:p>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ប.</text:p>
          </table:table-cell>
          <table:table-cell table:style-name="តារាង1.D2" office:value-type="string">
            <text:p text:style-name="P6">ពាក្យ​សម្រាប់​និយាយ​ផ្សំ​នឹង​ពាក្យ​ខំ : ខិតខំ​ធ្វើ​ការ, គឺ​ខំ​ប្រឹង ប្រែង​ធ្វើ​ការ​មិន​រួញ​ថយ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1"/>
          </table:table-cell>
          <table:table-cell table:style-name="តារាង1.A2" office:value-type="string">
            <text:p text:style-name="P3"/>
          </table:table-cell>
          <table:table-cell table:style-name="តារាង1.A2" office:value-type="string">
            <text:p text:style-name="P5">៤</text:p>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កិ.</text:p>
          </table:table-cell>
          <table:table-cell table:style-name="តារាង1.D2" office:value-type="string">
            <text:p text:style-name="P6">ដាក់​កំហិត, ខាខាំង : ទៅ​ណា​ក៏​ទៅ​ចុះ គ្មាន​នរណា​ខិតខាំង​អ្វី​ <text:s/>ទេ <text:s/>។ <text:s/>(និយាយ​ដោយ​ស្រុក)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1">១៣១២</text:p>
          </table:table-cell>
          <table:table-cell table:style-name="តារាង1.A2" office:value-type="string">
            <text:p text:style-name="P3">ខិតខាត់</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គុ.</text:p>
          </table:table-cell>
          <table:table-cell table:style-name="តារាង1.D2" office:value-type="string">
            <text:p text:style-name="P6">ដែល​មាន​រលីបរលាប​បន្ដិចបន្ដួច, ខ្សត់ខ្សោយ, ខ្វះ​ខាត, មិន​បរិបូណ៌, អត្តខាត់ ។ ប្រើ​ជា កិ. ក៏​មាន ។ (ម. ព. អត្តខាត់ ផង)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1">១៣១៣</text:p>
          </table:table-cell>
          <table:table-cell table:style-name="តារាង1.A2" office:value-type="string">
            <text:p text:style-name="P3">ខិតខំ</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កិ.</text:p>
          </table:table-cell>
          <table:table-cell table:style-name="តារាង1.D2" office:value-type="string">
            <text:p text:style-name="P6">(ម. ព. ខិត ៣ ប. និង ខំ)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1">១៣១៤</text:p>
          </table:table-cell>
          <table:table-cell table:style-name="តារាង1.A2" office:value-type="string">
            <text:p text:style-name="P3">ខិត្តប័ណ្ណ</text:p>
          </table:table-cell>
          <table:table-cell table:style-name="តារាង1.A2" office:value-type="string">
            <text:p text:style-name="P5"/>
          </table:table-cell>
          <table:table-cell table:style-name="តារាង1.D2" office:value-type="string">
            <text:p text:style-name="P5">ខិត-តៈប័ន</text:p>
          </table:table-cell>
          <table:table-cell table:style-name="តារាង1.D2" office:value-type="string">
            <text:p text:style-name="P5">បា.</text:p>
          </table:table-cell>
          <table:table-cell table:style-name="តារាង1.D2" office:value-type="string">
            <text:p text:style-name="P5">ន.</text:p>
          </table:table-cell>
          <table:table-cell table:style-name="តារាង1.D2" office:value-type="string">
            <text:p text:style-name="P6">សំបុត្រ​ដែល​គេ​បោះ​បាច ឬ ចែក​ផ្សាយ ដើម្បី​ឲ្យ​ដឹង​ដំណឹង​អ្វី​មួយ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1">១៣១៥</text:p>
          </table:table-cell>
          <table:table-cell table:style-name="តារាង1.A2" office:value-type="string">
            <text:p text:style-name="P3">ខិម</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គុ.</text:p>
          </table:table-cell>
          <table:table-cell table:style-name="តារាង1.D2" office:value-type="string">
            <text:p text:style-name="P6">ស្រស់​បំព្រង, ស្រស់​ប៉ប្រិម : <text:s/>មាត់​ដិត​ស្លា​ខិម, សាច់​ឡើង​សម្បុរ​ខិម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1">១៣១៦</text:p>
          </table:table-cell>
          <table:table-cell table:style-name="តារាង1.A2" office:value-type="string">
            <text:p text:style-name="P3">ខិល</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គុ.</text:p>
          </table:table-cell>
          <table:table-cell table:style-name="តារាង1.D2" office:value-type="string">
            <text:p text:style-name="P6">រប៉ិលរប៉ូច, : មនុស្ស​ខិល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1">១៣១៧</text:p>
          </table:table-cell>
          <table:table-cell table:style-name="តារាង1.A2" office:value-type="string">
            <text:p text:style-name="P3">ខីណភាព</text:p>
          </table:table-cell>
          <table:table-cell table:style-name="តារាង1.A2" office:value-type="string">
            <text:p text:style-name="P5"/>
          </table:table-cell>
          <table:table-cell table:style-name="តារាង1.D2" office:value-type="string">
            <text:p text:style-name="P5">ខីណៈ--</text:p>
          </table:table-cell>
          <table:table-cell table:style-name="តារាង1.D2" office:value-type="string">
            <text:p text:style-name="P5">បា.; សំ.</text:p>
          </table:table-cell>
          <table:table-cell table:style-name="តារាង1.D2" office:value-type="string">
            <text:p text:style-name="P5">ន.</text:p>
          </table:table-cell>
          <table:table-cell table:style-name="តារាង1.D2" office:value-type="string">
            <text:p text:style-name="P6">(ខីណភាវ; <text:span text:style-name="T7">ក្សីណ--) ភាព​នៃ​វត្ថុ​ដែល​អស់​ទៅ, ការ​អស់​រលីង, ដំណើរ​ដែល​អស់​ឥត​មាន​សេសសល់ ។</text:span></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1">១៣១៨</text:p>
          </table:table-cell>
          <table:table-cell table:style-name="តារាង1.A2" office:value-type="string">
            <text:p text:style-name="P3">ខីណាស្រព</text:p>
          </table:table-cell>
          <table:table-cell table:style-name="តារាង1.A2" office:value-type="string">
            <text:p text:style-name="P5"/>
          </table:table-cell>
          <table:table-cell table:style-name="តារាង1.D2" office:value-type="string">
            <text:p text:style-name="P5">--ស្រប់</text:p>
          </table:table-cell>
          <table:table-cell table:style-name="តារាង1.D2" office:value-type="string">
            <text:p text:style-name="P5">សំ.; បា.</text:p>
          </table:table-cell>
          <table:table-cell table:style-name="តារាង1.D2" office:value-type="string">
            <text:p text:style-name="P5">ន.</text:p>
          </table:table-cell>
          <table:table-cell table:style-name="តារាង1.D2" office:value-type="string">
            <text:p text:style-name="P6">(ក្សីណាស្រវ; ខីណាសវ) ព្រះ​អរិយ​បុគ្គល​ដែល​អស់​អាសវៈ​ហើយ (ព្រះ​អរហន្ដ)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1">១៣១៩</text:p>
          </table:table-cell>
          <table:table-cell table:style-name="តារាង1.A2" office:value-type="string">
            <text:p text:style-name="P3">ខីរជាតិ</text:p>
          </table:table-cell>
          <table:table-cell table:style-name="តារាង1.A2" office:value-type="string">
            <text:p text:style-name="P5"/>
          </table:table-cell>
          <table:table-cell table:style-name="តារាង1.D2" office:value-type="string">
            <text:p text:style-name="P5">ខីរៈជាត</text:p>
          </table:table-cell>
          <table:table-cell table:style-name="តារាង1.D2" office:value-type="string">
            <text:p text:style-name="P5">បា.; សំ.</text:p>
          </table:table-cell>
          <table:table-cell table:style-name="តារាង1.D2" office:value-type="string">
            <text:p text:style-name="P5">ន.</text:p>
          </table:table-cell>
          <table:table-cell table:style-name="តារាង1.D2" office:value-type="string">
            <text:p text:style-name="P6">(ក្សីរ--) ជាតិ​នៃ​ទឹក​ដោះ, ទឹក​ដោះ​ស្រស់​ដែល​ទើប​នឹង​រឹត នៅ​ថ្មី​ៗ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1">១៣២០</text:p>
          </table:table-cell>
          <table:table-cell table:style-name="តារាង1.A2" office:value-type="string">
            <text:p text:style-name="P3">ខឹក​ៗ</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ឧ.</text:p>
          </table:table-cell>
          <table:table-cell table:style-name="តារាង1.D2" office:value-type="string">
            <text:p text:style-name="P6">សូរ​សំណើច​តិច​ៗ រឿយ​ៗ : សើច​ខឹក​ៗ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1">១៣២១</text:p>
          </table:table-cell>
          <table:table-cell table:style-name="តារាង1.A2" office:value-type="string">
            <text:p text:style-name="P3">ខឹង</text:p>
          </table:table-cell>
          <table:table-cell table:style-name="តារាង1.A2" office:value-type="string">
            <text:p text:style-name="P5">១</text:p>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កិ.</text:p>
          </table:table-cell>
          <table:table-cell table:style-name="តារាង1.D2" office:value-type="string">
            <text:p text:style-name="P6">កម្រើក​ចិត្ត​ដោយ​ទោមនស្ស ព្រោះ​មាន​អារម្មណ៍​មិន​គាប់​ចិត្ត​ មក​ប៉ះ​ពាល់​ត្រូវ​ទ្វារ​ទាំង ៦ មាន​ចក្ខុ​ទ្វារ​ជាដើម នាំ​ឲ្យ​ក្ដួលក្ដៅ​ចិត្ត​ឡើង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1"/>
          </table:table-cell>
          <table:table-cell table:style-name="តារាង1.A2" office:value-type="string">
            <text:p text:style-name="P3"/>
          </table:table-cell>
          <table:table-cell table:style-name="តារាង1.A2" office:value-type="string">
            <text:p text:style-name="P5">២</text:p>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ន.</text:p>
          </table:table-cell>
          <table:table-cell table:style-name="តារាង1.D2" office:value-type="string">
            <text:p text:style-name="P6">រង្វាល់​តូច​ចុះ​ពី​កន្តាំង​តូច​មក : អង្ករ​មួយ​ខឹង ។ ម. ព. ខ្ញឹង ផង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1">១៣២២</text:p>
          </table:table-cell>
          <table:table-cell table:style-name="តារាង1.A2" office:value-type="string">
            <text:p text:style-name="P3">ខឹមខាត់</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ន.</text:p>
          </table:table-cell>
          <table:table-cell table:style-name="តារាង1.D2" office:value-type="string">
            <text:p text:style-name="P6">ខ្សែ​ក្រវាត់​ចង្កេះ​ធ្វើ​ដោយ​ប្រាក់ ឬ មាស​មាន​ក្បាល​រចនា​ដាំ​ត្បូង​ផ្សេង​ៗ : ខ្សែ​ក្រវាត់​ខឹមខាត់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1">១៣២៣</text:p>
          </table:table-cell>
          <table:table-cell table:style-name="តារាង1.A2" office:value-type="string">
            <text:p text:style-name="P3">ខុង​ៗ</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ឧ.</text:p>
          </table:table-cell>
          <table:table-cell table:style-name="តារាង1.D2" office:value-type="string">
            <text:p text:style-name="P6">សូរ​ក្អក​ខ្លាំង​ៗ : ក្អក​ខុង​ៗ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1">១៣២៤</text:p>
          </table:table-cell>
          <table:table-cell table:style-name="តារាង1.A2" office:value-type="string">
            <text:p text:style-name="P3">ខុទ្ទក​ភាព</text:p>
          </table:table-cell>
          <table:table-cell table:style-name="តារាង1.A2" office:value-type="string">
            <text:p text:style-name="P5"/>
          </table:table-cell>
          <table:table-cell table:style-name="តារាង1.D2" office:value-type="string">
            <text:p text:style-name="P5">ខុត-ទៈកៈ--</text:p>
          </table:table-cell>
          <table:table-cell table:style-name="តារាង1.D2" office:value-type="string">
            <text:p text:style-name="P5"/>
          </table:table-cell>
          <table:table-cell table:style-name="តារាង1.D2" office:value-type="string">
            <text:p text:style-name="P5">ន.</text:p>
          </table:table-cell>
          <table:table-cell table:style-name="តារាង1.D2" office:value-type="string">
            <text:p text:style-name="P6">ភាព​ដែល​តូច, ដំណើរ​ដែល​តូចតាច, តំណូច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1">១៣២៥</text:p>
          </table:table-cell>
          <table:table-cell table:style-name="តារាង1.A2" office:value-type="string">
            <text:p text:style-name="P3">ខុទ្ទកាល័យ</text:p>
          </table:table-cell>
          <table:table-cell table:style-name="តារាង1.A2" office:value-type="string">
            <text:p text:style-name="P5"/>
          </table:table-cell>
          <table:table-cell table:style-name="តារាង1.D2" office:value-type="string">
            <text:p text:style-name="P5">ខុត-ទៈកាល៉ៃ</text:p>
          </table:table-cell>
          <table:table-cell table:style-name="តារាង1.D2" office:value-type="string">
            <text:p text:style-name="P5">បា.</text:p>
          </table:table-cell>
          <table:table-cell table:style-name="តារាង1.D2" office:value-type="string">
            <text:p text:style-name="P5">ន.</text:p>
          </table:table-cell>
          <table:table-cell table:style-name="តារាង1.D2" office:value-type="string">
            <text:p text:style-name="P6">(ខុទ្ទក + អាលយ) កន្លែង ឬ លំនៅ​តូច; ការិយាល័យ​នៅ​ទីស្ដីការ​នៃ​រដ្ឋ​មន្ត្រី​នីមួយ​ៗ : នាយ​ខុទ្ទកាល័យ <text:s/>។</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1">១៣២៦</text:p>
          </table:table-cell>
          <table:table-cell table:style-name="តារាង1.A2" office:value-type="string">
            <text:p text:style-name="P3">ខុន</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ស.</text:p>
          </table:table-cell>
          <table:table-cell table:style-name="តារាង1.D2" office:value-type="string">
            <text:p text:style-name="P5">ន.</text:p>
          </table:table-cell>
          <table:table-cell table:style-name="តារាង1.D2" office:value-type="string">
            <text:p text:style-name="P6">(គន អ. ថ. ខុន “មនុស្ស”) ឈ្មោះ​កូន​ចត្រង្គ​ដែល​សន្មត​ថា​ជា​ស្ដេច : ខុន​ចត្រង្គ <text:s/>។</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1">១៣២៧</text:p>
          </table:table-cell>
          <table:table-cell table:style-name="តារាង1.A2" office:value-type="string">
            <text:p text:style-name="P3">ខុនណាង</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ន.</text:p>
          </table:table-cell>
          <table:table-cell table:style-name="តារាង1.D2" office:value-type="string">
            <text:p text:style-name="P6">ស្រី​ជា​ភរិយា​មន្ត្រី : ពួក​ខុនណាង, ជំទាវ​ខុនណាង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1">១៣២៨</text:p>
          </table:table-cell>
          <table:table-cell table:style-name="តារាង1.A2" office:value-type="string">
            <text:p text:style-name="P3">ខុនហ្នឹង</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ស.</text:p>
          </table:table-cell>
          <table:table-cell table:style-name="តារាង1.D2" office:value-type="string">
            <text:p text:style-name="P5">ន.</text:p>
          </table:table-cell>
          <table:table-cell table:style-name="តារាង1.D2" office:value-type="string">
            <text:p text:style-name="P6">(គន ហ្នឹង អ. ថ. <text:span text:style-name="T1">ខុនហ្នឹង “មនុស្ស​ម្នាក់”) ដំណើរ​ដាច់​ស្រេច​ទៅ​លើ​មួយ​ៗ : ដំណើរ​នុ៎ះ នឹង​យក​ជា​ខុនហ្នឹង​ពុំ​បាន (ពាក្យ​ធម្មតា, មិន​សូវ​ប្រើ) ។</text:span></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1">១៣២៩</text:p>
          </table:table-cell>
          <table:table-cell table:style-name="តារាង1.A2" office:value-type="string">
            <text:p text:style-name="P3">ខុប</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គុ.</text:p>
          </table:table-cell>
          <table:table-cell table:style-name="តារាង1.D2" office:value-type="string">
            <text:p text:style-name="P6">ង​ចូល, កោង​ចូល : មាត់​ខុប, ក្រចក​ខុប, រាង​ខុប​បន្តិច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1">១៣៣០</text:p>
          </table:table-cell>
          <table:table-cell table:style-name="តារាង1.A2" office:value-type="string">
            <text:p text:style-name="P3">ខុយ</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កិ. វិ.</text:p>
          </table:table-cell>
          <table:table-cell table:style-name="តារាង1.D2" office:value-type="string">
            <text:p text:style-name="P6">ដែល​ខុស​មិន​ចំ​តម្រង់ : បាញ់​ខុយ, ចោល​ខុយ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1">១៣៣១</text:p>
          </table:table-cell>
          <table:table-cell table:style-name="តារាង1.A2" office:value-type="string">
            <text:p text:style-name="P3">ខុរ​ៗ</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ឧ.</text:p>
          </table:table-cell>
          <table:table-cell table:style-name="តារាង1.D2" office:value-type="string">
            <text:p text:style-name="P6">សូរ​ឮ​ដោយ​ស្រមុក : ស្រមុក​ខុរ​ៗ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1">១៣៣២</text:p>
          </table:table-cell>
          <table:table-cell table:style-name="តារាង1.A2" office:value-type="string">
            <text:p text:style-name="P3">ខុល</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គុ.</text:p>
          </table:table-cell>
          <table:table-cell table:style-name="តារាង1.D2" office:value-type="string">
            <text:p text:style-name="P6">ផ្អួរ, ខ្មួរ : ផ្អក​ខុល, ព្រហក់​ខុល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1">១៣៣៣</text:p>
          </table:table-cell>
          <table:table-cell table:style-name="តារាង1.A2" office:value-type="string">
            <text:p text:style-name="P3">ខុស</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គុ.ឬ កិ. វិ.</text:p>
          </table:table-cell>
          <table:table-cell table:style-name="តារាង1.D2" office:value-type="string">
            <text:p text:style-name="P6">ទីទៃ​ពី​ត្រូវ គឺ​ដែល​មិន​ត្រូវ, ដែល​កន្លង : អំពើ​ខុស, សេចក្ដី​ខុស; ធ្វើ​ខុស, បាញ់​ខុស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1">១៣៣៤</text:p>
          </table:table-cell>
          <table:table-cell table:style-name="តារាង1.A2" office:value-type="string">
            <text:p text:style-name="P3">ខូង</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គុ.</text:p>
          </table:table-cell>
          <table:table-cell table:style-name="តារាង1.D2" office:value-type="string">
            <text:p text:style-name="P6">ផត, ទ្រុឌ : ដី​ខូង ជាដើម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1">១៣៣៥</text:p>
          </table:table-cell>
          <table:table-cell table:style-name="តារាង1.A2" office:value-type="string">
            <text:p text:style-name="P3">ខូច</text:p>
          </table:table-cell>
          <table:table-cell table:style-name="តារាង1.A2" office:value-type="string">
            <text:p text:style-name="P5">១</text:p>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គុ.</text:p>
          </table:table-cell>
          <table:table-cell table:style-name="តារាង1.D2" office:value-type="string">
            <text:p text:style-name="P12">ដែល​មាន​កិរិយា​អាក្រក់, មាន​ពុតត្បុត : មនុស្ស​ខូច។ ព. ផ្ទ. ជា។</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1"/>
          </table:table-cell>
          <table:table-cell table:style-name="តារាង1.A2" office:value-type="string">
            <text:p text:style-name="P3"/>
          </table:table-cell>
          <table:table-cell table:style-name="តារាង1.A2" office:value-type="string">
            <text:p text:style-name="P5">២</text:p>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កិ.</text:p>
          </table:table-cell>
          <table:table-cell table:style-name="តារាង1.D2" office:value-type="string">
            <text:p text:style-name="P6">វិនាស, អន្តរាយ, យក​ជា​ការ​មិន​បាន : ខូច​ចិត្ត, ខូច​ខ្លួន, ខូច​របស់​ទ្រព្យ ។ ស្លាប់ : ជីតា​ខ្ញុំ​ខូច​ពី​យប់​មិញ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1">១៣៣៦</text:p>
          </table:table-cell>
          <table:table-cell table:style-name="តារាង1.A2" office:value-type="string">
            <text:p text:style-name="P3">ខួ</text:p>
          </table:table-cell>
          <table:table-cell table:style-name="តារាង1.A2" office:value-type="string">
            <text:p text:style-name="P5">១</text:p>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កិ.</text:p>
          </table:table-cell>
          <table:table-cell table:style-name="តារាង1.D2" office:value-type="string">
            <text:p text:style-name="P6">ធ្វើ​សម្ល​មួយ​យ៉ាង​ឈ្មោះ ខួ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1"/>
          </table:table-cell>
          <table:table-cell table:style-name="តារាង1.A2" office:value-type="string">
            <text:p text:style-name="P3"/>
          </table:table-cell>
          <table:table-cell table:style-name="តារាង1.A2" office:value-type="string">
            <text:p text:style-name="P5">២</text:p>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ន.</text:p>
          </table:table-cell>
          <table:table-cell table:style-name="តារាង1.D2" office:value-type="string">
            <text:p text:style-name="P13"><text:span text:style-name="T4">ឈ្មោះ​សម្ល​មួយ​យ៉ាង ដែល​គេ​យក​ក្ដាម ឬ បង្កង​មក​បុក​ឲ្យ​ល្អិត​</text:span><text:span text:style-name="T6">ហើយ​លាយ​នឹង​ទឹក ពូត​យក​រស​ជាតិ​មក​ចម្អិន : ខួ​ក្ដាម, ខួ​បង្កង</text:span><text:span text:style-name="T5"> </text:span><text:span text:style-name="T6">។</text:span></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1">១៣៣៧</text:p>
          </table:table-cell>
          <table:table-cell table:style-name="តារាង1.A2" office:value-type="string">
            <text:p text:style-name="P3">ខួង</text:p>
          </table:table-cell>
          <table:table-cell table:style-name="តារាង1.A2" office:value-type="string">
            <text:p text:style-name="P5">១</text:p>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កិ.</text:p>
          </table:table-cell>
          <table:table-cell table:style-name="តារាង1.D2" office:value-type="string">
            <text:p text:style-name="P6">ទម្លុះ​ដោយ​ដែក​ខួង : ខួង​ឈើ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1"/>
          </table:table-cell>
          <table:table-cell table:style-name="តារាង1.A2" office:value-type="string">
            <text:p text:style-name="P3"/>
          </table:table-cell>
          <table:table-cell table:style-name="តារាង1.A2" office:value-type="string">
            <text:p text:style-name="P5">២</text:p>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ន.</text:p>
          </table:table-cell>
          <table:table-cell table:style-name="តារាង1.D2" office:value-type="string">
            <text:p text:style-name="P6">ដែក​ស្វាន​មាន​ស្ពឺ​មួល មាន​ដង​កាន់​មួល​សម្រាប់​បន្ស៉ី​ឲ្យ​មុត​ជ្រៅ ឬ ឲ្យ​ធ្លុះ : ដែក​ខួង <text:s/>។</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1">១៣៣៨</text:p>
          </table:table-cell>
          <table:table-cell table:style-name="តារាង1.A2" office:value-type="string">
            <text:p text:style-name="P3">ខួច</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ន.</text:p>
          </table:table-cell>
          <table:table-cell table:style-name="តារាង1.D2" office:value-type="string">
            <text:p text:style-name="P6">ដប​តូច​មូល មាត់​តូច ធ្វើ​ដោយ​ដី, ធ្វើ​ដោយ​ថ្ម សម្រាប់​ដាក់​ប្រេង​ : ខួច​ស្រាំ, ប្រេង​មួយ​ខួច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1">១៣៣៩</text:p>
          </table:table-cell>
          <table:table-cell table:style-name="តារាង1.A2" office:value-type="string">
            <text:p text:style-name="P3">ខួញ</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កិ. វិ.</text:p>
          </table:table-cell>
          <table:table-cell table:style-name="តារាង1.D2" office:value-type="string">
            <text:p text:style-name="P6">ពាក្យ​សម្រាប់​ចម្រើន​ពាក្យ​សើច, ញញឹម​ឲ្យ​វិសេស​ឡើង : សើច​ខួញ គឺ​សើច​បិទ​មាត់; ញញឹម​ខួញ ។ ស្រុក​ខ្លះ​ថា ខួច គុ. ឬ​កិ. វិ. : ថ្ពាល់​ខួច; ញញឹម​ខួច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1">១៣៤០</text:p>
          </table:table-cell>
          <table:table-cell table:style-name="តារាង1.A2" office:value-type="string">
            <text:p text:style-name="P3">ខួប</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ន.</text:p>
          </table:table-cell>
          <table:table-cell table:style-name="តារាង1.D2" office:value-type="string">
            <text:p text:style-name="P6">រវាង​ពេល​ថ្ងៃ​ខែ​ឆ្នាំ​ដែល​មក​ជួប​គ្នា​វិញ; មួយ​ខួប​ពេល ២៤ ម៉ោង គឺ​មួយ​ថ្ងៃ​មួយ​យប់; មួយ​ខួប​ថ្ងៃ ៧ <text:s/>គឺ​មួយ​អាទិត្យ; មួយ​ខួប​ខែ ១២ គឺ​មួយ​ឆ្នាំ; មួយ​ខួប​ឆ្នាំ ១២ គឺ​មួយ​ជុំ​រាសី​ឆ្នាំ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1">១៣៤១</text:p>
          </table:table-cell>
          <table:table-cell table:style-name="តារាង1.A2" office:value-type="string">
            <text:p text:style-name="P3">ខួរ</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ន.</text:p>
          </table:table-cell>
          <table:table-cell table:style-name="តារាង1.D2" office:value-type="string">
            <text:p text:style-name="P6">អាការ​នៅ​ក្នុង​ក្បាល ឬ ក្នុង​ឆ្អឹង​ខាប់​ដូច​ចាហួយ : ខួរ​ក្បាល, ខួរ​ឆ្អឹង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1">១៣៤២</text:p>
          </table:table-cell>
          <table:table-cell table:style-name="តារាង1.A2" office:value-type="string">
            <text:p text:style-name="P3">ខើច</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គុ.</text:p>
          </table:table-cell>
          <table:table-cell table:style-name="តារាង1.D2" office:value-type="string">
            <text:p text:style-name="P6">ដែល​ឥត​សម្រុង : សំពត់​ខើច, អាវ​ខើច ជាដើម។ ព. ផ្ទ. ស្រុង។</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1">១៣៤៣</text:p>
          </table:table-cell>
          <table:table-cell table:style-name="តារាង1.A2" office:value-type="string">
            <text:p text:style-name="P3">ខឿន</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ន.</text:p>
          </table:table-cell>
          <table:table-cell table:style-name="តារាង1.D2" office:value-type="string">
            <text:p text:style-name="P6">ថ្នាក់, ជាន់​រង​គេហដ្ឋាន ឬ ដី​ដែល​លើក​ហើយ​មាន​ឈើ​ច្រុះ ឬ​រៀប​ឥដ្ឋ, ថ្ម​រាំង​ពី​ខាង​ជុំ​វិញ ដើម្បី​មិន​ឲ្យ​លិច​ទឹក : ខឿន​វិហារ, ខឿន​ពោធិព្រឹក្ស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1">១៣៤៤</text:p>
          </table:table-cell>
          <table:table-cell table:style-name="តារាង1.A2" office:value-type="string">
            <text:p text:style-name="P3">ខៀន</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ន.</text:p>
          </table:table-cell>
          <table:table-cell table:style-name="តារាង1.D2" office:value-type="string">
            <text:p text:style-name="P6">សំពត់​ផាឌិប ឬ ទេស​មាន​ផ្កា​បោះ​ពុម្ព​ពណ៌​ផ្សេង​ៗ ធ្វើ​មក​ពី​ប្រទេស​ក្រៅ​សម្រាប់​ស្លៀក​ចង​ក្បិន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1">១៣៤៥</text:p>
          </table:table-cell>
          <table:table-cell table:style-name="តារាង1.A2" office:value-type="string">
            <text:p text:style-name="P3">ខៀវ</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គុ.</text:p>
          </table:table-cell>
          <table:table-cell table:style-name="តារាង1.D2" office:value-type="string">
            <text:p text:style-name="P6">ពណ៌​ផ្ទៃ​មេឃ​ជា​ប្រក្រតី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1">១៣៤៦</text:p>
          </table:table-cell>
          <table:table-cell table:style-name="តារាង1.A2" office:value-type="string">
            <text:p text:style-name="P3">ខេ</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ប.</text:p>
          </table:table-cell>
          <table:table-cell table:style-name="តារាង1.D2" office:value-type="string">
            <text:p text:style-name="P6">ពាក្យ​សម្រាប់​និយាយ​ផ្សំ​ជាមួយ​នឹង​ពាក្យ​ខឹង : ខេខឹង ។</text:p>
          </table:table-cell>
          <table:table-cell table:style-name="តារាង1.D2" office:value-type="string">
            <text:p text:style-name="P5"/>
          </table:table-cell>
          <table:table-cell table:style-name="តារាង1.I2" office:value-type="string">
            <text:p text:style-name="P6">ខេខឹង</text:p>
          </table:table-cell>
        </table:table-row>
        <table:table-row>
          <table:table-cell table:style-name="តារាង1.A2" office:value-type="string">
            <text:p text:style-name="P1">១៣៤៧</text:p>
          </table:table-cell>
          <table:table-cell table:style-name="តារាង1.A2" office:value-type="string">
            <text:p text:style-name="P3">ខេត្ត</text:p>
          </table:table-cell>
          <table:table-cell table:style-name="តារាង1.A2" office:value-type="string">
            <text:p text:style-name="P5"/>
          </table:table-cell>
          <table:table-cell table:style-name="តារាង1.D2" office:value-type="string">
            <text:p text:style-name="P5">ខែត</text:p>
          </table:table-cell>
          <table:table-cell table:style-name="តារាង1.D2" office:value-type="string">
            <text:p text:style-name="P5">បា.; សំ.</text:p>
          </table:table-cell>
          <table:table-cell table:style-name="តារាង1.D2" office:value-type="string">
            <text:p text:style-name="P5">ន.</text:p>
          </table:table-cell>
          <table:table-cell table:style-name="តារាង1.D2" office:value-type="string">
            <text:p text:style-name="P6">(ក្សេត្រ) ស្រែ; ចំការ; តំបន់, នាទី ។ ភាគ​ផែន​ដី​ដែល​បែង​ជា​អន្លើ​ៗ មាន​ប្រជុំ​ស្រុក​ច្រើន​ដោយ​រដ្ឋបាល​បញ្ញត្ត : ខេត្ត​កណ្ដាល, ខេត្ត​កំពង់ចាម ។ល។ ប្រើ​តាម​ទម្លាប់​ជាប់​មក​ជា​យូរ​ហើយ សរសេរ​ជា <text:span text:style-name="T3">ខែត្រ</text:span>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1">១៣៤៨</text:p>
          </table:table-cell>
          <table:table-cell table:style-name="តារាង1.A2" office:value-type="string">
            <text:p text:style-name="P3">ខេន</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ស.</text:p>
          </table:table-cell>
          <table:table-cell table:style-name="តារាង1.D2" office:value-type="string">
            <text:p text:style-name="P5">ន.</text:p>
          </table:table-cell>
          <table:table-cell table:style-name="តារាង1.D2" office:value-type="string">
            <text:p text:style-name="P6">ពួក​ល្ខោន តួ​ឡេវ, តួ​ទាហាន : ពួក​ខេន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1">១៣៤៩</text:p>
          </table:table-cell>
          <table:table-cell table:style-name="តារាង1.A2" office:value-type="string">
            <text:p text:style-name="P3">ខេមរៈ</text:p>
          </table:table-cell>
          <table:table-cell table:style-name="តារាង1.A2" office:value-type="string">
            <text:p text:style-name="P5"/>
          </table:table-cell>
          <table:table-cell table:style-name="តារាង1.D2" office:value-type="string">
            <text:p text:style-name="P5">ខេម៉ៈរ៉ៈ</text:p>
          </table:table-cell>
          <table:table-cell table:style-name="តារាង1.D2" office:value-type="string">
            <text:p text:style-name="P5"/>
          </table:table-cell>
          <table:table-cell table:style-name="តារាង1.D2" office:value-type="string">
            <text:p text:style-name="P5">ន.</text:p>
          </table:table-cell>
          <table:table-cell table:style-name="តារាង1.D2" office:value-type="string">
            <text:p text:style-name="P6">ខ្មែរ; (ពាក្យ​នេះ​មាន​ទំនង​ជា​បាលី​ភាសា​ដែល​ប្រែ​ថា “មនុស្ស​មាន​សេចក្ដី​ក្សេម” មក​អំពី​វិគ្គហៈ​ថា “ខេមំ យស្ស អត្ថីតិ ខេមរោ” ឬ ជា​ពហុវចនៈ​ថា “ខេមំ យេសមត្ថីតិ ខេមរា”; ប៉ុន្តែ​នឹង​ពោល​ឲ្យ​ប្រាកដ​ថា បាន​ជា​ហៅ “ខេមរៈ​ៗ” នោះ ពី​ព្រោះ​ប្រែ​ថា មាន​សេចក្ដី​ក្សេម ដូច្នេះ​ក៏អាច​ដឹង​ប្រាកដ​ពុំ​បាន ព្រោះ​ក្នុង​សិលា​ចារឹក​បុរាណ សរសេរ <text:s/>“ក្មែរ ” ក៏​មាន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1">១៣៥០</text:p>
          </table:table-cell>
          <table:table-cell table:style-name="តារាង1.A2" office:value-type="string">
            <text:p text:style-name="P3">ខេមរ​ភាសា</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ន.</text:p>
          </table:table-cell>
          <table:table-cell table:style-name="តារាង1.D2" office:value-type="string">
            <text:p text:style-name="P6">សំដី​ខ្មែរ, ពាក្យ​ខ្មែរ (ម. ព. ខេមរៈ និង ភាសា)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1">១៣៥១</text:p>
          </table:table-cell>
          <table:table-cell table:style-name="តារាង1.A2" office:value-type="string">
            <text:p text:style-name="P3">ខេមរ​រដ្ឋ</text:p>
          </table:table-cell>
          <table:table-cell table:style-name="តារាង1.A2" office:value-type="string">
            <text:p text:style-name="P5"/>
          </table:table-cell>
          <table:table-cell table:style-name="តារាង1.D2" office:value-type="string">
            <text:p text:style-name="P5">--រ័ត</text:p>
          </table:table-cell>
          <table:table-cell table:style-name="តារាង1.D2" office:value-type="string">
            <text:p text:style-name="P5"/>
          </table:table-cell>
          <table:table-cell table:style-name="តារាង1.D2" office:value-type="string">
            <text:p text:style-name="P5">ន.</text:p>
          </table:table-cell>
          <table:table-cell table:style-name="តារាង1.D2" office:value-type="string">
            <text:p text:style-name="P6">ដែន​របស់​ខ្មែរ, ប្រទេស​ខ្មែរ (ប្រទេស​កម្ពុជា)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1">១៣៥២</text:p>
          </table:table-cell>
          <table:table-cell table:style-name="តារាង1.A2" office:value-type="string">
            <text:p text:style-name="P3">ខែ</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ន.</text:p>
          </table:table-cell>
          <table:table-cell table:style-name="តារាង1.D2" office:value-type="string">
            <text:p text:style-name="P6">រាសី​ដែល​ចែក​ចេញ​ពី​ក្នុង​ឆ្នាំ​នីមួយ​ៗ តាម​ដំណើរ​ព្រះ​ចន្ទ ឬ ដំណើរ​ព្រះ​អាទិត្យ​មាន ១២ រាសី; ក្នុង​រាសី​នីមួយ​ៗ មាន ២៨, ២៩, ៣០ ឬ ៣១ ថ្ងៃ ហៅ​ថា ខែ ។ ឯ​ខែ​ទាំង ១២ មាន​ចន្ទគតិ​គឺ មិគសិរ ទី ១, បុស្ស ទី ២, មាឃ ទី ៣, ផគ្គុណ ទី ៤, ចេត្រ ទី ៥, ពិសាខ ទី ៦, ជេស្ឋ ទី ៧, អាសាធ ទី ៨, ស្រាពណ៍ ទី ៩, ភទ្របទ ទី ១០, អស្សុជ ទី ១១, កត្តិក ទី ១២ <text:s/>។ កាល​ណា​បើ​ដាក់​ថ្ងៃ ខែ ជា​លេខ ត្រូវ​សរសេរ​លេខ ១ ជា​ជំនួស​ខែ មិគសិរ លេខ ២ ជា​ជំនួស​ខែ បុស្ស ។ ។ល។ ខែ អាសាធ ជួន​កាល​មាន​ ២ ដង មុន​ឈ្មោះ បឋមាសាធ ក្រោយ​ឈ្មោះ ទុតិយាសាធ; បើ​យក​លេខ​ប្រើ​ជា​ជំនួស​ខែ បឋមាសាធ ត្រូវ​ដាក់​លេខ ៨ ក្រោម​សូន្យ ( <text:span text:style-name="T2">᧠ ), ខែ ទុតិយាសាធ ត្រូវ​ដាក់​លេខ ៨ ពីរ​តម្រួត​លើ​គ្នា ( ᧰ ) ។ ចន្ទ​មណ្ឌល <text:s/>ក្នុង​អាកាស​ក៏​ហៅ​ថា ខែ <text:s/>ដែរ : សំពះ​ព្រះ​ខែ, ខែ​រះ, ខែ​លិច <text:s/>។</text:span></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1">១៣៥៣</text:p>
          </table:table-cell>
          <table:table-cell table:style-name="តារាង1.A2" office:value-type="string">
            <text:p text:style-name="P3">ខែង</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គុ.</text:p>
          </table:table-cell>
          <table:table-cell table:style-name="តារាង1.D2" office:value-type="string">
            <text:p text:style-name="P6">ដែល​ក្លៀវក្លា, អង់អាច, ហ៊ឺហា : ធ្វើ​ឫក​ខែង, ឫកពា​គេ​ខែងរ៉ែង​ណាស់ ។</text:p>
          </table:table-cell>
          <table:table-cell table:style-name="តារាង1.D2" office:value-type="string">
            <text:p text:style-name="P5">ខែងរ៉ែង</text:p>
          </table:table-cell>
          <table:table-cell table:style-name="តារាង1.I2" office:value-type="string">
            <text:p text:style-name="P6"/>
          </table:table-cell>
        </table:table-row>
        <table:table-row>
          <table:table-cell table:style-name="តារាង1.A2" office:value-type="string">
            <text:p text:style-name="P1">១៣៥៤</text:p>
          </table:table-cell>
          <table:table-cell table:style-name="តារាង1.A2" office:value-type="string">
            <text:p text:style-name="P3">ខែត្រ</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ន.</text:p>
          </table:table-cell>
          <table:table-cell table:style-name="តារាង1.D2" office:value-type="string">
            <text:p text:style-name="P6">(ម. ព. ខេត្ត) បើ​សរសេរ​ឲ្យ​ត្រូវ គួរ​សរសេរ ខេត្ត តាម​រូប​ដើម​ក៏​បាន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1">១៣៥៥</text:p>
          </table:table-cell>
          <table:table-cell table:style-name="តារាង1.A2" office:value-type="string">
            <text:p text:style-name="P3">ខែល</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ន.</text:p>
          </table:table-cell>
          <table:table-cell table:style-name="តារាង1.D2" office:value-type="string">
            <text:p text:style-name="P6">គ្រឿង​បិទ​បាំង​ការពារ អាវុធ​មាន​សណ្ឋាន​មូល​ដូច​ចង្អេរ ធ្វើ​ដោយ​ដែក ឬ ឈើ សម្រាប់​ចូល​សង្រ្គាម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1">១៣៥៦</text:p>
          </table:table-cell>
          <table:table-cell table:style-name="តារាង1.A2" office:value-type="string">
            <text:p text:style-name="P3">ខៃ</text:p>
          </table:table-cell>
          <table:table-cell table:style-name="តារាង1.A2" office:value-type="string">
            <text:p text:style-name="P5">១</text:p>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កិ.</text:p>
          </table:table-cell>
          <table:table-cell table:style-name="តារាង1.D2" office:value-type="string">
            <text:p text:style-name="P6">ទម្លុះ, ធ្វើ​ឲ្យ​ធ្លុះ​ដោយ​ដែក​កណ្ដារ : ខៃ​សាច់​ឈើ​ឲ្យ​ធ្លុះ <text:s/>។</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1"/>
          </table:table-cell>
          <table:table-cell table:style-name="តារាង1.A2" office:value-type="string">
            <text:p text:style-name="P3"/>
          </table:table-cell>
          <table:table-cell table:style-name="តារាង1.A2" office:value-type="string">
            <text:p text:style-name="P5">២</text:p>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កិ.</text:p>
          </table:table-cell>
          <table:table-cell table:style-name="តារាង1.D2" office:value-type="string">
            <text:p text:style-name="P6">ជម្រាល​ពាក្យ ឬ ពន្យល់​ថែម​ដើម្បី​បញ្ជាក់​សេចក្ដី ដែល​ជ្រៅ​ឲ្យ​រាក់ ឲ្យ​ច្បាស់​ឡើង​ទៀត ដោយ​ប្រើ​ពាក្យ​ជម្រាល​បន្ត​ថា គឺ ឬ គឺ​ថា : ត្រូវ គឺ​មិន​ខុស គឺ​ថា​ឥត​មោះហ្មង ។ ខៃ​សេចក្ដី, ខៃ​បទ, គឺ​ខៃ​សេចក្ដី ឬ បទ​ឲ្យ​កាន់​តែ​ច្បាស់​ឡើង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1"/>
          </table:table-cell>
          <table:table-cell table:style-name="តារាង1.A2" office:value-type="string">
            <text:p text:style-name="P3"/>
          </table:table-cell>
          <table:table-cell table:style-name="តារាង1.A2" office:value-type="string">
            <text:p text:style-name="P5">៣</text:p>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គុ.</text:p>
          </table:table-cell>
          <table:table-cell table:style-name="តារាង1.D2" office:value-type="string">
            <text:p text:style-name="P6">ដែល​ម៉ដ្ឋ​ផង់, ថ្លា​ស្អាត, រលោង​រលីង, ផូរផង់ : សាច់​សំពត់​ម៉ដ្ឋ​ខៃ, សាច់​នាង​កញ្ញា​នេះ​ម៉ដ្ឋ​ខៃ​ល្អ​ណាស់ <text:s/>។</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1">១៣៥៧</text:p>
          </table:table-cell>
          <table:table-cell table:style-name="តារាង1.A2" office:value-type="string">
            <text:p text:style-name="P3">ខោ</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ចិ.</text:p>
          </table:table-cell>
          <table:table-cell table:style-name="តារាង1.D2" office:value-type="string">
            <text:p text:style-name="P5">ន.</text:p>
          </table:table-cell>
          <table:table-cell table:style-name="តារាង1.D2" office:value-type="string">
            <text:p text:style-name="P6">(ខូវ) សម្លៀក​ធ្វើ​ដោយ​សំពត់ មាន​សណ្ឋាន​ផ្សេង​ៗ មាន​ជើង​ មាន​ចង្កេះ : ខោ​ស្នាប់​ភ្លៅ, ខោ​ជើង​វែង <text:s/>។</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1">១៣៥៨</text:p>
          </table:table-cell>
          <table:table-cell table:style-name="តារាង1.A2" office:value-type="string">
            <text:p text:style-name="P3">ខោក</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កិ.</text:p>
          </table:table-cell>
          <table:table-cell table:style-name="តារាង1.D2" office:value-type="string">
            <text:p text:style-name="P6">បោក​ដោយ​ដៃ​ក្ដាប់ ឬ ដោយ​សរពើ​អ្វី​ៗ : ខោក​នឹង​ដៃ, ខោក​នឹង​ចាន, ខោក​នឹង​ត្រឡោក <text:s/>។</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1">១៣៥៩</text:p>
          </table:table-cell>
          <table:table-cell table:style-name="តារាង1.A2" office:value-type="string">
            <text:p text:style-name="P3">ខោរ</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ន.</text:p>
          </table:table-cell>
          <table:table-cell table:style-name="តារាង1.D2" office:value-type="string">
            <text:p text:style-name="P6">ឈ្មោះ​ស្វា​មួយ​ពួក សម្បុរ​ខ្មៅ​ជាង​ស្វា​ក្រិស រូប​ធំ មុខ​ខ្លី : ស្វា​ខោរ <text:s/>។</text:p>
          </table:table-cell>
          <table:table-cell table:style-name="តារាង1.D2" office:value-type="string">
            <text:p text:style-name="P5"/>
          </table:table-cell>
          <table:table-cell table:style-name="តារាង1.I2" office:value-type="string">
            <text:p text:style-name="P6">ស្វាខោរ <text:s/></text:p>
          </table:table-cell>
        </table:table-row>
        <table:table-row>
          <table:table-cell table:style-name="តារាង1.A2" office:value-type="string">
            <text:p text:style-name="P1">១៣៦០</text:p>
          </table:table-cell>
          <table:table-cell table:style-name="តារាង1.A2" office:value-type="string">
            <text:p text:style-name="P3">ខោល</text:p>
          </table:table-cell>
          <table:table-cell table:style-name="តារាង1.A2" office:value-type="string">
            <text:p text:style-name="P5">១</text:p>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ន.</text:p>
          </table:table-cell>
          <table:table-cell table:style-name="តារាង1.D2" office:value-type="string">
            <text:p text:style-name="P6">ក្របី ឬ គោ​ដែល​មាន​ស្នែង​ខ្លី ឬ ខុប​ខ្វេរ​ចុះ​ក្រោម : ក្របី​ខោល, គោ​ខោល <text:s/>។</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1"/>
          </table:table-cell>
          <table:table-cell table:style-name="តារាង1.A2" office:value-type="string">
            <text:p text:style-name="P3"/>
          </table:table-cell>
          <table:table-cell table:style-name="តារាង1.A2" office:value-type="string">
            <text:p text:style-name="P5">២</text:p>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ន.</text:p>
          </table:table-cell>
          <table:table-cell table:style-name="តារាង1.D2" office:value-type="string">
            <text:p text:style-name="P6">ពួក​ល្ខោន​ប្រុស, (រាំ​រឿង​រាមកេរ្តិ៍ ) : ល្ខោន​ខោល <text:s/>។</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1">១៣៦១</text:p>
          </table:table-cell>
          <table:table-cell table:style-name="តារាង1.A2" office:value-type="string">
            <text:p text:style-name="P3">ខោស</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ន.</text:p>
          </table:table-cell>
          <table:table-cell table:style-name="តារាង1.D2" office:value-type="string">
            <text:p text:style-name="P6">រុក្ខ​ជាតិ​មួយ​ប្រភេទ ច្រើន​ដុះ​នៅ​ព្រៃ​ភ្នំ ដើម​ធំ​ខ្ពស់ ស្លឹក​ស្រដៀង​នឹង​ស្លឹក​ស្វាយ តែ​ស្ដើង​ជាង, សាច់​ខាង​ក្នុង​នៃ​ផ្លែ​វា គេ​អាច​យក​មក​បុក​លម្អិត​ជា​ម្សៅ​ចម្អិន​ធ្វើ​ជា​អាហារ​បាន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2">១៣៦២</text:p>
          </table:table-cell>
          <table:table-cell table:style-name="តារាង1.A2" office:value-type="string">
            <text:p text:style-name="P4">ខៅតាក</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ស. ល.</text:p>
          </table:table-cell>
          <table:table-cell table:style-name="តារាង1.D2" office:value-type="string">
            <text:p text:style-name="P5">ន.</text:p>
          </table:table-cell>
          <table:table-cell table:style-name="តារាង1.D2" office:value-type="string">
            <text:p text:style-name="P6">(<text:span text:style-name="T3">ខាវតាក</text:span> “បាយ​ហាល”) បាយ​ដំណើប ដែល​គេ​ហាល​ឲ្យ​ក្រៀម ទុក​បង្ការ​ប្រើ​ក្នុង​គ្រា​ក្រ (មាន​ប្រើ​តែ​ក្នុង​កាល​ពី​ដើម); ពាក្យ​នេះ ហៅ​ក្លាយ​មក​ជា កាតាក <text:s/>ក៏​មាន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1">១៣៦៣</text:p>
          </table:table-cell>
          <table:table-cell table:style-name="តារាង1.A2" office:value-type="string">
            <text:p text:style-name="P3">ខំ</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កិ.</text:p>
          </table:table-cell>
          <table:table-cell table:style-name="តារាង1.D2" office:value-type="string">
            <text:p text:style-name="P6">ឱហាត​សង្វាត, ប្រឹងប្រែង : ខំ​ធ្វើ​ការងារ <text:s/>។</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1">១៣៦៤</text:p>
          </table:table-cell>
          <table:table-cell table:style-name="តារាង1.A2" office:value-type="string">
            <text:p text:style-name="P3">ខាំ</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កិ.</text:p>
          </table:table-cell>
          <table:table-cell table:style-name="តារាង1.D2" office:value-type="string">
            <text:p text:style-name="P6">កាត់​ដោយ​ធ្មេញ, ដោយ​ចង្កូម : ឆ្កែ​ខាំ <text:s/>។</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1">១៣៦៥</text:p>
          </table:table-cell>
          <table:table-cell table:style-name="តារាង1.A2" office:value-type="string">
            <text:p text:style-name="P3">ខាំង</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ប.</text:p>
          </table:table-cell>
          <table:table-cell table:style-name="តារាង1.D2" office:value-type="string">
            <text:p text:style-name="P6">ពាក្យ​សម្រាប់​និយាយ​ផ្សំ​ជាមួយ​ពាក្យ ខារ : ខារខាំង គឺ​ទប់​បិទ​ប្រឡាយ​មិន​ឲ្យ​ទឹក​ហូរ​ជាដើម (និយាយ​ដោយ​ស្រុក) ។</text:p>
          </table:table-cell>
          <table:table-cell table:style-name="តារាង1.D2" office:value-type="string">
            <text:p text:style-name="P5"/>
          </table:table-cell>
          <table:table-cell table:style-name="តារាង1.I2" office:value-type="string">
            <text:p text:style-name="P6">ខារខាំង</text:p>
          </table:table-cell>
        </table:table-row>
        <table:table-row>
          <table:table-cell table:style-name="តារាង1.A2" office:value-type="string">
            <text:p text:style-name="P1">១៣៦៦</text:p>
          </table:table-cell>
          <table:table-cell table:style-name="តារាង1.A2" office:value-type="string">
            <text:p text:style-name="P3">ខះ</text:p>
          </table:table-cell>
          <table:table-cell table:style-name="តារាង1.A2" office:value-type="string">
            <text:p text:style-name="P5">១</text:p>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គុ.</text:p>
          </table:table-cell>
          <table:table-cell table:style-name="តារាង1.D2" office:value-type="string">
            <text:p text:style-name="P6">កក, ស្ងួត : ខះ​ក, ប្រេង​ខះ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1"/>
          </table:table-cell>
          <table:table-cell table:style-name="តារាង1.A2" office:value-type="string">
            <text:p text:style-name="P3"/>
          </table:table-cell>
          <table:table-cell table:style-name="តារាង1.A2" office:value-type="string">
            <text:p text:style-name="P5">២</text:p>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ប.</text:p>
          </table:table-cell>
          <table:table-cell table:style-name="តារាង1.D2" office:value-type="string">
            <text:p text:style-name="P6">ពាក្យ​សម្រាប់​និយាយ​ផ្សំ​នឹង​ពាក្យ ខំ : ខះ​ខំ <text:s/>គឺ​ខំ​ដោយ​យក​ចិត្ត​ទុក​ដាក់ ។</text:p>
          </table:table-cell>
          <table:table-cell table:style-name="តារាង1.D2" office:value-type="string">
            <text:p text:style-name="P5"/>
          </table:table-cell>
          <table:table-cell table:style-name="តារាង1.I2" office:value-type="string">
            <text:p text:style-name="P6">ខះ​ខំ <text:s/></text:p>
          </table:table-cell>
        </table:table-row>
        <table:table-row>
          <table:table-cell table:style-name="តារាង1.A2" office:value-type="string">
            <text:p text:style-name="P1">១៣៦៧</text:p>
          </table:table-cell>
          <table:table-cell table:style-name="តារាង1.A2" office:value-type="string">
            <text:p text:style-name="P3">ខះខំ</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កិ.</text:p>
          </table:table-cell>
          <table:table-cell table:style-name="តារាង1.D2" office:value-type="string">
            <text:p text:style-name="P6">(ម. ព. ខំ និង ខះ ២ ប.)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1">១៣៦៨</text:p>
          </table:table-cell>
          <table:table-cell table:style-name="តារាង1.A2" office:value-type="string">
            <text:p text:style-name="P3">ខ្ចក</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គុ.</text:p>
          </table:table-cell>
          <table:table-cell table:style-name="តារាង1.D2" office:value-type="string">
            <text:p text:style-name="P6">អំពី​ដំណើរ​ខ្ញើច​ៗ មិន​រាប មិន​ស្មើ : មនុស្ស​ខ្ចក, សេះ​ខ្ចក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1">១៣៦៩</text:p>
          </table:table-cell>
          <table:table-cell table:style-name="តារាង1.A2" office:value-type="string">
            <text:p text:style-name="P3">ខ្ចប់</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កិ.</text:p>
          </table:table-cell>
          <table:table-cell table:style-name="តារាង1.D2" office:value-type="string">
            <text:p text:style-name="P6">រុំ ឬ វេច​ជា​កញ្ចប់, ធ្វើ​ឲ្យ​មាន​ជា​កញ្ចប់ : ខ្ចប់​បាយ​មួយ​កញ្ចប់​ទៅ​បរិភោគ​តាម​ផ្លូវ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1">១៣៧០</text:p>
          </table:table-cell>
          <table:table-cell table:style-name="តារាង1.A2" office:value-type="string">
            <text:p text:style-name="P3">ខ្ចរ</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កិ.</text:p>
          </table:table-cell>
          <table:table-cell table:style-name="តារាង1.D2" office:value-type="string">
            <text:p text:style-name="P6">ខ្ទរ, ខ្ទរខ្ទារ, លេច​ឮ​ពេញពាស : កេរ្តិ៍​ឈ្មោះ​ពីរោះ​ខ្ចរ ។ ច្រើន​ប្រើ​ជាមួយ​នឹង ខ្ចាយ <text:s/>(ម. ព. នេះ និង​ពាក្យ ខ្ចរខ្ចាយ <text:s/>បន្ទាប់​នេះ) ។</text:p>
          </table:table-cell>
          <table:table-cell table:style-name="តារាង1.D2" office:value-type="string">
            <text:p text:style-name="P5"/>
          </table:table-cell>
          <table:table-cell table:style-name="តារាង1.I2" office:value-type="string">
            <text:p text:style-name="P6">ខ្ចរខ្ចាយ</text:p>
          </table:table-cell>
        </table:table-row>
        <table:table-row>
          <table:table-cell table:style-name="តារាង1.A2" office:value-type="string">
            <text:p text:style-name="P1">១៣៧១</text:p>
          </table:table-cell>
          <table:table-cell table:style-name="តារាង1.A2" office:value-type="string">
            <text:p text:style-name="P3">ខ្ចរខ្ចាយ</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កិ.</text:p>
          </table:table-cell>
          <table:table-cell table:style-name="តារាង1.D2" office:value-type="string">
            <text:p text:style-name="P6">សុសសាយ, ផ្សាយ​ទួទៅ : បែក​ខ្ចរខ្ចាយ​ទៅ​ហើយ, កេរ្តិ៍​ឈ្មោះ​ល្អ​របស់​អ្នក​ល្បី​ឮ​ខ្ចរខ្ចាយ​គ្រប់​តំបន់ <text:s/>។</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1">១៣៧២</text:p>
          </table:table-cell>
          <table:table-cell table:style-name="តារាង1.A2" office:value-type="string">
            <text:p text:style-name="P3">ខ្ចាត់</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កិ.</text:p>
          </table:table-cell>
          <table:table-cell table:style-name="តារាង1.D2" office:value-type="string">
            <text:p text:style-name="P6">ព្រាត់​ព្រាយ, បែក​ខ្ញែក; ឃ្លាត​ចេញ : ខ្ចាត់​ចេញ​ពី​ស្រុក​កំណើត។</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1">១៣៧៣</text:p>
          </table:table-cell>
          <table:table-cell table:style-name="តារាង1.A2" office:value-type="string">
            <text:p text:style-name="P3">ខ្ចាត់ខ្ចាយ</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កិ.</text:p>
          </table:table-cell>
          <table:table-cell table:style-name="តារាង1.D2" office:value-type="string">
            <text:p text:style-name="P6">រាត់រាយ, រោយរាយ : អង្ករ​កំពប់​ខ្ចាត់ខ្ចាយ​អស់ <text:s/>។</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1">១៣៧៤</text:p>
          </table:table-cell>
          <table:table-cell table:style-name="តារាង1.A2" office:value-type="string">
            <text:p text:style-name="P3">ខ្ចាយ</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កិ.</text:p>
          </table:table-cell>
          <table:table-cell table:style-name="តារាង1.D2" office:value-type="string">
            <text:p text:style-name="P6">ខ្ទាត​ចេញ : កំពប់​ស្រូវ​ខ្ចាយ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1">១៣៧៥</text:p>
          </table:table-cell>
          <table:table-cell table:style-name="តារាង1.A2" office:value-type="string">
            <text:p text:style-name="P3">ខ្ចាស់</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ន.</text:p>
          </table:table-cell>
          <table:table-cell table:style-name="តារាង1.D2" office:value-type="string">
            <text:p text:style-name="P6">ឈ្មោះ​ឈើ​មួយ​ប្រភេទ ស្លឹក​ប្រហែល​នឹង​ចន្ទន៍ ផ្លែ​ប្រហែល​នឹង​មក្លឿ​មាន​រស​ចត់ ប្រើ​ស៊ី​ជា​ជំនួស​ស្លា​បាន : ខ្ចាស់​ជា​ឈើ​មាន​ម្លប់​ជិត​ល្អ​ណាស់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1">១៣៧៦</text:p>
          </table:table-cell>
          <table:table-cell table:style-name="តារាង1.A2" office:value-type="string">
            <text:p text:style-name="P3">ខ្ចី</text:p>
          </table:table-cell>
          <table:table-cell table:style-name="តារាង1.A2" office:value-type="string">
            <text:p text:style-name="P5">១</text:p>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កិ.</text:p>
          </table:table-cell>
          <table:table-cell table:style-name="តារាង1.D2" office:value-type="string">
            <text:p text:style-name="P6">យក​ពី​គេ​មក​ប្រើ​ហើយ​ឲ្យ​ទៅ​វិញ : ខ្ចី​ប្រាក់, ខ្ចី​ទូក, ខ្ចី​ចាន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1"/>
          </table:table-cell>
          <table:table-cell table:style-name="តារាង1.A2" office:value-type="string">
            <text:p text:style-name="P3"/>
          </table:table-cell>
          <table:table-cell table:style-name="តារាង1.A2" office:value-type="string">
            <text:p text:style-name="P5">២</text:p>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គុ.</text:p>
          </table:table-cell>
          <table:table-cell table:style-name="តារាង1.D2" office:value-type="string">
            <text:p text:style-name="P6">ដែល​មិន​ទាន់​ចាស់, មិន​ទាន់​ទុំ : ចេក​ខ្ចី, ស្វាយ​ខ្ចី ។ ពាក្យ​ផ្ទុយ​ ចាស់, ទុំ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1">១៣៧៧</text:p>
          </table:table-cell>
          <table:table-cell table:style-name="តារាង1.A2" office:value-type="string">
            <text:p text:style-name="P3">ខ្ចូវ</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ន.</text:p>
          </table:table-cell>
          <table:table-cell table:style-name="តារាង1.D2" office:value-type="string">
            <text:p text:style-name="P6">រុក្ខជាតិ​មួយ​ប្រភេទ ច្រើន​ដុះ​នៅ​ព្រៃ​ភ្នំ ដើម​ធំ​ខ្ពស់ មាន​ខ្លឹម, សាច់​ហាប់​ជិត​ស្និទ្ធ​ជាប់​ល្អ ប្រើ​ជា​គ្រឿង​ទព្វ​សម្ភារៈ ផ្សេង​ៗ​បាន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1">១៣៧៨</text:p>
          </table:table-cell>
          <table:table-cell table:style-name="តារាង1.A2" office:value-type="string">
            <text:p text:style-name="P3">ខ្ចើច</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គុ. ឬ កិ. វិ.</text:p>
          </table:table-cell>
          <table:table-cell table:style-name="តារាង1.D2" office:value-type="string">
            <text:p text:style-name="P6">ដែល​មាន​ដំណើរ​ខើច​ជើង​មិន​ស្មើ​គ្នា រាង​ខ្ពស់​ម្ខាង ទាប​ម្ខាង : ជើង​ខ្ចើច; ដើរ​ខ្ចើច​ៗ ។ (ម. ព. ខ្ជើច ផង)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1">១៣៧៩</text:p>
          </table:table-cell>
          <table:table-cell table:style-name="តារាង1.A2" office:value-type="string">
            <text:p text:style-name="P3">ខ្ចោប</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កិ.</text:p>
          </table:table-cell>
          <table:table-cell table:style-name="តារាង1.D2" office:value-type="string">
            <text:p text:style-name="P6">វេច, ក្ដោប, ធ្វើ​ឲ្យ​ជា​កញ្ចោប : ខ្ចោប​អង្ករ (ម. ព. កញ្ចោប ផង)។</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1">១៣៨០</text:p>
          </table:table-cell>
          <table:table-cell table:style-name="តារាង1.A2" office:value-type="string">
            <text:p text:style-name="P3">ខ្ចោះ</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គុ.</text:p>
          </table:table-cell>
          <table:table-cell table:style-name="តារាង1.D2" office:value-type="string">
            <text:p text:style-name="P6">អាក់អួល, មិន​ជា​របៀប​រៀបរយ : សេចក្ដី​សំបុត្រ​នេះ​ខ្ចោះ​ច្រើន​កន្លែង; ល្អ​ឥត​ខ្ចោះ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1">១៣៨១</text:p>
          </table:table-cell>
          <table:table-cell table:style-name="តារាង1.A2" office:value-type="string">
            <text:p text:style-name="P3">ខ្ចៅ</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ន.</text:p>
          </table:table-cell>
          <table:table-cell table:style-name="តារាង1.D2" office:value-type="string">
            <text:p text:style-name="P6">ឈ្មោះ​សត្វ​តូច​សណ្ដាន​នឹង​ខ្យង។ ដែក​មាន​ទង​សណ្ឋាន​ដូច​គូទ​ខ្ចៅ : មួល​ខ្ចៅ​ឲ្យ​ជាប់។ ស្នាម​ដែល​វិល​វង់​ដូច​គូទ​ខ្ចៅ​នៅ​ម្រាម​ដៃ ម្រាម​ជើង​ក៏​ហៅ​ថា ខ្ចៅ ដែរ : ខ្ចៅ​ដៃ ខ្ចៅ​ជើង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1">១៣៨២</text:p>
          </table:table-cell>
          <table:table-cell table:style-name="តារាង1.A2" office:value-type="string">
            <text:p text:style-name="P3">ខ្ជាក</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ឧ.</text:p>
          </table:table-cell>
          <table:table-cell table:style-name="តារាង1.D2" office:value-type="string">
            <text:p text:style-name="P6">សូរ​ឮ​ដោយ​ធ្លាក់, ដោយ​គ្រវាត់, ដោយ​បោក : ធ្លាក់​ឮ​ខ្ជាក, គ្រវាត់​ឮ​ខ្ជាក, បោក​ឮ​ខ្ជាក ។ កិ. វិ. ពាក្យ​សម្រាប់​ចម្រើន​ពាក្យ​ធ្លាក់; ពាក្យ​គ្រវាត់, ពាក្យ​បោក​ឲ្យ​វិសេស​ឡើង : ធ្លាក់​ខ្ជាក, គ្រវាត់​ខ្ជាក, បោក​ខ្ជាក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1">១៣៨៣</text:p>
          </table:table-cell>
          <table:table-cell table:style-name="តារាង1.A2" office:value-type="string">
            <text:p text:style-name="P3">ខ្ជាក់</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កិ.</text:p>
          </table:table-cell>
          <table:table-cell table:style-name="តារាង1.D2" office:value-type="string">
            <text:p text:style-name="P6">ទម្លាក់​បញ្ចេញ​អ្វី​ៗ ពី​មាត់ : ខ្ជាក់​បាយ​ចេញ​ពី​មាត់ <text:s/>។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1">១៣៨៤</text:p>
          </table:table-cell>
          <table:table-cell table:style-name="តារាង1.A2" office:value-type="string">
            <text:p text:style-name="P3">ខ្ជាង</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ន.</text:p>
          </table:table-cell>
          <table:table-cell table:style-name="តារាង1.D2" office:value-type="string">
            <text:p text:style-name="P6">ឈើ ឬ ឫស្សី​ដែល​ចង​ជា​ទោង​អប​ទូក​មិន​ឲ្យ​ឃ្លោង : ទូក​ចង​ខ្ជាង​ដោយ​ឫស្សី​មិន​ឲ្យ​ឃ្លោង​លិច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1">១៣៨៥</text:p>
          </table:table-cell>
          <table:table-cell table:style-name="តារាង1.A2" office:value-type="string">
            <text:p text:style-name="P3">ខ្ជាន់​ៗ</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កិ. វិ.</text:p>
          </table:table-cell>
          <table:table-cell table:style-name="តារាង1.D2" office:value-type="string">
            <text:p text:style-name="P6">ពាក្យ​សម្រាប់​ចម្រើន​ពាក្យ​និយាយ​ឲ្យ​វិសេស​ឡើង : និយាយ​ខ្ជាន់​ៗ <text:s/>គឺ​និយាយ​ផ្ទួន​ៗ ដដែល​ៗ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1">១៣៨៦</text:p>
          </table:table-cell>
          <table:table-cell table:style-name="តារាង1.A2" office:value-type="string">
            <text:p text:style-name="P3">ខ្ជាប់</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គុ.</text:p>
          </table:table-cell>
          <table:table-cell table:style-name="តារាង1.D2" office:value-type="string">
            <text:p text:style-name="P6">ឋិត​ថេរ, មាំមួន, ជាប់លាប់ ។ ប្រើ​ជា កិរិយា​វិសេសន៍ <text:s/>ក៏​បាន : “ត្រង់​ណា​ហៅ​ច្បាប់​កាន់​ខ្ជាប់​កុំ​បី​បង់ ចំណេរ​ទៅ​លង់ ខ្លួន​បាន​ជា​ធំ”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1">១៣៨៧</text:p>
          </table:table-cell>
          <table:table-cell table:style-name="តារាង1.A2" office:value-type="string">
            <text:p text:style-name="P3">ខ្ជាប់ខ្ជួន</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គុ. ឬ កិ. វិ.</text:p>
          </table:table-cell>
          <table:table-cell table:style-name="តារាង1.D2" office:value-type="string">
            <text:p text:style-name="P6">ខ្ជាប់​ណាស់, មាំមួន​ណាស់ : របស់​ខ្ជាប់ខ្ជួន, គំនិត​ខ្ជាប់ខ្ជួន; ធ្វើ​ការ​ខ្ជាប់ខ្ជួន <text:s/>។</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1">១៣៨៨</text:p>
          </table:table-cell>
          <table:table-cell table:style-name="តារាង1.A2" office:value-type="string">
            <text:p text:style-name="P3">ខ្ជាយ</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ន.</text:p>
          </table:table-cell>
          <table:table-cell table:style-name="តារាង1.D2" office:value-type="string">
            <text:p text:style-name="P6">ឈ្មោះ​ប្រទាល​មួយ​ប្រភេទ សន្ដាន​នឹង​រមៀត​សម្រាប់​ផ្សំ​ធ្វើ​គ្រឿង​សម្ល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1">១៣៨៩</text:p>
          </table:table-cell>
          <table:table-cell table:style-name="តារាង1.A2" office:value-type="string">
            <text:p text:style-name="P3">ខ្ជីខ្ជា</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កិ. វិ.</text:p>
          </table:table-cell>
          <table:table-cell table:style-name="តារាង1.D2" office:value-type="string">
            <text:p text:style-name="P6">ពាក្យ​សម្រាប់​ចម្រើន​ពាក្យ ធ្វើ, ពាក្យ​និយាយ​ឲ្យ​វិសេស​ឡើង : ធ្វើ​ខ្ជីខ្ជា, និយាយ​ខ្ជីខ្ជា គឺ​ធ្វើ​ការ ឬ​និយាយ​អ្វី​មិន​ម៉ត់ចត់ ។ ជួន​កាល​មាន​ប្រើ​ជា គុណ​សព្ទ ដែរ ដូច​ពាក្យ​ថា “អ្នក​ឯង​នេះ​ជា​មនុស្ស​ខ្ជីខ្ជា​ណាស់”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1">១៣៩០</text:p>
          </table:table-cell>
          <table:table-cell table:style-name="តារាង1.A2" office:value-type="string">
            <text:p text:style-name="P3">ខ្ជិល</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គុ.</text:p>
          </table:table-cell>
          <table:table-cell table:style-name="តារាង1.D2" office:value-type="string">
            <text:p text:style-name="P6">ដែល​មិន​ចូល​ចិត្ត​ធ្វើ​ការ ឬ ធុញ​ទ្រាន់​ស្អប់​ការ​ងារ ។ ពាក្យ​ផ្ទុយ​ឧស្សាហ៍ <text:s/>។</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1">១៣៩១</text:p>
          </table:table-cell>
          <table:table-cell table:style-name="តារាង1.A2" office:value-type="string">
            <text:p text:style-name="P3">ខ្ជឹប</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កិ.</text:p>
          </table:table-cell>
          <table:table-cell table:style-name="តារាង1.D2" office:value-type="string">
            <text:p text:style-name="P6">បំព្រួញ, បង្រួម​រន្ធ​ឲ្យ​តូច ឬ ឲ្យ​ជិត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1">១៣៩២</text:p>
          </table:table-cell>
          <table:table-cell table:style-name="តារាង1.A2" office:value-type="string">
            <text:p text:style-name="P3">ខ្ជឹង</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ន.</text:p>
          </table:table-cell>
          <table:table-cell table:style-name="តារាង1.D2" office:value-type="string">
            <text:p text:style-name="P6">ឈ្មោះ​ត្រី​មួយ​ប្រភេទ មាន​សណ្ឋាន​ដូច​ត្រី​ឆ្លូញ តែ​ធំ​ជាង, មាន​សម្បុរ​ក្រឡេក្រឡា ។ ក្រឡា​ដែល​បែក​នៅ​ស្បែក​មនុស្ស​មាន​សណ្ឋាន​ដូច​ត្រី​ខ្ជឹង​ក៏​ហៅ​ថា ខ្ជឹង ដែរ : បែក​ខ្ជឹង (ច្រើន​និយាយ​តែ​អំពី​កូន​ក្មេង​ដែល​ថ្លោស)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1">១៣៩៣</text:p>
          </table:table-cell>
          <table:table-cell table:style-name="តារាង1.A2" office:value-type="string">
            <text:p text:style-name="P3">ខ្ជឹប</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កិ.</text:p>
          </table:table-cell>
          <table:table-cell table:style-name="តារាង1.D2" office:value-type="string">
            <text:p text:style-name="P6">ដេរ​ក្របួច : ខ្ជឹប​សំពត់, ខ្ជឹប​អាវ ។ ក្របួច​បបូរ​មាត់​ឲ្យ​រួប​ជិត : ខ្ជឹប​មាត់ <text:s/>។</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1">១៣៩៤</text:p>
          </table:table-cell>
          <table:table-cell table:style-name="តារាង1.A2" office:value-type="string">
            <text:p text:style-name="P3">ខ្ជួន</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ប.</text:p>
          </table:table-cell>
          <table:table-cell table:style-name="តារាង1.D2" office:value-type="string">
            <text:p text:style-name="P6">ពាក្យ​សម្រាប់​និយាយ​ផ្សំ​នឹង​ពាក្យ​ខ្ជាប់ : ខ្ជាប់ខ្ជួន (ម. ព. ខ្ជាប់​ខ្ជួន) ។</text:p>
          </table:table-cell>
          <table:table-cell table:style-name="តារាង1.D2" office:value-type="string">
            <text:p text:style-name="P5"/>
          </table:table-cell>
          <table:table-cell table:style-name="តារាង1.I2" office:value-type="string">
            <text:p text:style-name="P6">ខ្ជាប់​ខ្ជួន</text:p>
          </table:table-cell>
        </table:table-row>
        <table:table-row>
          <table:table-cell table:style-name="តារាង1.A2" office:value-type="string">
            <text:p text:style-name="P1">១៣៩៥</text:p>
          </table:table-cell>
          <table:table-cell table:style-name="តារាង1.A2" office:value-type="string">
            <text:p text:style-name="P3">ខ្ជើច</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គុ.</text:p>
          </table:table-cell>
          <table:table-cell table:style-name="តារាង1.D2" office:value-type="string">
            <text:p text:style-name="P6">ដែល​មាន​ដំណើរ​ខ្ញើច​ៗ មិន​រាប​ស្មើ : ដំណើរ​ខ្ជើច​ៗ, មនុស្ស​ខ្ជើច <text:s/>។</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1">១៣៩៦</text:p>
          </table:table-cell>
          <table:table-cell table:style-name="តារាង1.A2" office:value-type="string">
            <text:p text:style-name="P3">ខ្ជេញ</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កិ.</text:p>
          </table:table-cell>
          <table:table-cell table:style-name="តារាង1.D2" office:value-type="string">
            <text:p text:style-name="P6">ជ្រេញ, ធុញ, ទ្រាន់ ។ គុ. ដែល​នាំ​ឲ្យ​ជ្រេញ​ចិត្ត, ដែល​សាំ​ដដែល​ៗ នាំ​ឲ្យ​ធុញ​ទ្រាន់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1">១៣៩៧</text:p>
          </table:table-cell>
          <table:table-cell table:style-name="តារាង1.A2" office:value-type="string">
            <text:p text:style-name="P3">ខ្ជែង</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កិ.</text:p>
          </table:table-cell>
          <table:table-cell table:style-name="តារាង1.D2" office:value-type="string">
            <text:p text:style-name="P6">កន្ធែក​ចេញ​ពី​គ្នា ខ្ជែង​ជើង, ខ្ជែង​ដៃ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1">១៣៩៨</text:p>
          </table:table-cell>
          <table:table-cell table:style-name="តារាង1.A2" office:value-type="string">
            <text:p text:style-name="P3">ខ្ជោក</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ឧ. ឬ កិ. វិ.</text:p>
          </table:table-cell>
          <table:table-cell table:style-name="តារាង1.D2" office:value-type="string">
            <text:p text:style-name="P6"><text:s/>(ម. ព. ខ្ជាក)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1">១៣៩៩</text:p>
          </table:table-cell>
          <table:table-cell table:style-name="តារាង1.A2" office:value-type="string">
            <text:p text:style-name="P3">ខ្ជោកខ្ជាក</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កិ. វិ.</text:p>
          </table:table-cell>
          <table:table-cell table:style-name="តារាង1.D2" office:value-type="string">
            <text:p text:style-name="P6">អំពី​ដំណើរ​ចាយ​វាយ​ប្រាក់​កាស​ខ្ជីខ្ជា​ឥត​បើ​គិត ដូច​គេ​គ្រវាត់​គ្រវែង​ចោល : ចាយ​វាយ​ខ្ជោកខ្ជាក <text:s/>។ សូរ​ឮ​វាយ​ដោយ​រំពាត់ : វាយ​ខ្ជោកខ្ជាក <text:s/>។</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1">១៤០០</text:p>
          </table:table-cell>
          <table:table-cell table:style-name="តារាង1.A2" office:value-type="string">
            <text:p text:style-name="P3">ខ្ជោល</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កិ. វិ.</text:p>
          </table:table-cell>
          <table:table-cell table:style-name="តារាង1.D2" office:value-type="string">
            <text:p text:style-name="P6">អំពី​សណ្ឋាន​ដែល​ផុស​ភល​ៗ ឡើង : ទឹក​ពុះ​ខ្ជោល ។ គុ. សំដី​ខ្ជោល គឺ​សំដី​ដែល​ចេះ​តែ មាន​ចេញ​មក​ឥត​កោត​ក្រែង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1">១៤០១</text:p>
          </table:table-cell>
          <table:table-cell table:style-name="តារាង1.A2" office:value-type="string">
            <text:p text:style-name="P3">ខ្ជាំ</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គុ.</text:p>
          </table:table-cell>
          <table:table-cell table:style-name="តារាង1.D2" office:value-type="string">
            <text:p text:style-name="P6">មិន​ស្អាត​ដោយ​មាន​សំរាម ឬ អ្វី​ៗ​ស្មោកគ្រោគ រាយ​ឥត​សណ្ដាប់​ ។ កិ. វិ. ពាក្យ​សម្រាប់​ចម្រើន​ពាក្យ​ជ្រុះ ឲ្យ​ប្លែក​ឡើង : ជ្រុះ​ខ្ជាំ, ពង្រាយ​ខ្ជាំ <text:s/>។</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1">១៤០២</text:p>
          </table:table-cell>
          <table:table-cell table:style-name="តារាង1.A2" office:value-type="string">
            <text:p text:style-name="P3">ខ្ជាំង​ៗ </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កិ. វិ.</text:p>
          </table:table-cell>
          <table:table-cell table:style-name="តារាង1.D2" office:value-type="string">
            <text:p text:style-name="P6">ពាក្យ​សម្រាប់​ចម្រើន​ពាក្យ​ពោល, ពាក្យ​ស្ដី ពាក្យ​និយាយ​ឲ្យ​ប្លែក​ឡើង : ពោល​ខ្ជាំង​ៗ, ស្ដី​ខ្ជាំង​ៗ, និយាយ​ខ្ជាំង​ៗ <text:s/>គឺ​ពោល, ស្ដី, និយាយ​បោក​បោះ​ខ្លាំង​ៗ ឥត​កោត​ញញើត, ឥត​គួរ​សម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1">១៤០៣</text:p>
          </table:table-cell>
          <table:table-cell table:style-name="តារាង1.A2" office:value-type="string">
            <text:p text:style-name="P3">ខ្ជះខ្ជាយ</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កិ. វិ.</text:p>
          </table:table-cell>
          <table:table-cell table:style-name="តារាង1.D2" office:value-type="string">
            <text:p text:style-name="P6">ឥត​សណ្ដាប់ធ្នាប់, រាត់រាយ​ដូច​គេ​ជះ​ចោល : ចាយ​វាយ​ប្រាក់​កាស​ខ្ជះខ្ជាយ, ចេះ​តែ​ស៊ី​ចាយ​ខ្ជះខ្ជាយ​ឥត​បើ​គិត ។ ម. ព. កញ្ជះកញ្ជាយ ផង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1">១៤០៤</text:p>
          </table:table-cell>
          <table:table-cell table:style-name="តារាង1.A2" office:value-type="string">
            <text:p text:style-name="P3">ខ្ញក</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ឧ.</text:p>
          </table:table-cell>
          <table:table-cell table:style-name="តារាង1.D2" office:value-type="string">
            <text:p text:style-name="P6">សូរ​សម្រែក​មាន់ : មាន់​ស្រែក​ឮ​ខ្ញក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1">១៤០៥</text:p>
          </table:table-cell>
          <table:table-cell table:style-name="តារាង1.A2" office:value-type="string">
            <text:p text:style-name="P3">ខ្ញង់</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គុ.</text:p>
          </table:table-cell>
          <table:table-cell table:style-name="តារាង1.D2" office:value-type="string">
            <text:p text:style-name="P6">ពាក្យ​សម្រាប់​ចម្រើន​ពាក្យ​រាង, ពាក្យ​ទ្រង់​ឲ្យ​ប្លែក​ឡើង : រាង​ខ្ញង់, ទ្រង់​ខ្ញង់ <text:s/>គឺ​មាន​សណ្ឋាន, លំនាំ​ចុះ​វង់ ចុះ​បែប​បទ ឥត​មាន​ទាស់ ឥត​មាន​ឆ្គង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1">១៤០៦</text:p>
          </table:table-cell>
          <table:table-cell table:style-name="តារាង1.A2" office:value-type="string">
            <text:p text:style-name="P3">ខ្ញាក</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កិ. វិ.</text:p>
          </table:table-cell>
          <table:table-cell table:style-name="តារាង1.D2" office:value-type="string">
            <text:p text:style-name="P6">ពាក្យ​សម្រាប់​ចម្រើន​ពាក្យ​ព្រឺ, ពាក្យ​ចៀស​ឲ្យ​វិសេស​ឡើង : ព្រឺ​ខ្លួន​ខ្ញាក, ចៀស​ខ្ញាក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1">១៤០៧</text:p>
          </table:table-cell>
          <table:table-cell table:style-name="តារាង1.A2" office:value-type="string">
            <text:p text:style-name="P3">ខ្ញារ</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ប.</text:p>
          </table:table-cell>
          <table:table-cell table:style-name="តារាង1.D2" office:value-type="string">
            <text:p text:style-name="P6">ពាក្យ​សម្រាប់​និយាយ​ផ្សំ​ជាមួយ​ពាក្យ​ខ្ញៀវ : ខ្ញៀវខ្ញារ <text:s/>(ម. ព. ខ្ញៀវខ្ញារ) ។</text:p>
          </table:table-cell>
          <table:table-cell table:style-name="តារាង1.D2" office:value-type="string">
            <text:p text:style-name="P5"/>
          </table:table-cell>
          <table:table-cell table:style-name="តារាង1.I2" office:value-type="string">
            <text:p text:style-name="P6">​ខ្ញៀវ​ខ្ញារ </text:p>
          </table:table-cell>
        </table:table-row>
        <table:table-row>
          <table:table-cell table:style-name="តារាង1.A2" office:value-type="string">
            <text:p text:style-name="P1">១៤០៨</text:p>
          </table:table-cell>
          <table:table-cell table:style-name="តារាង1.A2" office:value-type="string">
            <text:p text:style-name="P3">ខ្ញាល់</text:p>
          </table:table-cell>
          <table:table-cell table:style-name="តារាង1.A2" office:value-type="string">
            <text:p text:style-name="P5">១</text:p>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កិ.</text:p>
          </table:table-cell>
          <table:table-cell table:style-name="តារាង1.D2" office:value-type="string">
            <text:p text:style-name="P6">ខឹង : ស្ដេច​ខ្ញាល់, លោក​សង្ឃ​ខ្ញាល់ (រ. ស. និង ស. ស.)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1"/>
          </table:table-cell>
          <table:table-cell table:style-name="តារាង1.A2" office:value-type="string">
            <text:p text:style-name="P3"/>
          </table:table-cell>
          <table:table-cell table:style-name="តារាង1.A2" office:value-type="string">
            <text:p text:style-name="P5">២</text:p>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កិ. វិ.</text:p>
          </table:table-cell>
          <table:table-cell table:style-name="តារាង1.D2" office:value-type="string">
            <text:p text:style-name="P6">ពាក្យ​សម្រាប់​ចម្រើន​ពាក្យ​វិល​ឲ្យ​ប្លែក​ឡើង : វិល​ខ្ញាល់ <text:s/>គឺ​វិល​ញាប់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1">១៤០៩</text:p>
          </table:table-cell>
          <table:table-cell table:style-name="តារាង1.A2" office:value-type="string">
            <text:p text:style-name="P3">ខ្ញិក​ៗ</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កិ. វិ.</text:p>
          </table:table-cell>
          <table:table-cell table:style-name="តារាង1.D2" office:value-type="string">
            <text:p text:style-name="P6">ពាក្យ​សម្រាប់​ចម្រើន​ពាក្យ​កម្រើក​ឲ្យ​ប្លែក​ឡើង : កម្រើក​ខ្ញិក​ៗ <text:s/>គឺ​កម្រើក​តិច​ៗ តែ​ញយ​ៗ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1">១៤១០</text:p>
          </table:table-cell>
          <table:table-cell table:style-name="តារាង1.A2" office:value-type="string">
            <text:p text:style-name="P3">ខ្ញិកខ្ញុក</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គុ.</text:p>
          </table:table-cell>
          <table:table-cell table:style-name="តារាង1.D2" office:value-type="string">
            <text:p text:style-name="P6">ផត​ប៉ោង, ក្រញិកក្រញុក, ក្រញីវក្រញូវ (និយាយ​បាន​តែ​ពី​របស់​ស្ដើង​ឆ្មារ​ហើយ​ទន់)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1">១៤១១</text:p>
          </table:table-cell>
          <table:table-cell table:style-name="តារាង1.A2" office:value-type="string">
            <text:p text:style-name="P3">ខ្ញិល​ៗ</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កិ. វិ.</text:p>
          </table:table-cell>
          <table:table-cell table:style-name="តារាង1.D2" office:value-type="string">
            <text:p text:style-name="P6">ពាក្យ​សម្រាប់​ចម្រើន​ពាក្យ​បង្រះ​ឲ្យ​ប្លែក​ឡើង : បង្រះ​ខ្ញិល​ៗ <text:s/>គឺ​បង្រះ​យ៉ាង​ខ្សោយ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1">១៤១២</text:p>
          </table:table-cell>
          <table:table-cell table:style-name="តារាង1.A2" office:value-type="string">
            <text:p text:style-name="P3">ខ្ញី</text:p>
          </table:table-cell>
          <table:table-cell table:style-name="តារាង1.A2" office:value-type="string">
            <text:p text:style-name="P5">១</text:p>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ន.</text:p>
          </table:table-cell>
          <table:table-cell table:style-name="តារាង1.D2" office:value-type="string">
            <text:p text:style-name="P6">ឈ្មោះ​ប្រទាល​មួយ​ប្រភេទ សន្ដាន​នឹង​រំដេង​បរិភោគ​ជា​អាហារ​បាន ឬ ធ្វើ​ជា​ថ្នាំ​កែ​រោគ​បាន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1"/>
          </table:table-cell>
          <table:table-cell table:style-name="តារាង1.A2" office:value-type="string">
            <text:p text:style-name="P3"/>
          </table:table-cell>
          <table:table-cell table:style-name="តារាង1.A2" office:value-type="string">
            <text:p text:style-name="P5">២</text:p>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គុ.</text:p>
          </table:table-cell>
          <table:table-cell table:style-name="តារាង1.D2" office:value-type="string">
            <text:p text:style-name="P6">ដែល​មាន​ម្រាម​ដៃ ឬ ម្រាម​ជើង​ក្រញរ ស្រដៀង​នឹង​មើម​ខ្ញី : ម្រាម​ដៃ​ខ្ញី, ម្រាម​ជើង​ខ្ញី <text:s/>។</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1">១៤១៣</text:p>
          </table:table-cell>
          <table:table-cell table:style-name="តារាង1.A2" office:value-type="string">
            <text:p text:style-name="P3">ខ្ញីវខ្ញូវ</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គុ.</text:p>
          </table:table-cell>
          <table:table-cell table:style-name="តារាង1.D2" office:value-type="string">
            <text:p text:style-name="P6">ជ្រួញ, ក្រញូវ : មុខ​ខ្ញីវខ្ញូវ, ក្រដាស​ខ្ញីវខ្ញូវ, សំពត់​ខ្ញីវខ្ញូវ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1">១៤១៤</text:p>
          </table:table-cell>
          <table:table-cell table:style-name="តារាង1.A2" office:value-type="string">
            <text:p text:style-name="P3">ខ្ញឹង</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ន.</text:p>
          </table:table-cell>
          <table:table-cell table:style-name="តារាង1.D2" office:value-type="string">
            <text:p text:style-name="P6">រង្វាល់​យ៉ាង​តូច ត្បាញ​ដោយ​បន្ទោះ មាន​សណ្ឋាន​ដូច​កន្តាំង, ដូច​កញ្ជើ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1">១៤១៥</text:p>
          </table:table-cell>
          <table:table-cell table:style-name="តារាង1.A2" office:value-type="string">
            <text:p text:style-name="P3">ខ្ញុកខ្ញូវ</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គុ.</text:p>
          </table:table-cell>
          <table:table-cell table:style-name="តារាង1.D2" office:value-type="string">
            <text:p text:style-name="P6">ដែល​ជ្រួញ​រួញ ចំពាក់​ក្រញុកក្រញូវ : ខ្សែ​ខ្ញុកខ្ញូវ, អំបោះ​ខ្ញុកខ្ញូវ។</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1">១៤១៦</text:p>
          </table:table-cell>
          <table:table-cell table:style-name="តារាង1.A2" office:value-type="string">
            <text:p text:style-name="P3">ខ្ញុង</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ន.</text:p>
          </table:table-cell>
          <table:table-cell table:style-name="តារាង1.D2" office:value-type="string">
            <text:p text:style-name="P6">ឈ្មោះ​សត្វ​ល្អិត​មួយ​ពួក ស្រដៀង​នឹង​កំពោង, កញ្ចែ ។ ខ្ញុង​មាន​ពីរ​ពួក​គឺ មួយ​ពួក មាន​ក្លិន​ខារ ក្រពុល​ឆ្អេះ, មួយ​ពួក​ទៀត អ្នក​ស្រុក​ខ្លះ គេ​យក​មក​លីង​បរិភោគ​បាន ដូច​ជា​ចង្រិត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1">១៤១៧</text:p>
          </table:table-cell>
          <table:table-cell table:style-name="តារាង1.A2" office:value-type="string">
            <text:p text:style-name="P3">ខ្ញូច</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កិ. វិ.</text:p>
          </table:table-cell>
          <table:table-cell table:style-name="តារាង1.D2" office:value-type="string">
            <text:p text:style-name="P6">ពាក្យ​សម្រាប់​ចម្រើន​ពាក្យ​ញាក់, ពាក្យ​កម្រើក, ពាក្យ​ញោច​ឲ្យ​ប្លែក​ឡើង : ញាក់​ខ្ញូច, កម្រើក​ខ្ញូច; ញោច​ខ្ញូច គឺ​ញាក់, កម្រើក, ញោច​ដោយ​ភ្ញាក់, ដោយ​រសើប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1">១៤១៨</text:p>
          </table:table-cell>
          <table:table-cell table:style-name="តារាង1.A2" office:value-type="string">
            <text:p text:style-name="P3">ខ្ញើច</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គុ. ឬ កិ. វិ.</text:p>
          </table:table-cell>
          <table:table-cell table:style-name="តារាង1.D2" office:value-type="string">
            <text:p text:style-name="P6">ខ្ជើច : ដំណើរ​ខ្ញើច​ៗ ; ដើរ​ខ្ញើច​ៗ <text:s/>(ម. ព. ខ្ជើច ផង)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1">១៤១៩</text:p>
          </table:table-cell>
          <table:table-cell table:style-name="តារាង1.A2" office:value-type="string">
            <text:p text:style-name="P3">ខ្ញៀវ</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កិ. វិ.</text:p>
          </table:table-cell>
          <table:table-cell table:style-name="តារាង1.D2" office:value-type="string">
            <text:p text:style-name="P6">ពាក្យ​សម្រាប់​ចម្រើន​ពាក្យ​ដើរ, ពាក្យ​បណ្ដើរ​ឲ្យ​ប្លែក​ឡើង : មាន់​បណ្ដើរ​កូន​ខ្ញៀវ, មនុស្ស​ដើរ ឬ អង្គុយ​ខ្ញៀវ <text:s text:c="2"/>គឺ​ឈូឆរ​ច្រើន​គ្នា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1">១៤២០</text:p>
          </table:table-cell>
          <table:table-cell table:style-name="តារាង1.A2" office:value-type="string">
            <text:p text:style-name="P3">ខ្ញៀវខ្ញារ</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កិ. វិ.</text:p>
          </table:table-cell>
          <table:table-cell table:style-name="តារាង1.D2" office:value-type="string">
            <text:p text:style-name="P6">ដែល​ទ្រហឹង​អឺង​កង ដោយ​សូរ​សម្រែក​នៃ​សត្វ​បក្សី : សារិកា​កែវ​ស្រែក​ខ្ញៀវខ្ញារ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1">១៤២១</text:p>
          </table:table-cell>
          <table:table-cell table:style-name="តារាង1.A2" office:value-type="string">
            <text:p text:style-name="P3">ខ្ញែកខ្ញក</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ឧ.</text:p>
          </table:table-cell>
          <table:table-cell table:style-name="តារាង1.D2" office:value-type="string">
            <text:p text:style-name="P6">សូរ​ឮ​ដោយ​មាន់​ច្រើន ស្រែក​តិច​ៗ ខ្លាំង​ៗ តូច​ៗ <text:s/>ធំ​ៗ : មាន់​ស្រែក​ឮ​ខ្ញែកខ្ញក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1">១៤២២</text:p>
          </table:table-cell>
          <table:table-cell table:style-name="តារាង1.A2" office:value-type="string">
            <text:p text:style-name="P3">ខ្ញែក</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ន.</text:p>
          </table:table-cell>
          <table:table-cell table:style-name="តារាង1.D2" office:value-type="string">
            <text:p text:style-name="P6">ឈ្មោះ​វល្លិ​មួយ​ប្រភេទ សម្រាប់​ធ្វើ​ថ្នាំ​បញ្ចុះ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1">១៤២៣</text:p>
          </table:table-cell>
          <table:table-cell table:style-name="តារាង1.A2" office:value-type="string">
            <text:p text:style-name="P3">ខ្ញែត​ៗ</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កិ. វិ.</text:p>
          </table:table-cell>
          <table:table-cell table:style-name="តារាង1.D2" office:value-type="string">
            <text:p text:style-name="P6">ពាក្យ​សម្រាប់​ចម្រើន​ពាក្យ​ពោល, និយាយ, ស្ដី​ឲ្យ​ប្លែក​ឡើង : និយាយ​ខ្ញែត​ៗ <text:s/>គឺ​និយាយ​ចច្រែត​ខ្លាំង​ៗ ឥត​ក្រែង (សំដី​ស្រ្តី)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1">១៤២៤</text:p>
          </table:table-cell>
          <table:table-cell table:style-name="តារាង1.A2" office:value-type="string">
            <text:p text:style-name="P3">ខ្ញែម</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គុ. ឬ កិ. វិ.</text:p>
          </table:table-cell>
          <table:table-cell table:style-name="តារាង1.D2" office:value-type="string">
            <text:p text:style-name="P6">រម្យទម, កន្ដឹម : អង្គុយ​បត់​ជើង​ខ្ញែម <text:s/>គឺ​អង្គុយ​បត់​ជើង​សមរម្យ​ស្រួលបួល ។ អំពី​ដំណើរ ឬ អាការ​ដែល​ទំពា​ស៊ី : ទំពា​ខ្ញែម​ៗ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1">១៤២៥</text:p>
          </table:table-cell>
          <table:table-cell table:style-name="តារាង1.A2" office:value-type="string">
            <text:p text:style-name="P3">ខ្ញែរ</text:p>
          </table:table-cell>
          <table:table-cell table:style-name="តារាង1.A2" office:value-type="string">
            <text:p text:style-name="P5">១</text:p>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ន.</text:p>
          </table:table-cell>
          <table:table-cell table:style-name="តារាង1.D2" office:value-type="string">
            <text:p text:style-name="P6">ឈ្មោះ​វល្លិ​មួយ​ប្រភេទ ផ្លែ​មាន​មមីស​រមាស់​ណាស់ : វល្លិ​ខ្ញែរ, ខ្ញែរ​រោល ។ ដួង​ខ្ញែរ <text:s/>ដួង​ដែល​កើត​ក្នុង​វល្លិ​ខ្ញែរ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1"/>
          </table:table-cell>
          <table:table-cell table:style-name="តារាង1.A2" office:value-type="string">
            <text:p text:style-name="P3"/>
          </table:table-cell>
          <table:table-cell table:style-name="តារាង1.A2" office:value-type="string">
            <text:p text:style-name="P5">២</text:p>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ន.</text:p>
          </table:table-cell>
          <table:table-cell table:style-name="តារាង1.D2" office:value-type="string">
            <text:p text:style-name="P6">ឈ្មោះ​ល្ហុង​មួយ​ប្រភេទ ធាង​វែង ស្លឹក​ធំ ឆែក​ៗ មាន​ប្រហោង​ក្នុង​ធាង ក្លិន​ក្រពុល ផ្លែ​ចង្កោម​ៗ កួរ​ផ្លែ​មួយ​ៗ ទំហំ​ប៉ុន​ផ្លែ​ពុទ្រា ឬ ផ្លែ​កន្ទួត, មាន​រោម​នៅ​សំបក​ដូច​ផ្លែ​សាវម៉ាវ, គ្រាប់​ធ្វើ​ជា​ប្រេង : ល្ហុង​ខ្ញែរ <text:s/>។</text:p>
          </table:table-cell>
          <table:table-cell table:style-name="តារាង1.D2" office:value-type="string">
            <text:p text:style-name="P5"/>
          </table:table-cell>
          <table:table-cell table:style-name="តារាង1.I2" office:value-type="string">
            <text:p text:style-name="P6">ល្ហុង​ខ្ញែរ</text:p>
          </table:table-cell>
        </table:table-row>
        <table:table-row>
          <table:table-cell table:style-name="តារាង1.A2" office:value-type="string">
            <text:p text:style-name="P1">១៤២៦</text:p>
          </table:table-cell>
          <table:table-cell table:style-name="តារាង1.A2" office:value-type="string">
            <text:p text:style-name="P3">ខ្ញោក</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គុ.</text:p>
          </table:table-cell>
          <table:table-cell table:style-name="តារាង1.D2" office:value-type="string">
            <text:p text:style-name="P6">ដែល​ស្រួយ​ក្រៃពេក; ស្រួយ​ណាស់ : ស្រួយ​ខ្ញោក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1">១៤២៧</text:p>
          </table:table-cell>
          <table:table-cell table:style-name="តារាង1.A2" office:value-type="string">
            <text:p text:style-name="P3">ខ្ញុំ</text:p>
          </table:table-cell>
          <table:table-cell table:style-name="តារាង1.A2" office:value-type="string">
            <text:p text:style-name="P5">១</text:p>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បុ.</text:p>
          </table:table-cell>
          <table:table-cell table:style-name="តារាង1.D2" office:value-type="string">
            <text:p text:style-name="P6">(តាម​លំអាន សំ. បា. ជា​ឧត្តម​បុរិសៈ) សំដី​ដែល​សាមី​ខ្លួន ហៅ​ខ្លួន​ឯង : ខ្ញុំ​សុំ​អញ្ជើញ​បង​ទៅ​ក្រុង​ព្រះ​សីហនុ ជាមួយ​នឹង​ខ្ញុំ​បាន ៣ ថ្ងៃ ។ ខ្ញុំ​​​បាទ​សម្រាប់​និយាយ​ជាមួយ​នឹង​មន្រ្តី​មាន​ស័ក្ដិ​មធ្យម​ ឬ ជាមួយ​នឹង​មនុស្ស​ឥត​យស​ស័ក្តិ​ទេ ប៉ុន្តែ​គួរ​គោរព ។ ខ្ញុំ​ប្របាទ សម្រាប់​និយាយា​ជាមួយ​នឹង​មន្រ្តី​មាន​ស័ក្តិ​ធំ ។ បើ​ស្ត្រី​ថា <text:s/>នាង​ខ្ញុំ ។ ខ្ញុំ​ឯង ជា​ព្រះ​រាជ​ឱង្ការ នៃ​ព្រះ​មហា​ក្សត្រិយ៍ ដែល​ទ្រង់​ប្រាស្រ័យ​ជាមួយ​នឹង​ប្រជា​ពលរដ្ឋ​ដោយ​ការ​គួរ​សម; <text:s/>បើ​ព្រះ​រាជ​ឱង្ការ​ពុំ​គួរ​សម​ទេ ដូច​អ្នក​បម្រើ​បម្រាស់​ស្និទ្ធ​ជិត​ព្រះ​អង្គ​ជាដើម​ថា អញ ឬ អញ​ឯង <text:s/>។ល។ បព្វជិត​ថា អាត្មា; ជាមួយ​នឹង​ឥស្សរ​ជន​ថា អាត្មា​ភាព ។ បុរាណ​ថា <text:s/>អាច​ក្ដី : អាច​ក្ដី​ពុំ​សូវ​សប្បាយ ចេះ​តែ​វិល​មុខ ។ ម. ព. ទូល​ព្រះ​បង្គំ, ទូល​ព្រះ​បង្គំ​ជា​ខ្ញុំ ផង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1"/>
          </table:table-cell>
          <table:table-cell table:style-name="តារាង1.A2" office:value-type="string">
            <text:p text:style-name="P3"/>
          </table:table-cell>
          <table:table-cell table:style-name="តារាង1.A2" office:value-type="string">
            <text:p text:style-name="P5">២</text:p>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ន.</text:p>
          </table:table-cell>
          <table:table-cell table:style-name="តារាង1.D2" office:value-type="string">
            <text:p text:style-name="P6">មនុស្ស​ដែល​កំដឹង​ទ្រព្យ​គេ គឺ​មនុស្ស​ដែល​ទាល់​ក្រ ហើយ​ទៅ​ខ្ចី​ទ្រព្យ​គេ​មក​ចិញ្ចឹម​ជីវិត រក​សង​គេ​មិន​បាន យក​ខ្លួន​ទៅ​នៅ​បម្រើ​គេ ឬ មាតា​​បិតា​ចំពាក់​ទ្រព្យ​គេ​ឲ្យ​កូន​ទៅ​នៅ​បម្រើ​គេ, <text:s/>កូន​នោះ​ក៏​ឈ្មោះ​ថា​ខ្ញុំ​គេ : មនុស្ស​ខ្ញុំ​គេ (មាន​តែ​ពី​ដើម, ក្នុង​សម័យ​នេះ​លើក​លែង​មិន​ឲ្យ​មាន; ពាក្យ​គួរ​សម​ហៅ​ជា​បាលី​ភាសា​ថា <text:s/>ទាសា, ទាសី “ខ្ញុំ​ប្រុស, ខ្ញុំ​ស្រី”)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1">១៤២៨</text:p>
          </table:table-cell>
          <table:table-cell table:style-name="តារាង1.A2" office:value-type="string">
            <text:p text:style-name="P3">ខ្ញាំ</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កិ.</text:p>
          </table:table-cell>
          <table:table-cell table:style-name="តារាង1.D2" office:value-type="string">
            <text:p text:style-name="P6">ចាប់​ដោយ​ក្រញាំ​ដៃ ឬ ក្រញាំ​ជើង គឺ​ចាប់​ដោយ​ចុង​ម្រាម​ទាំង​អស់ ឬ ក្រចៅ ដោយ​ម្រាម​ទាំងអស់ : មនុស្ស​ខ្ញាំ, សត្វ​ខ្ញាំ, ក្ដិច​ខ្ញាំ <text:s/>។</text:p>
          </table:table-cell>
          <table:table-cell table:style-name="តារាង1.D2" office:value-type="string">
            <text:p text:style-name="P5"/>
          </table:table-cell>
          <table:table-cell table:style-name="តារាង1.I2" office:value-type="string">
            <text:p text:style-name="P6">ក្ដិច​ខ្ញាំ <text:s/></text:p>
          </table:table-cell>
        </table:table-row>
        <table:table-row>
          <table:table-cell table:style-name="តារាង1.A2" office:value-type="string">
            <text:p text:style-name="P1">១៤២៩</text:p>
          </table:table-cell>
          <table:table-cell table:style-name="តារាង1.A2" office:value-type="string">
            <text:p text:style-name="P3">ខ្តត</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កិ.</text:p>
          </table:table-cell>
          <table:table-cell table:style-name="តារាង1.D2" office:value-type="string">
            <text:p text:style-name="P6">បន្លឺ​សំឡេង (មាន់) ។ ម. ព. ខ្ទាត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1">១៤៣០</text:p>
          </table:table-cell>
          <table:table-cell table:style-name="តារាង1.A2" office:value-type="string">
            <text:p text:style-name="P3">ខ្ទង់</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ន.</text:p>
          </table:table-cell>
          <table:table-cell table:style-name="តារាង1.D2" office:value-type="string">
            <text:p text:style-name="P6">ឈើ​ខណ្ឌ​ទទឹង តូច ឬ ធំ ខ្លី ឬ វែង តាម​សម​គួរ​ដល់​របស់​ដែល​ត្រូវ​ឲ្យ​មាន : ខ្ទង់​ទូក, ខ្ទង់​ចាប៉ី <text:s/>ជាដើម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1">១៤៣១</text:p>
          </table:table-cell>
          <table:table-cell table:style-name="តារាង1.A2" office:value-type="string">
            <text:p text:style-name="P3">ខ្ទប</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កិ.</text:p>
          </table:table-cell>
          <table:table-cell table:style-name="តារាង1.D2" office:value-type="string">
            <text:p text:style-name="P6">ផ្អោប, ឱបអង ដើម្បី​ឲ្យ​គង់​នៅ មិន​ឲ្យ​ខូច​ខាត : អប​ខ្ទប <text:s/>។</text:p>
          </table:table-cell>
          <table:table-cell table:style-name="តារាង1.D2" office:value-type="string">
            <text:p text:style-name="P5"/>
          </table:table-cell>
          <table:table-cell table:style-name="តារាង1.I2" office:value-type="string">
            <text:p text:style-name="P6">អបខ្ទប <text:s/></text:p>
          </table:table-cell>
        </table:table-row>
        <table:table-row>
          <table:table-cell table:style-name="តារាង1.A2" office:value-type="string">
            <text:p text:style-name="P1">១៤៣២</text:p>
          </table:table-cell>
          <table:table-cell table:style-name="តារាង1.A2" office:value-type="string">
            <text:p text:style-name="P3">ខ្ទប់</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កិ.</text:p>
          </table:table-cell>
          <table:table-cell table:style-name="តារាង1.D2" office:value-type="string">
            <text:p text:style-name="P6">បិទ​ស្ទះ : ខ្ទប់​ទ្វារ, ខ្ទប់​រន្ធ​សត្វ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1">១៤៣៣</text:p>
          </table:table-cell>
          <table:table-cell table:style-name="តារាង1.A2" office:value-type="string">
            <text:p text:style-name="P3">ខ្ទម</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ន.</text:p>
          </table:table-cell>
          <table:table-cell table:style-name="តារាង1.D2" office:value-type="string">
            <text:p text:style-name="P6">ផ្ទះ​តូច​ជា​ទី​សម្រាប់​សំចត : ខ្ទម​ចាំ​ចាប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1">១៤៣៤</text:p>
          </table:table-cell>
          <table:table-cell table:style-name="តារាង1.A2" office:value-type="string">
            <text:p text:style-name="P3">ខ្ទរ</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គុ. ឬ កិ. វិ.</text:p>
          </table:table-cell>
          <table:table-cell table:style-name="តារាង1.D2" office:value-type="string">
            <text:p text:style-name="P6">ដែល​លាន់​រំពង​ញាប់​ញ័រ : សូរ​ខ្ទរខ្ទារ, បាញ់​ខ្ទរខ្ទារ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1">១៤៣៥</text:p>
          </table:table-cell>
          <table:table-cell table:style-name="តារាង1.A2" office:value-type="string">
            <text:p text:style-name="P3">ខ្ទរខ្ទ័រ</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គុ. ឬ កិ. វិ.</text:p>
          </table:table-cell>
          <table:table-cell table:style-name="តារាង1.D2" office:value-type="string">
            <text:p text:style-name="P6">ដែល​លាន់​រំពង​ញ័រ​សុសសាយ​ដោយ​បាញ់​កាំភ្លើង ឬ​ដោយ​វាយ​ស្គរ​ធំ​ជាដើម <text:s/>: បាញ់​កាំភ្លើង​ឮ​ខ្ទរខ្ទ័រ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1">១៤៣៦</text:p>
          </table:table-cell>
          <table:table-cell table:style-name="តារាង1.A2" office:value-type="string">
            <text:p text:style-name="P3">ខ្ទ័រ</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កិ. ឬ កិ. វិ.</text:p>
          </table:table-cell>
          <table:table-cell table:style-name="តារាង1.D2" office:value-type="string">
            <text:p text:style-name="P6">ញ័រ​លាន់​រំពង​សង្កៀរ​ត្រចៀក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1">១៤៣៧</text:p>
          </table:table-cell>
          <table:table-cell table:style-name="តារាង1.A2" office:value-type="string">
            <text:p text:style-name="P3">ខ្ទាត</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កិ.</text:p>
          </table:table-cell>
          <table:table-cell table:style-name="តារាង1.D2" office:value-type="string">
            <text:p text:style-name="P6">ប៉ើង​ខ្ចាយ​ចេញ ។ បន្លឺ​សំឡេង​ឲ្យ​ដឹង​ថា នឹង​ពង ឬ ពង​រួច​ហើយ (មាន់) : មាន់​ញី​ខ្ទាត, មេមាន់​ខ្ទាត, ខ្លះ​ហៅ​ថា ខ្តត : មាន់​ខ្តត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1">១៤៣៨</text:p>
          </table:table-cell>
          <table:table-cell table:style-name="តារាង1.A2" office:value-type="string">
            <text:p text:style-name="P3">ខ្ទារ</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គុ. ឬ កិ. វិ.</text:p>
          </table:table-cell>
          <table:table-cell table:style-name="តារាង1.D2" office:value-type="string">
            <text:p text:style-name="P6">(ម. ព. ខ្ទរ)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1">១៤៣៩</text:p>
          </table:table-cell>
          <table:table-cell table:style-name="តារាង1.A2" office:value-type="string">
            <text:p text:style-name="P3">ខ្ទាស់</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កិ.</text:p>
          </table:table-cell>
          <table:table-cell table:style-name="តារាង1.D2" office:value-type="string">
            <text:p text:style-name="P6">ធ្វើ​ឲ្យ​ជាប់​គ្នា​ដោយ​ក្លាស់​នឹង​កន្លាស់ ឬ ម្ជុល ជាដើម : ខ្ទាស់​កន្ទោង​ដោយ​កន្លាស់ ។ ន. ម្ជុល​បត់​មួយ​យ៉ាង សម្រាប់​ខ្ទាស់​អ្វី​ៗ : ម្ជុល​ខ្ទាស់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1">១៤៤០</text:p>
          </table:table-cell>
          <table:table-cell table:style-name="តារាង1.A2" office:value-type="string">
            <text:p text:style-name="P3">ខ្ទិះ</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ន.</text:p>
          </table:table-cell>
          <table:table-cell table:style-name="តារាង1.D2" office:value-type="string">
            <text:p text:style-name="P6">ប្រេង​ដូង​ស្រស់ ដែល​ទើប​ច្របាច់​យក​ពី​សាច់​ដូង​មិន​ទាន់​ចំរាញ់​ឲ្យ​ដាក់​ទឹក : ខ្ទិះ​ដូង ។ ឈ្មោះ​ដូង​ម្យ៉ាង​ផ្លែ​ទុំ​មាន​សាច់​ទន់​ជា​ខ្ទិះ​តែ​ម្ដង : ដូង​ខ្ទិះ <text:s/>។</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1">១៤៤១</text:p>
          </table:table-cell>
          <table:table-cell table:style-name="តារាង1.A2" office:value-type="string">
            <text:p text:style-name="P3">ខ្ទីង</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ន.</text:p>
          </table:table-cell>
          <table:table-cell table:style-name="តារាង1.D2" office:value-type="string">
            <text:p text:style-name="P6">ឈ្មោះ​សត្វ​ព្រៃ​ចតុប្បាទ រូប​សណ្ឋាន​ដូច​ក្របី សន្ដាន​ជាមួយ​នឹង​ក្របី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1">១៤៤២</text:p>
          </table:table-cell>
          <table:table-cell table:style-name="តារាង1.A2" office:value-type="string">
            <text:p text:style-name="P3">ខ្ទីត</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គុ.</text:p>
          </table:table-cell>
          <table:table-cell table:style-name="តារាង1.D2" office:value-type="string">
            <text:p text:style-name="P6">ង​ទៅ​ខាង​ក្រោយ​បន្តិច : ដំណើរ​ខ្ទីត, រាង​ខ្ទីត គឺ​ដើរ​ដំណើរ​ង​គូទ, រាង​ង​គូទ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1">១៤៤៣</text:p>
          </table:table-cell>
          <table:table-cell table:style-name="តារាង1.A2" office:value-type="string">
            <text:p text:style-name="P3">ខ្ទឹង</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ន.</text:p>
          </table:table-cell>
          <table:table-cell table:style-name="តារាង1.D2" office:value-type="string">
            <text:p text:style-name="P6">ឈ្មោះ​ឈើ​មួយ​ប្រភេទ សំបក និង ស្លឹក​ប្រហែល​នឹង​សុរភី, ផ្លែ​ធ្វើ​ប្រេង​បាន, ផ្កា​សម្បុរ​ស​ក្រអូប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1">១៤៤៤</text:p>
          </table:table-cell>
          <table:table-cell table:style-name="តារាង1.A2" office:value-type="string">
            <text:p text:style-name="P3">ខ្ទឹម</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ន.</text:p>
          </table:table-cell>
          <table:table-cell table:style-name="តារាង1.D2" office:value-type="string">
            <text:p text:style-name="P6">ឈ្មោះ​ប្រទាល​មួយ​ប្រភេទ ប្រើ​ជា​គ្រឿង​អាហារ ឬ ជា​ថ្នាំ​បាន : ខ្ទឹម​ក្រហម, ខ្ទឹម​ស ។</text:p>
          </table:table-cell>
          <table:table-cell table:style-name="តារាង1.D2" office:value-type="string">
            <text:p text:style-name="P5"/>
          </table:table-cell>
          <table:table-cell table:style-name="តារាង1.I2" office:value-type="string">
            <text:p text:style-name="P6">ខ្ទឹម​ក្រហម​</text:p>
            <text:p text:style-name="P6"><text:s/>ខ្ទឹម​ស</text:p>
          </table:table-cell>
        </table:table-row>
        <table:table-row>
          <table:table-cell table:style-name="តារាង1.A2" office:value-type="string">
            <text:p text:style-name="P1">១៤៤៥</text:p>
          </table:table-cell>
          <table:table-cell table:style-name="តារាង1.A2" office:value-type="string">
            <text:p text:style-name="P3">ខ្ទុត</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កិ.</text:p>
          </table:table-cell>
          <table:table-cell table:style-name="តារាង1.D2" office:value-type="string">
            <text:p text:style-name="P6">កម្រើក​គូទ​ហើយ​ទង្គិច​ញយ​ៗ (ពាក្យ​អាសគ្រាម)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1">១៤៤៦</text:p>
          </table:table-cell>
          <table:table-cell table:style-name="តារាង1.A2" office:value-type="string">
            <text:p text:style-name="P3">ខ្ទុតដី</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ន.</text:p>
          </table:table-cell>
          <table:table-cell table:style-name="តារាង1.D2" office:value-type="string">
            <text:p text:style-name="P6">ឈ្មោះ​បក្សី​មួយ​ប្រភេទ រូប​តូច​ប៉ុន​ចាប​ពូក តែ​កន្ទុយ​វែង ច្រើន​ស្វែង​រក​អាហារ​ផ្ទាល់​នឹង​ដី មាន​អាការ​កម្រើក​កន្ទុយ ដូច​ជា​ខ្ទុត​ដី​រឿយ​ៗ; ពាក្យ​រាបសា​ហៅ​ថា សត្វ​ប៉ាក់ប៉ើក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1">១៤៤៧</text:p>
          </table:table-cell>
          <table:table-cell table:style-name="តារាង1.A2" office:value-type="string">
            <text:p text:style-name="P3">ខ្ទុះ</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ន.</text:p>
          </table:table-cell>
          <table:table-cell table:style-name="តារាង1.D2" office:value-type="string">
            <text:p text:style-name="P6">ឈាម​កក-ស ឬ ក្រហម​ខាប់ ដែល​កើត​ឡើង​នៅ​មុខ​ដំបៅ ឬ​នៅ​មុខ​បូស : ខ្ទុះ​បូស, ខ្ទុះ​ដំបៅ <text:s/>។</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1">១៤៤៨</text:p>
          </table:table-cell>
          <table:table-cell table:style-name="តារាង1.A2" office:value-type="string">
            <text:p text:style-name="P3">ខ្ទួយ</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ន.</text:p>
          </table:table-cell>
          <table:table-cell table:style-name="តារាង1.D2" office:value-type="string">
            <text:p text:style-name="P16">ឈ្មោះ​សត្វ​តូច មាន​ទ្រនិច​នៅ​ចុង​កន្ទុយ បើ​វា​ទិច​មាន​ពិស​បណ្ដាល​ឲ្យ​ឈឺ​ពើត​ចាប់​ខ្លាំង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1">១៤៤៩</text:p>
          </table:table-cell>
          <table:table-cell table:style-name="តារាង1.A2" office:value-type="string">
            <text:p text:style-name="P3">ខ្ទើត</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កិ.</text:p>
          </table:table-cell>
          <table:table-cell table:style-name="តារាង1.D2" office:value-type="string">
            <text:p text:style-name="P6">ប្រឹង​ឡើង, ចំកោង​ឡើង, មិន​ងាយ​ចុះ​ទៅ​ក្រោម​ដោយ​បោះ​ដោយ​វាយ : វាយ​មិន​ចុះ, សង្កត់​មិន​ចុះ ចេះ​តែ​ខ្ទើត​ឡើង ។ ព. ប្រ. លូក​មិន​ចុះ, ចាក់​មិន​ចុះ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1">១៤៥០</text:p>
          </table:table-cell>
          <table:table-cell table:style-name="តារាង1.A2" office:value-type="string">
            <text:p text:style-name="P3">ខ្ទើយ</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ន.</text:p>
          </table:table-cell>
          <table:table-cell table:style-name="តារាង1.D2" office:value-type="string">
            <text:p text:style-name="P6">មនុស្ស​មាន​ភេទ ស្ទើរ​ប្រុស ស្ទើរ​ស្រី : មនុស្ស​ខ្ទើយ <text:s/>។</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1">១៤៥១</text:p>
          </table:table-cell>
          <table:table-cell table:style-name="តារាង1.A2" office:value-type="string">
            <text:p text:style-name="P3">ខ្ទេច</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គុ.</text:p>
          </table:table-cell>
          <table:table-cell table:style-name="តារាង1.D2" office:value-type="string">
            <text:p text:style-name="P6">ល្អិត​ដោយ​វាយ, ដោយ​ដំ​ឲ្យ​បែក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1">១៤៥២</text:p>
          </table:table-cell>
          <table:table-cell table:style-name="តារាង1.A2" office:value-type="string">
            <text:p text:style-name="P3">ខ្ទេចខ្ទី</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គុ. ឬ កិ. វិ.</text:p>
          </table:table-cell>
          <table:table-cell table:style-name="តារាង1.D2" office:value-type="string">
            <text:p text:style-name="P6">ដែល​ខ្ទេច​ណាស់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1">១៤៥៣</text:p>
          </table:table-cell>
          <table:table-cell table:style-name="តារាង1.A2" office:value-type="string">
            <text:p text:style-name="P3">ខ្ទែង</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កិ. វិ.</text:p>
          </table:table-cell>
          <table:table-cell table:style-name="តារាង1.D2" office:value-type="string">
            <text:p text:style-name="P6">ពាក្យ​សម្រាប់​ចម្រើន​ពាក្យ​ដើរ​ឲ្យ​វិសេស​ឡើង : គោ​ដើរ​ខ្ទែង គឺ​ដើរ​យ៉ាង​លឿន; បើ​សេះ​ហៅ​ថា រត់​យួន <text:s/>។</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1">១៤៥៤</text:p>
          </table:table-cell>
          <table:table-cell table:style-name="តារាង1.A2" office:value-type="string">
            <text:p text:style-name="P3">ខ្ទែត</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គុ.</text:p>
          </table:table-cell>
          <table:table-cell table:style-name="តារាង1.D2" office:value-type="string">
            <text:p text:style-name="P6">កាង​ក្រទា : ឫក​ខ្ទែត, រាង​ខ្ទែត <text:s/>។</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1">១៤៥៥</text:p>
          </table:table-cell>
          <table:table-cell table:style-name="តារាង1.A2" office:value-type="string">
            <text:p text:style-name="P3">ខ្ទោក​ៗ</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កិ. វិ.</text:p>
          </table:table-cell>
          <table:table-cell table:style-name="តារាង1.D2" office:value-type="string">
            <text:p text:style-name="P6">ពាក្យ​សម្រាប់​ចម្រើន​ពាក្យ ញាក់, ពាក្យ​ចាប់, ពាក្យ​ពើត​ឲ្យ​<text:span text:style-name="T4">វិសេស​ឡើង : ញាក់​ខ្ទោក​ៗ, ចាប់​ខ្ទោក​ៗ, ពើត​ខ្ទោក​ៗ គឺ​ញាក់​សាច់, ញាក់​សរសៃ ឬ ចាប់​ពើត​ដោយ​រោគ​ដែល​មាន​ពង​ខ្ទុះ ។</text:span></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1">១៤​៥៦</text:p>
          </table:table-cell>
          <table:table-cell table:style-name="តារាង1.A2" office:value-type="string">
            <text:p text:style-name="P3">ខ្ទាំ</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គុ.</text:p>
          </table:table-cell>
          <table:table-cell table:style-name="តារាង1.D2" office:value-type="string">
            <text:p text:style-name="P6">ប្រេះឆា, ទក់ទី, បែក​មិន​ដាច់​ពី​គ្នា ។ ជួន​កាល​ប្រើ​ជា កិ. វិ. បែក​ខ្ទាំ <text:s/>គឺ​បែក​ទក់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1">១៤៥៧</text:p>
          </table:table-cell>
          <table:table-cell table:style-name="តារាង1.A2" office:value-type="string">
            <text:p text:style-name="P3">ខ្ទះ</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ន.</text:p>
          </table:table-cell>
          <table:table-cell table:style-name="តារាង1.D2" office:value-type="string">
            <text:p text:style-name="P6">ឆ្នាំង​ធ្វើ​ដោយ​ដែក, ដោយ​ស្ពាន់, ដោយ​ទង់ដែង មាន​មាត់​កំផាស សម្រាប់​ចម្អិន​អាហារ មាន​បែប​ផ្សេង​ៗ ខុស​គ្នា : ឆ្នាំង​ខ្ទះ, សម្ល ១ ខ្ទះ <text:s/>។</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1">១៤៥៨</text:p>
          </table:table-cell>
          <table:table-cell table:style-name="តារាង1.A2" office:value-type="string">
            <text:p text:style-name="P3">ខ្ទះត្នោត</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ន.</text:p>
          </table:table-cell>
          <table:table-cell table:style-name="តារាង1.D2" office:value-type="string">
            <text:p text:style-name="P6">ខ្ទះ​ធំ​ៗ​សម្រាប់​រំងាស់​ទឹក​ត្នោត​ធ្វើ​ស្ករ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1">១៤៥៩</text:p>
          </table:table-cell>
          <table:table-cell table:style-name="តារាង1.A2" office:value-type="string">
            <text:p text:style-name="P3">ខ្នង</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ន.</text:p>
          </table:table-cell>
          <table:table-cell table:style-name="តារាង1.D2" office:value-type="string">
            <text:p text:style-name="P6">ចំណែក​រាង​កាយ​មនុស្ស និង​សត្វ​ត្រង់​ប៉ែក​ខាង​ក្រោយ​ពី​ត្រឹម​ស្មា​ទាំង​ពីរ​ចុះ​ទៅ​ដល់​ចង្កេះ : ខ្នង​មនុស្ស, ខ្នង​សត្វ <text:s/>។ ចំណែក​ខាង​លើ​ដែល​កំពុង ឬ រាប​របស់​អវយវៈ ឬ វត្ថុ​នីមួយ​ៗ ក៏​ហៅ​ខ្នង​ដែរ : ខ្នង​ដៃ, ខ្នង​ជើង, ខ្នង​ភ្នំ, ខ្នង​ឫស្សី, ខ្នង​សំបុត្រ <text:s/>ជាដើម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1">១៤៦០</text:p>
          </table:table-cell>
          <table:table-cell table:style-name="តារាង1.A2" office:value-type="string">
            <text:p text:style-name="P3">ខ្នប់</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ន.</text:p>
          </table:table-cell>
          <table:table-cell table:style-name="តារាង1.D2" office:value-type="string">
            <text:p text:style-name="P6">អ្វី​ៗ នៅ​ក្នុង​កប់​នៅ​ឡើយ : ខ្មោច​ក្នុង​ខ្នប់, ព្រហក់​មួយ​ខ្នប់ <text:s/>។ ច្បាប់​បុរាណ​ថា <text:s/>បើ​ស្រី​ណា​យក​ប្ដី​ទៀត មិន​ទាន់​បាន​រំលាយ​រូប​ប្ដី​មុន នោះ​ខុស​នឹង​ច្បាប់​សង្ឃការី ត្រង់​មាត្រា​ហៅ​ថា កន្លង​ខ្នប់ ត្រូវ​ពិន័យ​លក់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1">១៤៦១</text:p>
          </table:table-cell>
          <table:table-cell table:style-name="តារាង1.A2" office:value-type="string">
            <text:p text:style-name="P3">ខ្នល់</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ន.</text:p>
          </table:table-cell>
          <table:table-cell table:style-name="តារាង1.D2" office:value-type="string">
            <text:p text:style-name="P6">ឈ្មោះ​របស់​សម្រាប់​កល់ : ខ្នល់​រទេះ ។ ខ្នល់​ជើង (ព. បុ.) ខ្នើយ​ជើង, កែប​ជើង : ពូក​ព្រំ​ខ្នល់​ខ្នើយ <text:s/>។</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1">១៤៦២</text:p>
          </table:table-cell>
          <table:table-cell table:style-name="តារាង1.A2" office:value-type="string">
            <text:p text:style-name="P3">ខ្នន់</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គុ.</text:p>
          </table:table-cell>
          <table:table-cell table:style-name="តារាង1.D2" office:value-type="string">
            <text:p text:style-name="P6">ដែល​មាន​ផ្នត់​អង្កាញ់ : ស្នាម​ខ្នន់​ៗ <text:s/>។</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1">១៤៦៣</text:p>
          </table:table-cell>
          <table:table-cell table:style-name="តារាង1.A2" office:value-type="string">
            <text:p text:style-name="P3">ខ្នាច</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ន.</text:p>
          </table:table-cell>
          <table:table-cell table:style-name="តារាង1.D2" office:value-type="string">
            <text:p text:style-name="P6">ថ្លុក​កន្លែង​ជ្រូក​ស្រុក, ជ្រូក​ព្រៃ, ក្របី, រមាស​ដេក : ខ្នាច​ជ្រូក, ខ្នាច​ក្របី, ខ្នាច​រមាស <text:s/>។</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1">១៤៦៤</text:p>
          </table:table-cell>
          <table:table-cell table:style-name="តារាង1.A2" office:value-type="string">
            <text:p text:style-name="P3">ខ្នាច់</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ន.</text:p>
          </table:table-cell>
          <table:table-cell table:style-name="តារាង1.D2" office:value-type="string">
            <text:p text:style-name="P6">កំណាច់​ឈើ ឬ ឫស្សី ផ្ដៅ ដែល​កាច់​មិន​ឲ្យ​ដាច់​ពី​គ្នា ទុក​ចំណាំ​ចំនួន​ដែល​រាប់ : មួយ​ខ្នាច់, ពីរ​ខ្នាច់ <text:s/>។</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1">១៤៦៥</text:p>
          </table:table-cell>
          <table:table-cell table:style-name="តារាង1.A2" office:value-type="string">
            <text:p text:style-name="P3">ខ្នាត</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ន.</text:p>
          </table:table-cell>
          <table:table-cell table:style-name="តារាង1.D2" office:value-type="string">
            <text:p text:style-name="P6">កំណត់​រង្វាស់ : <text:s/>ខ្នាត​ផ្ទះ, ខ្នាត​ចីវរ <text:s/>។</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1">១៤៦៦</text:p>
          </table:table-cell>
          <table:table-cell table:style-name="តារាង1.A2" office:value-type="string">
            <text:p text:style-name="P3">ខ្នាន</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ស.</text:p>
          </table:table-cell>
          <table:table-cell table:style-name="តារាង1.D2" office:value-type="string">
            <text:p text:style-name="P5">ន.</text:p>
          </table:table-cell>
          <table:table-cell table:style-name="តារាង1.D2" office:value-type="string">
            <text:p text:style-name="P6">(ខះនាន អ. ថ. ខៈន៉ាន ន. ឬ កិ. “បែប, ការ​ផ្សំ​ថ្នាំ; ផ្គូ​គ្នា, ប្រណាំង​គ្នា; ប្រជែង​គ្នា, សន្មត​នាម, ហៅ”) របស់​ដែល​ផ្គូ, ដែល​តម្កើង​ដោយ​គ្រឿង​រចនា​ផ្សេង​ៗ ឬ ដោយ​សន្មតិ​នាម : ទូក​ខ្នាន, ដំរី​ខ្នាន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1">១៤៦៧</text:p>
          </table:table-cell>
          <table:table-cell table:style-name="តារាង1.A2" office:value-type="string">
            <text:p text:style-name="P3">ខ្នាន់</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ប.</text:p>
          </table:table-cell>
          <table:table-cell table:style-name="តារាង1.D2" office:value-type="string">
            <text:p text:style-name="P6">ពាក្យ​សម្រាប់​និយាយ​ផ្សំ​នឹង​ពាក្យ​ខ្នាប់ : ខ្នាន់ខ្នាប់ <text:s/>។</text:p>
          </table:table-cell>
          <table:table-cell table:style-name="តារាង1.D2" office:value-type="string">
            <text:p text:style-name="P5"/>
          </table:table-cell>
          <table:table-cell table:style-name="តារាង1.I2" office:value-type="string">
            <text:p text:style-name="P6"><text:s/>ខ្នាន់ខ្នាប់ </text:p>
          </table:table-cell>
        </table:table-row>
        <table:table-row>
          <table:table-cell table:style-name="តារាង1.A2" office:value-type="string">
            <text:p text:style-name="P1">១៤៦៨</text:p>
          </table:table-cell>
          <table:table-cell table:style-name="តារាង1.A2" office:value-type="string">
            <text:p text:style-name="P3">ខ្នាន់ខ្នាប់</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គុ.</text:p>
          </table:table-cell>
          <table:table-cell table:style-name="តារាង1.D2" office:value-type="string">
            <text:p text:style-name="P6">ពាស​ពេញ, ណែនណាន់, ដេរដាស : មនុស្ស​ខ្នាន់ខ្នាប់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1">១៤៦៩</text:p>
          </table:table-cell>
          <table:table-cell table:style-name="តារាង1.A2" office:value-type="string">
            <text:p text:style-name="P3">ខ្នាប</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កិ. វិ.</text:p>
          </table:table-cell>
          <table:table-cell table:style-name="តារាង1.D2" office:value-type="string">
            <text:p text:style-name="P6">ពាក្យ​សម្រាប់​ចម្រើន​ពាក្យ​រត់​ខ្លាំង​ឲ្យ​ប្លែក​ឡើង : រត់​ខ្នាប <text:s/>គឺ​រត់​សណ្ដាប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1">១៤៧០</text:p>
          </table:table-cell>
          <table:table-cell table:style-name="តារាង1.A2" office:value-type="string">
            <text:p text:style-name="P3">ខ្នាយ</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ន.</text:p>
          </table:table-cell>
          <table:table-cell table:style-name="តារាង1.D2" office:value-type="string">
            <text:p text:style-name="P6">ចង្កូម​ស្រួច​ជា​គ្រឿង​ការពារ​របស់​ជ្រូក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1">១៤៧១</text:p>
          </table:table-cell>
          <table:table-cell table:style-name="តារាង1.A2" office:value-type="string">
            <text:p text:style-name="P3">ខ្នារ</text:p>
          </table:table-cell>
          <table:table-cell table:style-name="តារាង1.A2" office:value-type="string">
            <text:p text:style-name="P5">១</text:p>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ន.</text:p>
          </table:table-cell>
          <table:table-cell table:style-name="តារាង1.D2" office:value-type="string">
            <text:p text:style-name="P6">ប្រដាប់​សម្រាប់​ការ​សូត្រ, ការ​អំបោះ​ធ្វើ​ដោយ​ឫស្សី​បិត ឬ ត្រែង​ដែល​ហៅ​ថា <text:s/>ត្រែង​ខ្នារ​កាំ <text:s/>ជាដើម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1"/>
          </table:table-cell>
          <table:table-cell table:style-name="តារាង1.A2" office:value-type="string">
            <text:p text:style-name="P3"/>
          </table:table-cell>
          <table:table-cell table:style-name="តារាង1.A2" office:value-type="string">
            <text:p text:style-name="P5">២</text:p>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ន.</text:p>
          </table:table-cell>
          <table:table-cell table:style-name="តារាង1.D2" office:value-type="string">
            <text:p text:style-name="P6">ឈ្មោះ​គ្រឿង​ប្រហារ​មួយ​យ៉ាង មាន​សណ្ឋាន​ដូច​ស្នា​សម្រាប់​បាញ់​ឯង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1"/>
          </table:table-cell>
          <table:table-cell table:style-name="តារាង1.A2" office:value-type="string">
            <text:p text:style-name="P3"/>
          </table:table-cell>
          <table:table-cell table:style-name="តារាង1.A2" office:value-type="string">
            <text:p text:style-name="P5">៣</text:p>
          </table:table-cell>
          <table:table-cell table:style-name="តារាង1.D2" office:value-type="string">
            <text:p text:style-name="P5"/>
          </table:table-cell>
          <table:table-cell table:style-name="តារាង1.D2" office:value-type="string">
            <text:p text:style-name="P5">ព. បុ.</text:p>
          </table:table-cell>
          <table:table-cell table:style-name="តារាង1.D2" office:value-type="string">
            <text:p text:style-name="P5">ន.</text:p>
          </table:table-cell>
          <table:table-cell table:style-name="តារាង1.D2" office:value-type="string">
            <text:p text:style-name="P6">ទី​ដី​ជា​ទួល​ខ្ពស់​ព័ទ្ធ​ជុំវិញ​ត្រពាំង ឬ​ជាត​ស្រះ គឺ​ស្រះ​ដែល​កើត​ឯង​ដោយ​ឥត​អ្នក​ណា​ជីក, ជួន​កាល​គេ​ក​ភូមិ ឬ ក​វត្ត​លើ​ទួល​នោះ​គេ​ហៅ​ថា ភូមិ​ខ្នារ, វត្ត​ខ្នារ <text:s/>តាម​ឈ្មោះ​ដើម ។ ត្រពាំង ឬ​ ជាត​ស្រះ​នោះ ក៏​គេ​ហៅ​តាម​ឈ្មោះ​ទួល​នោះ​ដែរ : ត្រពាំងខ្នារ; បើ​គេ​បញ្ចុះ​ដំរី​ឲ្យ​ត្រាំ​ទឹក គេ​ហៅ ត្រាំខ្នារ ។ល។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1">១៤៧២</text:p>
          </table:table-cell>
          <table:table-cell table:style-name="តារាង1.A2" office:value-type="string">
            <text:p text:style-name="P3">ខ្និច</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កិ.</text:p>
          </table:table-cell>
          <table:table-cell table:style-name="តារាង1.D2" office:value-type="string">
            <text:p text:style-name="P6">ធ្វើ​អំពើ​ដោយ​កិច្ចកល​មាយា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1">១៤៧៣</text:p>
          </table:table-cell>
          <table:table-cell table:style-name="តារាង1.A2" office:value-type="string">
            <text:p text:style-name="P3">ខ្និត</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ន.</text:p>
          </table:table-cell>
          <table:table-cell table:style-name="តារាង1.D2" office:value-type="string">
            <text:p text:style-name="P6">ឈើ​សម្រាប់​កិត​លាមក : ឈើ​ខ្និត <text:s/>។</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1">១៤៧៤</text:p>
          </table:table-cell>
          <table:table-cell table:style-name="តារាង1.A2" office:value-type="string">
            <text:p text:style-name="P3">ខ្នឺប</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កិ. វិ.</text:p>
          </table:table-cell>
          <table:table-cell table:style-name="តារាង1.D2" office:value-type="string">
            <text:p text:style-name="P6">ពាក្យ​សម្រាប់​ចម្រើន​ពាក្យ​សម្រប​ត្រចៀក​ឲ្យ​រឹង​ប្រឹង​រាប​ទៅ​ក្រោយ​ឲ្យ​ប្លែក​ឡើង : ឆ្កែ​បោល​ដាក់​ស្លឹក​ត្រចៀក​ខ្នឺប <text:s/>។</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1">១៤៧៥</text:p>
          </table:table-cell>
          <table:table-cell table:style-name="តារាង1.A2" office:value-type="string">
            <text:p text:style-name="P3">ខ្នុរ</text:p>
          </table:table-cell>
          <table:table-cell table:style-name="តារាង1.A2" office:value-type="string">
            <text:p text:style-name="P5">១</text:p>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ន.</text:p>
          </table:table-cell>
          <table:table-cell table:style-name="តារាង1.D2" office:value-type="string">
            <text:p text:style-name="P6">ឈ្មោះ​រោគ​បូស​ដែល​ច្រើន​តែ​កើត​នៅ​ក្បាល​កូន​ក្មេង : ក្មេង​កើត​ខ្នុរ, បូស​ខ្នុរ <text:s/>។</text:p>
          </table:table-cell>
          <table:table-cell table:style-name="តារាង1.D2" office:value-type="string">
            <text:p text:style-name="P5"/>
          </table:table-cell>
          <table:table-cell table:style-name="តារាង1.I2" office:value-type="string">
            <text:p text:style-name="P6">បូស​ខ្នុរ </text:p>
          </table:table-cell>
        </table:table-row>
        <table:table-row>
          <table:table-cell table:style-name="តារាង1.A2" office:value-type="string">
            <text:p text:style-name="P1"/>
          </table:table-cell>
          <table:table-cell table:style-name="តារាង1.A2" office:value-type="string">
            <text:p text:style-name="P3"/>
          </table:table-cell>
          <table:table-cell table:style-name="តារាង1.A2" office:value-type="string">
            <text:p text:style-name="P5">២</text:p>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ន.</text:p>
          </table:table-cell>
          <table:table-cell table:style-name="តារាង1.D2" office:value-type="string">
            <text:p text:style-name="P6">ឈ្មោះ​ឈើ​ដំណាំ​មួយ​ប្រភេទ មាន​ផ្លែ​ជា​អាហារ ខ្លឹម​ប្រើ​ស្ងោរ​យក​ទឹក​ជ្រលក់​សំពត់​ចីវរ​អ្នក​បួស​ក្នុង​ព្រះ​ពុទ្ធ​សាសនា ។ ខ្នុរ​មាន​ច្រើន​យ៉ាង​គឺ ខ្នុរ​ណាំង សាច់​រឹង, ខ្នុរ​បាយ​ស្រា សាច់​ជ្រាយ ជាដើម ។</text:p>
          </table:table-cell>
          <table:table-cell table:style-name="តារាង1.D2" office:value-type="string">
            <text:p text:style-name="P5"/>
          </table:table-cell>
          <table:table-cell table:style-name="តារាង1.I2" office:value-type="string">
            <text:p text:style-name="P6">ខ្នុរ​ណាំង</text:p>
            <text:p text:style-name="P6">ខ្នុរ​បាយ​ស្រា</text:p>
          </table:table-cell>
        </table:table-row>
        <table:table-row>
          <table:table-cell table:style-name="តារាង1.A2" office:value-type="string">
            <text:p text:style-name="P1">១៤៧៦</text:p>
          </table:table-cell>
          <table:table-cell table:style-name="តារាង1.A2" office:value-type="string">
            <text:p text:style-name="P3">ខ្នុរ​សម្ល</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ន.</text:p>
          </table:table-cell>
          <table:table-cell table:style-name="តារាង1.D2" office:value-type="string">
            <text:p text:style-name="P6">ឈ្មោះ​ឈើ​ដំណាំ​មួយ​ប្រភេទ ស្លឹក​ធំ​ហើយ​ឆែក​ៗ ដើម​បែប​ម្កាក់​បារាំង ផ្លែ​សម្រាប់​ធ្វើ​សម្ល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1">១៤៧៧</text:p>
          </table:table-cell>
          <table:table-cell table:style-name="តារាង1.A2" office:value-type="string">
            <text:p text:style-name="P3">ខ្នួច</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ន.</text:p>
          </table:table-cell>
          <table:table-cell table:style-name="តារាង1.D2" office:value-type="string">
            <text:p text:style-name="P6">ចំណង​សម្រាប់​កួច​ធ្វើ​ដោយ​ឫស្សី​ស្រស់ ឬ ដោយ​ទ្រនុង​ស្លឹក​រឹត​ជាដើម : ខ្នួច​សម្រាប់​ប្រក់​ផ្ទះ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1">១៤៧៨</text:p>
          </table:table-cell>
          <table:table-cell table:style-name="តារាង1.A2" office:value-type="string">
            <text:p text:style-name="P3">ខ្នួត</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ន.</text:p>
          </table:table-cell>
          <table:table-cell table:style-name="តារាង1.D2" office:value-type="string">
            <text:p text:style-name="P6">របស់​សម្រាប់​កួត : ខ្នួត​អំបោះ ជាដើម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1">១៤៧៩</text:p>
          </table:table-cell>
          <table:table-cell table:style-name="តារាង1.A2" office:value-type="string">
            <text:p text:style-name="P3">ខ្នួត​អំបោះ</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ន.</text:p>
          </table:table-cell>
          <table:table-cell table:style-name="តារាង1.D2" office:value-type="string">
            <text:p text:style-name="P6">ឈ្មោះ​សត្វ​តូច​សន្ដាន​នឹង​កន្លង់​សម្បុរ​បៃតង​ចាស់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1">១៤៨០</text:p>
          </table:table-cell>
          <table:table-cell table:style-name="តារាង1.A2" office:value-type="string">
            <text:p text:style-name="P3">ខ្នើត</text:p>
          </table:table-cell>
          <table:table-cell table:style-name="តារាង1.A2" office:value-type="string">
            <text:p text:style-name="P5">១</text:p>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ន.</text:p>
          </table:table-cell>
          <table:table-cell table:style-name="តារាង1.D2" office:value-type="string">
            <text:p text:style-name="P6">ពន្លឺ​ដែល​កើត​តាម​លំដាប់​ថ្ងៃ គឺ​ចំណែក​ខែ​ខាង​ដើម ដែល​មាន​ពន្លឺ​ព្រះ​ចន្ទ្រ​មក​ដល់​ថ្ងៃ​ពេញ​បូណ៌មី គឺ​តាំង​ពី​ថ្ងៃ ១ កើត មក​ដល់ ១៥ កើត; ថ្ងៃ​ត​ពី​នេះ​ទៅ ហៅ​ថា រនោច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1"/>
          </table:table-cell>
          <table:table-cell table:style-name="តារាង1.A2" office:value-type="string">
            <text:p text:style-name="P3"/>
          </table:table-cell>
          <table:table-cell table:style-name="តារាង1.A2" office:value-type="string">
            <text:p text:style-name="P5">២</text:p>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ន.</text:p>
          </table:table-cell>
          <table:table-cell table:style-name="តារាង1.D2" office:value-type="string">
            <text:p text:style-name="P6">អ្វី​ៗ ដែល​គេ​ធ្វើ​កើត, បើ​ធ្វើ​មិន​កើត គេ​និយាយ​ថា មិន​ខ្នើត​ទេ គឺ​អ្វី​នោះ​គេ​នឹង​ធ្វើ​មិន​កើត​ទេ (ព. សា.)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1">១៤៨១</text:p>
          </table:table-cell>
          <table:table-cell table:style-name="តារាង1.A2" office:value-type="string">
            <text:p text:style-name="P3">ខ្នើយ</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ន.</text:p>
          </table:table-cell>
          <table:table-cell table:style-name="តារាង1.D2" office:value-type="string">
            <text:p text:style-name="P6">ប្រដាប់​សម្រាប់​កើយ, គង, ឱប, ផ្អែក; សម្រាប់​កើយ : ខ្នើយ​ក្បាល, សម្រាប់​គង : ខ្នើយ​ជើង, សម្រាប់​ឱប : ខ្នើយ​ឱប, សម្រាប់​ផ្អែក : ខ្នើយ​ប៉ាក់ថៅ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1">១៤៨២</text:p>
          </table:table-cell>
          <table:table-cell table:style-name="តារាង1.A2" office:value-type="string">
            <text:p text:style-name="P3">ខ្នែង</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ន.</text:p>
          </table:table-cell>
          <table:table-cell table:style-name="តារាង1.D2" office:value-type="string">
            <text:p text:style-name="P6">មែក​ព្រឹក្សា, វល្លិ, ប្រទាល​ដែល​ខ្ចី ទើប​លាស់​ចេញ​ពី​ដើម : ខ្នែង​ឈើ, ខ្នែង​ខ្ញី, ខ្នែង​ប្រទាល ជាដើម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1">១៤៨៣</text:p>
          </table:table-cell>
          <table:table-cell table:style-name="តារាង1.A2" office:value-type="string">
            <text:p text:style-name="P3">ខ្នៀរ</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ន.</text:p>
          </table:table-cell>
          <table:table-cell table:style-name="តារាង1.D2" office:value-type="string">
            <text:p text:style-name="P6">ប្រដាប់​សម្រាប់​កៀរ : ខ្នៀរ​កៀរ​ដី <text:s/>ជាដើម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1">១៤៨៤</text:p>
          </table:table-cell>
          <table:table-cell table:style-name="តារាង1.A2" office:value-type="string">
            <text:p text:style-name="P3">ខ្នៀស</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ន.</text:p>
          </table:table-cell>
          <table:table-cell table:style-name="តារាង1.D2" office:value-type="string">
            <text:p text:style-name="P6">ប្រដាប់​សម្រាប់​កៀស​វត្ថុ​ផ្សេង​ៗ : ខ្នៀស​កៀស​ស្រូវ <text:s/>។</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1">១៤៨៥</text:p>
          </table:table-cell>
          <table:table-cell table:style-name="តារាង1.A2" office:value-type="string">
            <text:p text:style-name="P3">ខ្នោស</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ន.</text:p>
          </table:table-cell>
          <table:table-cell table:style-name="តារាង1.D2" office:value-type="string">
            <text:p text:style-name="P6">ប្រដាប់​សម្រាប់​កោស : ខ្នោស​កោស​ដូង, គេ​កោស​ដូង​ដោយ​ខ្នោស <text:s/>។</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1">១៤៨៦</text:p>
          </table:table-cell>
          <table:table-cell table:style-name="តារាង1.A2" office:value-type="string">
            <text:p text:style-name="P3">ខ្នោះ</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ន.</text:p>
          </table:table-cell>
          <table:table-cell table:style-name="តារាង1.D2" office:value-type="string">
            <text:p text:style-name="P6"><text:span text:style-name="T7">ឈ្មោះ​គ្រឿង​ដាក់​ក្ដី​មួយ​យ៉ាង ធ្វើ​ដោយ​</text:span><text:span text:style-name="T7">ឈើ ឬ ដែក​សម្រាប់​ដាក់​ភ្ជាប់​ជើង​ដៃ : ជាប់​ខ្នោះ, ខ្នោះ​ដៃ, ខ្នោះ​ជើង ។</text:span></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9">១៤៨៧</text:p>
          </table:table-cell>
          <table:table-cell table:style-name="តារាង1.A2" office:value-type="string">
            <text:p text:style-name="P3">ខ្នៅ</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ន.</text:p>
          </table:table-cell>
          <table:table-cell table:style-name="តារាង1.D2" office:value-type="string">
            <text:p text:style-name="P14">ស្នាម​ដែល​ដៅ (មិន​សូវ​ប្រើ) ។</text:p>
          </table:table-cell>
          <table:table-cell table:style-name="តារាង1.D2" office:value-type="string">
            <text:p text:style-name="P5"/>
          </table:table-cell>
          <table:table-cell table:style-name="តារាង1.I2" office:value-type="string">
            <text:p text:style-name="P14"/>
          </table:table-cell>
        </table:table-row>
        <table:table-row>
          <table:table-cell table:style-name="តារាង1.A2" office:value-type="string">
            <text:p text:style-name="P9">១៤៨៨</text:p>
          </table:table-cell>
          <table:table-cell table:style-name="តារាង1.A2" office:value-type="string">
            <text:p text:style-name="P3">ខ្នះខ្នែង</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កិ.</text:p>
          </table:table-cell>
          <table:table-cell table:style-name="តារាង1.D2" office:value-type="string">
            <text:p text:style-name="P6">ខំ​សង្វាត : ខំ​ខ្នះខ្នែង​ធ្វើ​ការ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9">១៤៨៩</text:p>
          </table:table-cell>
          <table:table-cell table:style-name="តារាង1.A2" office:value-type="string">
            <text:p text:style-name="P3">ខ្ព</text:p>
          </table:table-cell>
          <table:table-cell table:style-name="តារាង1.A2" office:value-type="string">
            <text:p text:style-name="P5">១</text:p>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ន.</text:p>
          </table:table-cell>
          <table:table-cell table:style-name="តារាង1.D2" office:value-type="string">
            <text:p text:style-name="P6">សំណុំ​ផ្កា​ដូង, ផ្កា​ស្លា​ជាដើម : ផ្កា​ដូង​មួយ​ខ្ព, ផ្កា​ស្លា​មួយ​ខ្ព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9"/>
          </table:table-cell>
          <table:table-cell table:style-name="តារាង1.A2" office:value-type="string">
            <text:p text:style-name="P3"/>
          </table:table-cell>
          <table:table-cell table:style-name="តារាង1.A2" office:value-type="string">
            <text:p text:style-name="P5">២</text:p>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ន.</text:p>
          </table:table-cell>
          <table:table-cell table:style-name="តារាង1.D2" office:value-type="string">
            <text:p text:style-name="P6">ឈើ​បន្ទះ​មាន​សណ្ឋាន-ង សម្រាប់​ត​ក្បាល ឬ កន្សៃ​ទូក​ឲ្យ​ចម្រើន​ប្រវែង​នឹង​កម្ពស់​ឡើង ខ្ព​ទូក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9">១៤៩០</text:p>
          </table:table-cell>
          <table:table-cell table:style-name="តារាង1.A2" office:value-type="string">
            <text:p text:style-name="P3">ខ្ពង់</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ន.</text:p>
          </table:table-cell>
          <table:table-cell table:style-name="តារាង1.D2" office:value-type="string">
            <text:p text:style-name="P6">ខ្នង​ភ្នំ ឬ ខ្នង​ទួល : ខ្ពង់​ភ្នំ, ខ្ពង់​ទួល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9">១៤៩១</text:p>
          </table:table-cell>
          <table:table-cell table:style-name="តារាង1.A2" office:value-type="string">
            <text:p text:style-name="P3">ខ្ពង់ខ្ពស់</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គុ.</text:p>
          </table:table-cell>
          <table:table-cell table:style-name="តារាង1.D2" office:value-type="string">
            <text:p text:style-name="P6">ខ្ពស់​ដូច​ខ្នង​ភ្នំ, ថ្កើងថ្កាន, ប្រសើរ : ខ្ពង់ខ្ពស់​ឧត្ដម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9">១៤៩២</text:p>
          </table:table-cell>
          <table:table-cell table:style-name="តារាង1.A2" office:value-type="string">
            <text:p text:style-name="P3">ខ្ពង់មេឃ</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ន.</text:p>
          </table:table-cell>
          <table:table-cell table:style-name="តារាង1.D2" office:value-type="string">
            <text:p text:style-name="P8">ផ្ទៃ​មេឃ​ដែល​ខ្ពស់​ស្រឡះ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9">១៤៩៣</text:p>
          </table:table-cell>
          <table:table-cell table:style-name="តារាង1.A2" office:value-type="string">
            <text:p text:style-name="P3">ខ្ពង់រាប</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ន.</text:p>
          </table:table-cell>
          <table:table-cell table:style-name="តារាង1.D2" office:value-type="string">
            <text:p text:style-name="P6">ខ្នង​ភ្នំ ឬ ខ្នង​ទួល ដែល​មាន​ផ្ទៃ​ដី​រាប​ស្មើ​ទូលាយ​វែង​ឆ្ងាយ ។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9">១៤៩៤</text:p>
          </table:table-cell>
          <table:table-cell table:style-name="តារាង1.A2" office:value-type="string">
            <text:p text:style-name="P3">ខ្ពប</text:p>
          </table:table-cell>
          <table:table-cell table:style-name="តារាង1.A2" office:value-type="string">
            <text:p text:style-name="P5">១</text:p>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កិ.</text:p>
          </table:table-cell>
          <table:table-cell table:style-name="តារាង1.D2" office:value-type="string">
            <text:p text:style-name="P6">ឡើង​ដើម​ឈើ​ដោយ​ឱប : ខ្ពប​ឡើង​ដើម​ដូង <text:s/>។</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9"/>
          </table:table-cell>
          <table:table-cell table:style-name="តារាង1.A2" office:value-type="string">
            <text:p text:style-name="P3"/>
          </table:table-cell>
          <table:table-cell table:style-name="តារាង1.A2" office:value-type="string">
            <text:p text:style-name="P5">២</text:p>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ន.</text:p>
          </table:table-cell>
          <table:table-cell table:style-name="តារាង1.D2" office:value-type="string">
            <text:p text:style-name="P6">កន្លែង​ថ្នក់​ទឹក​កើត​ដោយ​ដី​ដុះ​ថ្មី​ឱប​ច្រាំង​ចាស់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9">១៤៩៥</text:p>
          </table:table-cell>
          <table:table-cell table:style-name="តារាង1.A2" office:value-type="string">
            <text:p text:style-name="P3">ខ្ពស់</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គុ.</text:p>
          </table:table-cell>
          <table:table-cell table:style-name="តារាង1.D2" office:value-type="string">
            <text:p text:style-name="P6">ដែល​មាន​ជំហរ​បញ្ឈរ​វែង​ច្រើន​ឡើង​លើ ។ ពាក្យ​ផ្ទុយ ទាប <text:s/>។</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9">១៤៩៦</text:p>
          </table:table-cell>
          <table:table-cell table:style-name="តារាង1.A2" office:value-type="string">
            <text:p text:style-name="P3">ខ្ពាក</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ឧ.</text:p>
          </table:table-cell>
          <table:table-cell table:style-name="តារាង1.D2" office:value-type="string">
            <text:p text:style-name="P6">សូរ​ឮ​ដោយ​របស់​រាវ ឬ វត្ថុ​ទន់​ធ្លាក់​ខ្លាំង​មក​ទាំង​ដុំ : ធ្លាក់​ឮ​សូរ​ខ្ពាក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9">១៤៩៧</text:p>
          </table:table-cell>
          <table:table-cell table:style-name="តារាង1.A2" office:value-type="string">
            <text:p text:style-name="P3">ខ្ពាក់​ៗ</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កិ. វិ.</text:p>
          </table:table-cell>
          <table:table-cell table:style-name="តារាង1.D2" office:value-type="string">
            <text:p text:style-name="P6">ពាក្យ​សម្រាប់​ចម្រើន​ពាក្យ ធ្លាក់, ជ្រុះ​ឲ្យ​ប្លែក​ឡើង : ធ្លាក់​ខ្ពាក់​ៗ, ជ្រុះ​ខ្ពាក់​ៗ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9">១៤៩៨</text:p>
          </table:table-cell>
          <table:table-cell table:style-name="តារាង1.A2" office:value-type="string">
            <text:p text:style-name="P3">ខ្ពាប់</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ឧ.</text:p>
          </table:table-cell>
          <table:table-cell table:style-name="តារាង1.D2" office:value-type="string">
            <text:p text:style-name="P6">ឮ​សូរ​ដោយ​វាយ ដោយ​កាប់ : កាប់​ឮ​សូរ​ខ្ពាប់, កាប់​ខ្ពាប់ ។ កាប់​មួយ​ខ្ពាប់ <text:s/>គឺ​កាប់​ម្ដង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9">១៤៩៩</text:p>
          </table:table-cell>
          <table:table-cell table:style-name="តារាង1.A2" office:value-type="string">
            <text:p text:style-name="P3">ខ្ពុក</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ឧ.</text:p>
          </table:table-cell>
          <table:table-cell table:style-name="តារាង1.D2" office:value-type="string">
            <text:p text:style-name="P6">សូរ​ឮ​ដោយ​របស់​តូច​ធ្លាក់ : ផ្លែ​ឈើ​ជ្រុះ​ខ្ពុក <text:s/>ជាដើម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9">១៥០០</text:p>
          </table:table-cell>
          <table:table-cell table:style-name="តារាង1.A2" office:value-type="string">
            <text:p text:style-name="P3">ខ្ពុរ</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កិ.</text:p>
          </table:table-cell>
          <table:table-cell table:style-name="តារាង1.D2" office:value-type="string">
            <text:p text:style-name="P6">បៀម​ទឹក​អង្រង់​លាង​មាត់ : បរិភោគ​អាហារ​ហើយ​ត្រូវ​ខ្ពុរ​មាត់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9">១៥០១</text:p>
          </table:table-cell>
          <table:table-cell table:style-name="តារាង1.A2" office:value-type="string">
            <text:p text:style-name="P3">ខ្ពើម</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កិ.</text:p>
          </table:table-cell>
          <table:table-cell table:style-name="តារាង1.D2" office:value-type="string">
            <text:p text:style-name="P6">ណាយ​ចិត្ត​នឹង​អាហារ​មិន​ស្អាត, នឹង​វត្ថុ​ស្មោកគ្រោក ឬ ក្លិន​មិន​គាប់​ចិត្ត ។ ជ្រេញ​ចិត្ត, រអា​ចិត្ត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9">១៥០២</text:p>
          </table:table-cell>
          <table:table-cell table:style-name="តារាង1.A2" office:value-type="string">
            <text:p text:style-name="P3">ខ្ពោក</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ឧ.</text:p>
          </table:table-cell>
          <table:table-cell table:style-name="តារាង1.D2" office:value-type="string">
            <text:p text:style-name="P6">សូរ​ឮ​ដោយ​ដួល, ដោយ​ធ្លាក់, ដោយ​ជ្រុះ របស់​អ្វី​ៗ ដែល​មាន​អាការ​ទន់ : មនុស្ស​ដួល​ខ្ពោក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9">១៥០៣</text:p>
          </table:table-cell>
          <table:table-cell table:style-name="តារាង1.A2" office:value-type="string">
            <text:p text:style-name="P3">ខ្មង</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ន.</text:p>
          </table:table-cell>
          <table:table-cell table:style-name="តារាង1.D2" office:value-type="string">
            <text:p text:style-name="P6">ខួរ​ក្នុង​ឆ្អឹង, ឬ ឆ្អឹង​ខ្នង​ត្រី​រ៉ស់ ត្រី​ឆ្ដោ : ខ្មង​ត្រី <text:s/>។</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9">១៥០៤</text:p>
          </table:table-cell>
          <table:table-cell table:style-name="តារាង1.A2" office:value-type="string">
            <text:p text:style-name="P3">ខ្មាញ់</text:p>
          </table:table-cell>
          <table:table-cell table:style-name="តារាង1.A2" office:value-type="string">
            <text:p text:style-name="P5">១</text:p>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គុ.</text:p>
          </table:table-cell>
          <table:table-cell table:style-name="តារាង1.D2" office:value-type="string">
            <text:p text:style-name="P6">ដែល​ចូល​ធ្លុង​គ្នា​ល្អ : ខ្សែ​ខ្មាញ់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9"/>
          </table:table-cell>
          <table:table-cell table:style-name="តារាង1.A2" office:value-type="string">
            <text:p text:style-name="P3"/>
          </table:table-cell>
          <table:table-cell table:style-name="តារាង1.A2" office:value-type="string">
            <text:p text:style-name="P5">២</text:p>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ន.</text:p>
          </table:table-cell>
          <table:table-cell table:style-name="តារាង1.D2" office:value-type="string">
            <text:p text:style-name="P6">ឈ្មោះ​ស្មៅ​មួយ​ប្រភេទ ពួក​ស្មៅ​ជើង​បង្កង​សម្រាប់​ប្រើ​ជ្រលក់​យក​ពណ៌​ខ្មៅ បុក​លាយ​ជាមួយ​នឹង​ខ្មួញ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9"/>
          </table:table-cell>
          <table:table-cell table:style-name="តារាង1.A2" office:value-type="string">
            <text:p text:style-name="P3"/>
          </table:table-cell>
          <table:table-cell table:style-name="តារាង1.A2" office:value-type="string">
            <text:p text:style-name="P5">៣</text:p>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កិ. វិ.</text:p>
          </table:table-cell>
          <table:table-cell table:style-name="តារាង1.D2" office:value-type="string">
            <text:p text:style-name="P6">ពាក្យ​សម្រាប់​ចម្រើន​ពាក្យ​រត់​ឲ្យ​ប្លែក​ឡើង : រត់​ខ្មាញ់ គឺ​រត់​លឿន​ហើយ​ញាប់​ជើង​ផង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9">១៥០៥</text:p>
          </table:table-cell>
          <table:table-cell table:style-name="តារាង1.A2" office:value-type="string">
            <text:p text:style-name="P3">ខ្មាន់</text:p>
          </table:table-cell>
          <table:table-cell table:style-name="តារាង1.A2" office:value-type="string">
            <text:p text:style-name="P5">១</text:p>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ន.</text:p>
          </table:table-cell>
          <table:table-cell table:style-name="តារាង1.D2" office:value-type="string">
            <text:p text:style-name="P6">កង​ទាហាន​កាន់​ធ្នូ, ជាង​កោរ​កាត់​កេសា; កង​ទាហាន​កាន់​ធ្នូ​ហៅ​ថា ខ្មាន់​ធ្នូ, ជាង​កោរ​កាត់​កេសា​ស្ដេច​ហៅ ខ្មាន់​ព្រះ​កេស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9"/>
          </table:table-cell>
          <table:table-cell table:style-name="តារាង1.A2" office:value-type="string">
            <text:p text:style-name="P3"/>
          </table:table-cell>
          <table:table-cell table:style-name="តារាង1.A2" office:value-type="string">
            <text:p text:style-name="P5">២</text:p>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ន.</text:p>
          </table:table-cell>
          <table:table-cell table:style-name="តារាង1.D2" office:value-type="string">
            <text:p text:style-name="P6">ឈ្មោះ​ត្រី​ស្រកា​មួយ​ប្រភេទ មាន​សម្បុរ​កន្ទុយ និង​ព្រុយ​ដូច​ត្រី​កំភរ តែ​ធំ​ជាង​ត្រី​កំភរ : ត្រី​ខ្មាន់ ។</text:p>
          </table:table-cell>
          <table:table-cell table:style-name="តារាង1.D2" office:value-type="string">
            <text:p text:style-name="P5"/>
          </table:table-cell>
          <table:table-cell table:style-name="តារាង1.I2" office:value-type="string">
            <text:p text:style-name="P6"><text:s/>ត្រី​ខ្មាន់ </text:p>
          </table:table-cell>
        </table:table-row>
        <table:table-row>
          <table:table-cell table:style-name="តារាង1.A2" office:value-type="string">
            <text:p text:style-name="P9">១៥០៦</text:p>
          </table:table-cell>
          <table:table-cell table:style-name="តារាង1.A2" office:value-type="string">
            <text:p text:style-name="P3">ខ្មាយ</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កិ. វិ.</text:p>
          </table:table-cell>
          <table:table-cell table:style-name="តារាង1.D2" office:value-type="string">
            <text:p text:style-name="P6">ដែល​ធ្វើ​ដែរ ប៉ុន្តែ​អាក់​ខាន​មិន​ទាន់​ចប់​ស្រេច ក៏​បោះបង់​ទៅ​សិន : កាប់​ចម្ការ​ខ្មាយ, ត្បាញ​ល្អី​ខ្មាយ ។ គុ. ដែល​មិន​ទាន់​ហើយ ក៏​បោះបង់​ចោល​ទៅ​សិន : ចម្ការ​ខ្មាយ, ល្អី​ខ្មាយ ។ ដែល​មិន​រឹត​មិន​រើ​ទេ សះ​ជា​ក៏​មិន​ទាន់​សះ​ជា​ដែរ : រោគ​ខ្មាយ, ដំបៅ​ខ្មាយ <text:span text:style-name="T1">។</text:span></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9">១៥០៧</text:p>
          </table:table-cell>
          <table:table-cell table:style-name="តារាង1.A2" office:value-type="string">
            <text:p text:style-name="P3">ខ្មាស</text:p>
          </table:table-cell>
          <table:table-cell table:style-name="តារាង1.A2" office:value-type="string">
            <text:p text:style-name="P5">១</text:p>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ន.</text:p>
          </table:table-cell>
          <table:table-cell table:style-name="តារាង1.D2" office:value-type="string">
            <text:p text:style-name="P6">គុយ្ហប្រទេស គឺ​អង្គជាត​ប្រុស​ស្រី ជា​ពាក្យ​ប្រើ​ជា​ជំនួស ដើម្បី​មិន​ឲ្យ​ហៅ​​អង្គជាត​ចំពេក តែ​ច្រើន​ហៅ​ថា <text:s/>កេរ្តិ៍​ខ្មាស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9"/>
          </table:table-cell>
          <table:table-cell table:style-name="តារាង1.A2" office:value-type="string">
            <text:p text:style-name="P3"/>
          </table:table-cell>
          <table:table-cell table:style-name="តារាង1.A2" office:value-type="string">
            <text:p text:style-name="P5">២</text:p>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ន. ឬ គុ.</text:p>
          </table:table-cell>
          <table:table-cell table:style-name="តារាង1.D2" office:value-type="string">
            <text:p text:style-name="P6">សេចក្ដី​អៀនអន់, ដែល​អៀន​ខ្មាស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9">១៥០៨</text:p>
          </table:table-cell>
          <table:table-cell table:style-name="តារាង1.A2" office:value-type="string">
            <text:p text:style-name="P3">ខ្មី</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កិ. វិ.</text:p>
          </table:table-cell>
          <table:table-cell table:style-name="តារាង1.D2" office:value-type="string">
            <text:p text:style-name="P6">ដែល​ឆាប់​ក្រៃ, បន្ទាន់ : ឆាប់​ខ្មី, វឹង​ខ្មី <text:s/>(ប្រើ​តែ​ក្នុង​កាព្យ) ។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9">១៥០៩</text:p>
          </table:table-cell>
          <table:table-cell table:style-name="តារាង1.A2" office:value-type="string">
            <text:p text:style-name="P3">ខ្មីឃ្មាត</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កិ.</text:p>
          </table:table-cell>
          <table:table-cell table:style-name="តារាង1.D2" office:value-type="string">
            <text:p text:style-name="P6">ខំ​ប្រឹង, សង្វាត​ខ្លាំង : ខ្មីឃ្មាត​ធ្វើ​ការ, ខ្មីឃ្មាត​រៀន​សូត្រ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9">១៥១០</text:p>
          </table:table-cell>
          <table:table-cell table:style-name="តារាង1.A2" office:value-type="string">
            <text:p text:style-name="P3">ខ្មឺត</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កិ. វិ.</text:p>
          </table:table-cell>
          <table:table-cell table:style-name="តារាង1.D2" office:value-type="string">
            <text:p text:style-name="P6">ដែល​បញ្ចេញ​អាការ​ខំ​ប្រឹង​ដោយ​ឥត​បន្ធូរ​ដៃ ឬ ដោយ​ឥត​សំច័យ​កម្លាំង : ប្រឹង​ខ្មឺត, រត់​ខ្មឺត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9">១៥១១</text:p>
          </table:table-cell>
          <table:table-cell table:style-name="តារាង1.A2" office:value-type="string">
            <text:p text:style-name="P3">ខ្មុក</text:p>
          </table:table-cell>
          <table:table-cell table:style-name="តារាង1.A2" office:value-type="string">
            <text:p text:style-name="P5">១</text:p>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ន.</text:p>
          </table:table-cell>
          <table:table-cell table:style-name="តារាង1.D2" office:value-type="string">
            <text:p text:style-name="P6">ម្រ័ក្សណ៍​លាយ​នឹង​កម្លោច​ស្លឹក​ចេក ឬ កំណាត់​សំពត់​ជាដើម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9"/>
          </table:table-cell>
          <table:table-cell table:style-name="តារាង1.A2" office:value-type="string">
            <text:p text:style-name="P3"/>
          </table:table-cell>
          <table:table-cell table:style-name="តារាង1.A2" office:value-type="string">
            <text:p text:style-name="P5">២</text:p>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កិ.</text:p>
          </table:table-cell>
          <table:table-cell table:style-name="តារាង1.D2" office:value-type="string">
            <text:p text:style-name="P6">លាប​នឹង​ម្រ័ក្សណ៍​ខ្មុក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9"/>
          </table:table-cell>
          <table:table-cell table:style-name="តារាង1.A2" office:value-type="string">
            <text:p text:style-name="P3"/>
          </table:table-cell>
          <table:table-cell table:style-name="តារាង1.A2" office:value-type="string">
            <text:p text:style-name="P5">៣</text:p>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គុ. ឬ កិ. វិ.</text:p>
          </table:table-cell>
          <table:table-cell table:style-name="តារាង1.D2" office:value-type="string">
            <text:p text:style-name="P6">ខ្ទេច, ខ្ទេចខ្ទី : ភ្លើង​ឆេះ​ខ្ទម​ខ្មុក, ផ្ទះ​ខ្ញុំ​ភ្លើង​ឆេះ​ខ្មុក​គ្មាន​សល់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9">១៥១២</text:p>
          </table:table-cell>
          <table:table-cell table:style-name="តារាង1.A2" office:value-type="string">
            <text:p text:style-name="P3">ខ្មុល</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ន.</text:p>
          </table:table-cell>
          <table:table-cell table:style-name="តារាង1.D2" office:value-type="string">
            <text:p text:style-name="P6">ឈ្មោះ​សត្វ​តូច​មួយ​ប្រភេទ សន្ដាន​នឹង​ចង្រិត​ចូល​ចិត្ត​លេង​ពន្លឺ​ភ្លើង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9">១៥១៣</text:p>
          </table:table-cell>
          <table:table-cell table:style-name="តារាង1.A2" office:value-type="string">
            <text:p text:style-name="P3">ខ្មូត</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ន.</text:p>
          </table:table-cell>
          <table:table-cell table:style-name="តារាង1.D2" office:value-type="string">
            <text:p text:style-name="P6">ឈ្មោះ​សត្វ​ល្អិត​មាន​ស្លាប ស៊ី​ឈើ ឬ ឫស្សី <text:s/>ជាដើម ខ្មូត​ស៊ី​ឫស្សី​ធ្លុះ​សុស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9">១៥១៤</text:p>
          </table:table-cell>
          <table:table-cell table:style-name="តារាង1.A2" office:value-type="string">
            <text:p text:style-name="P3">ខ្មូរ</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គុ. ឬ កិ.</text:p>
          </table:table-cell>
          <table:table-cell table:style-name="តារាង1.D2" office:value-type="string">
            <text:p text:style-name="P6">រួញ​ក្រញង់​ដូច​គេ​មូរ : ស្លឹក​ត្រចៀក​ខ្មូរ; កុំ​ហាល​ស្លឹក​នេះ​យូរ​ពេក​ វា​ខ្មូរ​ខូច​អស់​ហើយ ។ ព. ប្រ. មនុស្ស​មុខ​ខ្មូរ គឺ​មនុស្ស​ដែល​អៀន​ខ្មាស​ច្រើន​ប្រើ​ឲ្យ​ទៅ​ប្រស្រ័យ​ទាក់ទង​ជាមួយ​អ្នក​ដទៃ មិន​បាន​ការ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9">១៥១៥</text:p>
          </table:table-cell>
          <table:table-cell table:style-name="តារាង1.A2" office:value-type="string">
            <text:p text:style-name="P3">ខ្មួញ</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ន.</text:p>
          </table:table-cell>
          <table:table-cell table:style-name="តារាង1.D2" office:value-type="string">
            <text:p text:style-name="P6">មក្លឿ (ម. ព. នោះ)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9">១៥១៦</text:p>
          </table:table-cell>
          <table:table-cell table:style-name="តារាង1.A2" office:value-type="string">
            <text:p text:style-name="P3">ខ្មួយ</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text:s/>ស.</text:p>
          </table:table-cell>
          <table:table-cell table:style-name="តារាង1.D2" office:value-type="string">
            <text:p text:style-name="P5">ប.</text:p>
          </table:table-cell>
          <table:table-cell table:style-name="តារាង1.D2" office:value-type="string">
            <text:p text:style-name="P6">(ខមោយ <text:s/>អ. ថ. ខ្មូ៎យ, ន. “ល្មួច”, កិ. “លួច”) ពាក្យ​សម្រាប់​និយាយ​ផ្សំ​ជាមួយ​នឹង​ពាក្យ ចោរ <text:s/>ថា : ចោរ​ខ្មួយ <text:s/>គឺ​ចោរ​លួច, ល្មួយ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9">១៥១៧</text:p>
          </table:table-cell>
          <table:table-cell table:style-name="តារាង1.A2" office:value-type="string">
            <text:p text:style-name="P3">ខ្មួល</text:p>
          </table:table-cell>
          <table:table-cell table:style-name="តារាង1.A2" office:value-type="string">
            <text:p text:style-name="P5">១</text:p>
          </table:table-cell>
          <table:table-cell table:style-name="តារាង1.D2" office:value-type="string">
            <text:p text:style-name="P5"/>
          </table:table-cell>
          <table:table-cell table:style-name="តារាង1.D2" office:value-type="string">
            <text:p text:style-name="P5">ប.</text:p>
          </table:table-cell>
          <table:table-cell table:style-name="តារាង1.D2" office:value-type="string">
            <text:p text:style-name="P5"/>
          </table:table-cell>
          <table:table-cell table:style-name="តារាង1.D2" office:value-type="string">
            <text:p text:style-name="P6">ពាក្យ​សម្រាប់​និយាយ​ផ្សំ ជាមួយ​នឹង​ពាក្យ​ខ្មៅ : ផ្សែង​ហុយ​ទ្រលោម​ខ្មៅ​ខ្មួល <text:s/>។</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9"/>
          </table:table-cell>
          <table:table-cell table:style-name="តារាង1.A2" office:value-type="string">
            <text:p text:style-name="P3"/>
          </table:table-cell>
          <table:table-cell table:style-name="តារាង1.A2" office:value-type="string">
            <text:p text:style-name="P5">២</text:p>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គុ.</text:p>
          </table:table-cell>
          <table:table-cell table:style-name="តារាង1.D2" office:value-type="string">
            <text:p text:style-name="P6">ដែល​ឈឺ​ចាប់​ចុក​អួល​ៗ, ក្ដៅក្ដួល : ឈឺ​ពោះ​ខ្មួល​ៗ, ឈឺ​ចុក​ខ្មួល​ក្នុង​ពោះ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9">១៥១៨</text:p>
          </table:table-cell>
          <table:table-cell table:style-name="តារាង1.A2" office:value-type="string">
            <text:p text:style-name="P3">ខ្មួរ</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គុ.</text:p>
          </table:table-cell>
          <table:table-cell table:style-name="តារាង1.D2" office:value-type="string">
            <text:p text:style-name="P6">ខារ​ដោយ​អាប់អួ : ក្លិន​ខ្មួរ <text:s/>។ ន. ឈ្មោះ​ត្រប់​មួយ​ប្រភេទ មាន​ក្លិន​និង​រស​ខារ (ម. ព. ខារ <text:s/>ន.)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9">១៥១៩</text:p>
          </table:table-cell>
          <table:table-cell table:style-name="តារាង1.A2" office:value-type="string">
            <text:p text:style-name="P3">ខ្មេរ</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ន.</text:p>
          </table:table-cell>
          <table:table-cell table:style-name="តារាង1.D2" office:value-type="string">
            <text:p text:style-name="P6">(ម. ព. ខ្មែរ)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9">១៥២០</text:p>
          </table:table-cell>
          <table:table-cell table:style-name="តារាង1.A2" office:value-type="string">
            <text:p text:style-name="P3">ខ្មេះ</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ន.</text:p>
          </table:table-cell>
          <table:table-cell table:style-name="តារាង1.D2" office:value-type="string">
            <text:p text:style-name="P6">ទឹក​ជូរ​ធ្វើ​ដោយ​បាយ​ស្រា ឬ ស្រា​ជាដើម សម្រាប់​ជ្រលក់​ត្រី​សាច់​បរិភោគ ទឹក​ខ្មេះ ។ មិន​ខ្មេះ​ទេ <text:s/>គឺ​មិន​កើត​ទេ <text:s/>(ពាក្យ​ធម្មតា)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9">១៥២១</text:p>
          </table:table-cell>
          <table:table-cell table:style-name="តារាង1.A2" office:value-type="string">
            <text:p text:style-name="P3">ខ្មែរ</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ន.</text:p>
          </table:table-cell>
          <table:table-cell table:style-name="តារាង1.D2" office:value-type="string">
            <text:p text:style-name="P6">មនុស្ស​ដែល​កើត ឬ នៅ​ក្នុង​ដែន​កម្ពុជា ហើយ​លុះ​នៅ​ក្នុង​អំណាច​ច្បាប់​ខ្មែរ (ម. ព. ខេមរៈ) : ជាតិ​ខ្មែរ ។ ក្នុង​សម័យ​បុរាណ​ព្រេង​នាយ សរសេរ​ជា ខ្មេរ <text:s/>ក៏មាន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9">១៥២២</text:p>
          </table:table-cell>
          <table:table-cell table:style-name="តារាង1.A2" office:value-type="string">
            <text:p text:style-name="P3">ខ្មោច</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ន.</text:p>
          </table:table-cell>
          <table:table-cell table:style-name="តារាង1.D2" office:value-type="string">
            <text:p text:style-name="P6">អមនុស្ស ឬ រូប​មនុស្ស រូប​សត្វ​ដែល​អស់​ជីវិត : ខ្មោច​មនុស្ស, ខ្មោច​សត្វ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9">១៥២៣</text:p>
          </table:table-cell>
          <table:table-cell table:style-name="តារាង1.A2" office:value-type="string">
            <text:p text:style-name="P3">ខ្មៅ</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គុ.</text:p>
          </table:table-cell>
          <table:table-cell table:style-name="តារាង1.D2" office:value-type="string">
            <text:p text:style-name="P6">ដែល​មាន​ពណ៌​ងងឹត ឬ ពណ៌​យ៉ាង​ធ្យូង ។ ពាក្យ​ផ្ទុយ ស <text:s/>។</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9">១៥២៤</text:p>
          </table:table-cell>
          <table:table-cell table:style-name="តារាង1.A2" office:value-type="string">
            <text:p text:style-name="P3">ខ្មោះ</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គុ.</text:p>
          </table:table-cell>
          <table:table-cell table:style-name="តារាង1.D2" office:value-type="string">
            <text:p text:style-name="P6">ដែល​មាន​ក្លិន​ស្អុយ​លាយ​ប្រៃ​ផង នាំ​បណ្ដាល​ឲ្យ​តឹង​ច្រមុះ, ឲ្យ​ខារ​កន្លើត : ធុំ​ក្លិន​ខ្មោះ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9">១៥២៥</text:p>
          </table:table-cell>
          <table:table-cell table:style-name="តារាង1.A2" office:value-type="string">
            <text:p text:style-name="P3">ខ្មោះខ្មួរ</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គុ.</text:p>
          </table:table-cell>
          <table:table-cell table:style-name="តារាង1.D2" office:value-type="string">
            <text:p text:style-name="P6">ដែល​មាន​ក្លិន​ខ្មោះ​និង​ខ្មួរ​លាយ​គ្នា ។ ដែល​មាន​អាការ​ច្រឡោះ​បោះ : សំដី​ខ្មោះ​ខ្មួរ ។ កិ. វិ. ដែល​ច្រឡោះបោះ : និយាយ​ខ្មោះខ្មួរ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9">១៥២៦</text:p>
          </table:table-cell>
          <table:table-cell table:style-name="តារាង1.A2" office:value-type="string">
            <text:p text:style-name="P3">ខ្មាំង</text:p>
          </table:table-cell>
          <table:table-cell table:style-name="តារាង1.A2" office:value-type="string">
            <text:p text:style-name="P5">១</text:p>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ន.</text:p>
          </table:table-cell>
          <table:table-cell table:style-name="តារាង1.D2" office:value-type="string">
            <text:p text:style-name="P6">សត្រូវ, មនុស្ស​ដែល​ជា​គូ​វិវាទ​នឹង​គ្នា ។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9"/>
          </table:table-cell>
          <table:table-cell table:style-name="តារាង1.A2" office:value-type="string">
            <text:p text:style-name="P3"/>
          </table:table-cell>
          <table:table-cell table:style-name="តារាង1.A2" office:value-type="string">
            <text:p text:style-name="P5">២</text:p>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គុ.</text:p>
          </table:table-cell>
          <table:table-cell table:style-name="តារាង1.D2" office:value-type="string">
            <text:p text:style-name="P6">ដែល​មាន​ចិត្ត​ជា​សត្រូវ, ដែល​ចេញ​អាការ​ជា​សត្រូវ : ចិត្ត​ខ្មាំង, សំដី​ខ្មាំង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9"/>
          </table:table-cell>
          <table:table-cell table:style-name="តារាង1.A2" office:value-type="string">
            <text:p text:style-name="P3"/>
          </table:table-cell>
          <table:table-cell table:style-name="តារាង1.A2" office:value-type="string">
            <text:p text:style-name="P5">៣</text:p>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ន.</text:p>
          </table:table-cell>
          <table:table-cell table:style-name="តារាង1.D2" office:value-type="string">
            <text:p text:style-name="P6">ឈ្មោះ​ម្ទេស​មួយ​ប្រភេទ គ្រាប់​ល្អិត ហឹរ​ឆ្ងាញ់​ជាង​ម្ទេស​ដទៃ : ម្ទេស​ខ្មាំង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9">១៥២៧</text:p>
          </table:table-cell>
          <table:table-cell table:style-name="តារាង1.A2" office:value-type="string">
            <text:p text:style-name="P3">ខ្មាំងមិល</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គុ. ឬ កិ. វិ.</text:p>
          </table:table-cell>
          <table:table-cell table:style-name="តារាង1.D2" office:value-type="string">
            <text:p text:style-name="P6">ដែល​មាន<text:span text:style-name="T8">​អាការ​រ​និ</text:span>ង​រនាំង​ទាំង​កំរោល : សំដី​ខ្មាំងមិល, និយាយ​ខ្មាំងមិល ។</text:p>
          </table:table-cell>
          <table:table-cell table:style-name="តារាង1.D2" office:value-type="string">
            <text:p text:style-name="P5">ខ្មាំងមឹល</text:p>
          </table:table-cell>
          <table:table-cell table:style-name="តារាង1.I2" office:value-type="string">
            <text:p text:style-name="P6"/>
          </table:table-cell>
        </table:table-row>
        <table:table-row>
          <table:table-cell table:style-name="តារាង1.A2" office:value-type="string">
            <text:p text:style-name="P9">១៥២៨</text:p>
          </table:table-cell>
          <table:table-cell table:style-name="តារាង1.A2" office:value-type="string">
            <text:p text:style-name="P3">ខ្យង</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ន.</text:p>
          </table:table-cell>
          <table:table-cell table:style-name="តារាង1.D2" office:value-type="string">
            <text:p text:style-name="P6">ឈ្មោះ​សត្វ​សន្ដាន​នឹង​ស័ង្ខ សំបក​សន្ដាន​ខ្ចៅ​តែ​រូប​ធំ​ជាង​ខ្ចៅ​ជាង​គ្រែង ខ្លះ​មាន​ពុក​មាត់, ខ្លះ​គូទ​ស្រួច, ខ្លះ​ទាល; គូទ​ស្រួច​ហៅ ខ្យង​គូទ​ស្រួច, គូទ​ទាល​ហៅ​ថា ខ្យង​គូទ​ទាល, មាន​ទឹក​ជា​លំនៅ​ខ្លះ, នៅ​លើ​គោក​ខ្លះ ។ ស្រុក​ខ្លះ​ហៅ ខ្ចង ព្រោះ​គេ​យល់​ថា​គូ​នឹង​ខ្ចៅ, គេ​និយាយ​ថា ខ្ចង​ខ្ចៅ, ប៉ុន្តែ​តាម​ពិត ខ្យង <text:s/>នេះ​ប្រើ​មក​យូរ​ណាស់​ហើយ ។</text:p>
          </table:table-cell>
          <table:table-cell table:style-name="តារាង1.D2" office:value-type="string">
            <text:p text:style-name="P5"/>
          </table:table-cell>
          <table:table-cell table:style-name="តារាង1.I2" office:value-type="string">
            <text:p text:style-name="P6">ខ្យង​គូទ​ស្រួច ខ្យង​គូទ​ទាល</text:p>
          </table:table-cell>
        </table:table-row>
        <table:table-row>
          <table:table-cell table:style-name="តារាង1.A2" office:value-type="string">
            <text:p text:style-name="P9">១៥២៩</text:p>
          </table:table-cell>
          <table:table-cell table:style-name="តារាង1.A2" office:value-type="string">
            <text:p text:style-name="P3">ខ្យល់</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ន.</text:p>
          </table:table-cell>
          <table:table-cell table:style-name="តារាង1.D2" office:value-type="string">
            <text:p text:style-name="P6">សភាវៈ​ដែល​បក់, ដែល​ផាត់​ទៅ​មក​តាម​ធម្មតា​លោក គឺ​រំជួល​អាកាស ។ ខ្យល់​ចាប់ <text:s/>គឺ​ធាតុ​ក្នុង​ខ្លួន​មិន​ស្រួល​ស្លាក់​ខ្យល់​រត់​មិន​សព្វ​នាំ​ឲ្យ​វិល​មុខ​បែក​ញើស ត្រជាក់​ខ្លួន ។ ខ្យល់​គរ គឺ​ខ្យល់​ចាប់​ធ្ងន់​បាត់​ស្មារតី​ដូច​មនុស្ស​ស្លាប់ ។ ពាក្យ​នេះ​ស្រុក​ខ្លះ​ហៅ ខ្ចរ (អ. ថ. ខ្ចល់) ។ បើ​ហៅ​ដូច្នេះ ដូច​ជា​មាន​ន័យ​សម​ដែរ ព្រោះ​មក​ពី​ភាសា សំ. បា. “ខចរ ប្រែ​ថា សភាវៈ ឬ​ដំណើរ​ទៅ​តាម​អាកាស ” ប៉ុន្តែ​យើង​កែ​ឲ្យ​ហៅ ខ្ចរ វិញ​ពុំ​កើត​ទេ ព្រោះ​យើង​ប្រើ​ជា ខ្យល់ មក​យូរ​ហើយ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9">១៥៣០</text:p>
          </table:table-cell>
          <table:table-cell table:style-name="តារាង1.A2" office:value-type="string">
            <text:p text:style-name="P3">ខ្យាដំរី</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ន.</text:p>
          </table:table-cell>
          <table:table-cell table:style-name="តារាង1.D2" office:value-type="string">
            <text:p text:style-name="P6">ឈ្មោះ​សត្វ​មាន​ពិស​មួយ​ប្រភេទ សន្ដាន​ខ្ទួយ តែ​ធំ​ជាង​ខ្ទួយ​ សម្បុរ​ខ្មៅ មាន​តង្កៀប កន្ទុយ​វែង​មាន​ទ្រនិច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9">១៥៣១</text:p>
          </table:table-cell>
          <table:table-cell table:style-name="តារាង1.A2" office:value-type="string">
            <text:p text:style-name="P3">ខ្លប</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គុ.</text:p>
          </table:table-cell>
          <table:table-cell table:style-name="តារាង1.D2" office:value-type="string">
            <text:p text:style-name="P6">ដែល​ស្រប​ទន់​បណ្ដោយ : ស្លឹក​ត្រចៀក​ខ្លប, មែក​ឈើ​ទន់​ខ្លប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9">១៥៣២</text:p>
          </table:table-cell>
          <table:table-cell table:style-name="តារាង1.A2" office:value-type="string">
            <text:p text:style-name="P3">ខ្លា</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ន.</text:p>
          </table:table-cell>
          <table:table-cell table:style-name="តារាង1.D2" office:value-type="string">
            <text:p text:style-name="P6">ឈ្មោះ​សត្វ​ចតុប្បាទ​សាហាវ រូប​រាង​ដូច​ឆ្មា តែ​ធំ​ជាង តែង​នៅ​ក្នុង​ព្រៃ បរិភោគ​សាច់ ។ ខ្លា​មាន​ច្រើន​ប្រភេទ​គឺ ខ្លា​ធំ, ខ្លា​រខិន, ខ្លា​ត្រី ។ ខ្លា​មួយ​ប្រភេទ​ទៀត​ខ្មៅ បរិភោគ​ឃ្មុំ​ជា​អាហារ​ហៅ​ថា ខ្លា​ឃ្មុំ ។</text:p>
          </table:table-cell>
          <table:table-cell table:style-name="តារាង1.D2" office:value-type="string">
            <text:p text:style-name="P5"/>
          </table:table-cell>
          <table:table-cell table:style-name="តារាង1.I2" office:value-type="string">
            <text:p text:style-name="P6">ខ្លា​ធំ</text:p>
            <text:p text:style-name="P6">ខ្លា​រខិន</text:p>
            <text:p text:style-name="P6">ខ្លា​ត្រី </text:p>
            <text:p text:style-name="P6">ខ្លា​ឃ្មុំ </text:p>
          </table:table-cell>
        </table:table-row>
        <table:table-row>
          <table:table-cell table:style-name="តារាង1.A2" office:value-type="string">
            <text:p text:style-name="P9">១៥៣៣</text:p>
          </table:table-cell>
          <table:table-cell table:style-name="តារាង1.A2" office:value-type="string">
            <text:p text:style-name="P3">ខ្លាច</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កិ.</text:p>
          </table:table-cell>
          <table:table-cell table:style-name="តារាង1.D2" office:value-type="string">
            <text:p text:style-name="P6">ដែល​មិន​ហ៊ាន, មិន​អាច : ខ្លាច​ខ្លា, ខ្លាច​ពស់ ។ ពាក្យ​ផ្ទុយ ហ៊ាន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9">១៥៣៤</text:p>
          </table:table-cell>
          <table:table-cell table:style-name="តារាង1.A2" office:value-type="string">
            <text:p text:style-name="P3">ខ្លាញ់</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ន.</text:p>
          </table:table-cell>
          <table:table-cell table:style-name="តារាង1.D2" office:value-type="string">
            <text:p text:style-name="P6">អាការ​ខាប់​ទន់​កើត​ពី​សាច់​មាន​ដោយ​អន្លើ ក្នុង​រូប​កាយ​មនុស្ស​ ឬ សត្វ : ខ្លាញ់​ត្រី, ខ្លាញ់​ជ្រូក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9">១៥៣៥</text:p>
          </table:table-cell>
          <table:table-cell table:style-name="តារាង1.A2" office:value-type="string">
            <text:p text:style-name="P3">ខ្លី</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គុ.</text:p>
          </table:table-cell>
          <table:table-cell table:style-name="តារាង1.D2" office:value-type="string">
            <text:p text:style-name="P6">ដែល​តិច​ប្រវែង: បន្ទាត់​ខ្លី, សេចក្ដី​ខ្លី, គំនិត​ខ្លី ជាដើម ។ ពាក្យ​ផ្ទុយ​វែង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9">១៥៣៦</text:p>
          </table:table-cell>
          <table:table-cell table:style-name="តារាង1.A2" office:value-type="string">
            <text:p text:style-name="P3">ខ្លឹម</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ន.</text:p>
          </table:table-cell>
          <table:table-cell table:style-name="តារាង1.D2" office:value-type="string">
            <text:p text:style-name="P6">សាច់​ឈើ​ដែល​រឹង​នៅ​ខាង​ក្នុង​ស្រាយ : ខ្លឹម​ឈើ <text:s/>។ ទ្រព្យ​អ្វី​ៗ​ដែល​ជា​ទ្រព្យ​ឧត្តម​មាន​តម្លៃ​ក៏​ហៅ​ថា ខ្លឹម ដែរ : ខ្លឹម​ទ្រព្យ, ទ្រព្យ​មាន​ខ្លឹម ។ អ្វី​ៗ​ដែល​ជា​ទី​គាប់​ចិត្ត​ណាស់​ក៏​ហៅ ខ្លឹម <text:s/>ដែរ : ខ្លឹម​ចិត្ត <text:s/>។</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9">១៥៣៧</text:p>
          </table:table-cell>
          <table:table-cell table:style-name="តារាង1.A2" office:value-type="string">
            <text:p text:style-name="P3">ខ្លឺត</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កិ. វិ.</text:p>
          </table:table-cell>
          <table:table-cell table:style-name="តារាង1.D2" office:value-type="string">
            <text:p text:style-name="P6">ដែល​លឿន. ដែល​តឹង​ខ្លាំង : រត់​ខ្លឺត, តឹង​ខ្លឺត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9">១៥៣៨</text:p>
          </table:table-cell>
          <table:table-cell table:style-name="តារាង1.A2" office:value-type="string">
            <text:p text:style-name="P3">ខ្លុក</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ន. </text:p>
          </table:table-cell>
          <table:table-cell table:style-name="តារាង1.D2" office:value-type="string">
            <text:p text:style-name="P6">អំបោះ​មង្គល : អំបោះ​ខ្លុក <text:s/>។</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9">១៥៣៩</text:p>
          </table:table-cell>
          <table:table-cell table:style-name="តារាង1.A2" office:value-type="string">
            <text:p text:style-name="P3">ខ្លុង</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ន.</text:p>
          </table:table-cell>
          <table:table-cell table:style-name="តារាង1.D2" office:value-type="string">
            <text:p text:style-name="P6">ឈ្មោះ​ឈើ​មួយ​ប្រភេទ មាន​ក្រមរ​នៅ​សំបក មាន​មមីស​នៅ​ស្លឹក​ៗ​ធំ​ក្រាស់ ស្លឹក​ប្រើ​ជា​ថ្នាំ​ក្វាត​ជ្រាំង មាន​ជ័រ​ប្រើ​ការ​បាន​ហៅ​ថា ជ័រ​ទឹក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9">១៥៤០</text:p>
          </table:table-cell>
          <table:table-cell table:style-name="តារាង1.A2" office:value-type="string">
            <text:p text:style-name="P3">ខ្លុយ</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ន.</text:p>
          </table:table-cell>
          <table:table-cell table:style-name="តារាង1.D2" office:value-type="string">
            <text:p text:style-name="P6">ឈ្មោះ​គ្រឿង​ភ្លេង​មហោស្រព​សម្រាប់​ផ្លុំ មាន​អណ្តាត​ជា​ស្នូល​ មាន​ហែប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9">១៥៤១</text:p>
          </table:table-cell>
          <table:table-cell table:style-name="តារាង1.A2" office:value-type="string">
            <text:p text:style-name="P3">ខ្លុះ</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កិ.</text:p>
          </table:table-cell>
          <table:table-cell table:style-name="តារាង1.D2" office:value-type="string">
            <text:p text:style-name="P6">ទម្លុះ​ច្រមុះ​ក្របី​គោ, ដើម្បី​នឹង​ដាក់​ខ្សែ​កន្លុះ; ទម្លុះ​ច្រមុះ​រួច​ទៅ​ហើយ ដល់​យក​ខ្សែ​កន្លុះ​ដោត ក៏​ហៅ​ថា ខ្លុះ <text:s/>ដែរ : ខ្លុះ​ក្របី, ខ្លុះ​គោ ។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9">១៥៤២</text:p>
          </table:table-cell>
          <table:table-cell table:style-name="តារាង1.A2" office:value-type="string">
            <text:p text:style-name="P3">ខ្លូត</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ន.</text:p>
          </table:table-cell>
          <table:table-cell table:style-name="តារាង1.D2" office:value-type="string">
            <text:p text:style-name="P6">ផ្លែ​ត្រសក់, ឳឡឹក, ត្រឡាច, ល្ពៅ, ឃ្លោក ឬ ននោង​ខ្ចី​ៗ ដែល​ធំ​ជាង​ក្ដឹប តូច​ជាង​ចាស់ : ខ្លូត​ត្រសក់, ខ្លូត​ឳឡឹក, ខ្លូត​ត្រឡាច, ខ្លូត​ឃ្លោក, ខ្លូត​ននោង ។ ប្រើ​ជា គុ. ក៏​បាន ត្រសក់​ខ្លូត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9">១៥៤៣</text:p>
          </table:table-cell>
          <table:table-cell table:style-name="តារាង1.A2" office:value-type="string">
            <text:p text:style-name="P3">ខ្លួន</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ន.</text:p>
          </table:table-cell>
          <table:table-cell table:style-name="តារាង1.D2" office:value-type="string">
            <text:p text:style-name="P6">សព៌ាង្គរាង​កាយ, ចិត្ត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9">១៥៤៤</text:p>
          </table:table-cell>
          <table:table-cell table:style-name="តារាង1.A2" office:value-type="string">
            <text:p text:style-name="P3">ខ្លេវ​ៗ</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ឧ. </text:p>
          </table:table-cell>
          <table:table-cell table:style-name="តារាង1.D2" office:value-type="string">
            <text:p text:style-name="P6">សូរ​ឮ​ដោយ​ហួច, ដោយ​ផ្លុំ​ស្លឹក : ហួច​ខ្លេវ​ៗ, ផ្លុំ​ស្លឹក​ខ្លេវ​ៗ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9">១៥៤៥</text:p>
          </table:table-cell>
          <table:table-cell table:style-name="តារាង1.A2" office:value-type="string">
            <text:p text:style-name="P3">ខ្លែង</text:p>
          </table:table-cell>
          <table:table-cell table:style-name="តារាង1.A2" office:value-type="string">
            <text:p text:style-name="P5">១</text:p>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ន.</text:p>
          </table:table-cell>
          <table:table-cell table:style-name="តារាង1.D2" office:value-type="string">
            <text:p text:style-name="P6">ឈ្មោះ​សត្វ​ស្លាប​មួយ​ប្រភេទ សម្បុរ​ក្រហម​ក្រមៅ ត្រង់​ក​មាន​សម្បុរ-ស ចំពុះ​ខុប ក្រញាំ​ជើង​ចំណាប់​មាំ អាច​ចាប់​សត្វ​តូច​ៗ ស៊ី​បាន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9"/>
          </table:table-cell>
          <table:table-cell table:style-name="តារាង1.A2" office:value-type="string">
            <text:p text:style-name="P3"/>
          </table:table-cell>
          <table:table-cell table:style-name="តារាង1.A2" office:value-type="string">
            <text:p text:style-name="P5">២</text:p>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ន.</text:p>
          </table:table-cell>
          <table:table-cell table:style-name="តារាង1.D2" office:value-type="string">
            <text:p text:style-name="P6">រូប​តំណាង​សត្វ​ខ្លែង ធ្វើ​ដោយ​ក្រដាស​សម្រាប់​បង្ហើរ : ខ្លែង​បង្ហើរ, បង្ហើរ​ខ្លែង <text:s/>។</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9">១៥៤៦</text:p>
          </table:table-cell>
          <table:table-cell table:style-name="តារាង1.A2" office:value-type="string">
            <text:p text:style-name="P3">ខ្លោង</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ន.</text:p>
          </table:table-cell>
          <table:table-cell table:style-name="តារាង1.D2" office:value-type="string">
            <text:p text:style-name="P6">របស់​ដែលជា​ចម្បង​លើ​គេ; ប្រធាន, មេ, គោល​ចារឹក; មនុស្ស ឬ សត្វ​ដែល​មាន​អានុភាព​ជា​ធំ​ជាង​គេ (មេ​ខ្លោង)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9">១៥៤៧</text:p>
          </table:table-cell>
          <table:table-cell table:style-name="តារាង1.A2" office:value-type="string">
            <text:p text:style-name="P3">ខ្លោងទ្វារ</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ន.</text:p>
          </table:table-cell>
          <table:table-cell table:style-name="តារាង1.D2" office:value-type="string">
            <text:p text:style-name="P6">បង្គោល​មួយ​គូ​មាន​ធ្នឹម​ធ្វើ​ដោយ​ឥដ្ឋ​ឬ​ឈើ​ភ្ជាប់​នឹង​កំពែង ឬ​របង​មាន​ចន្លោះ​ជា​ផ្លូវ​សម្រាប់​ដើរ ចេញ​ចូល​បាន : ខ្លោង​ទ្វារ​វត្ត, ខ្លោង​ទ្វារ​ផ្ទះ <text:s/>។</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9">១៥៤៨</text:p>
          </table:table-cell>
          <table:table-cell table:style-name="តារាង1.A2" office:value-type="string">
            <text:p text:style-name="P3">ខ្លោច</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គុ.</text:p>
          </table:table-cell>
          <table:table-cell table:style-name="តារាង1.D2" office:value-type="string">
            <text:p text:style-name="P6">ដែល​ឆ្អិន​មិន​ស្រួល​មិន​ល្អ​ដោយ​ដុត, ដោយ​អាំង, ដោយ​លីង, ដោយ​រោល​មិន​ស្រួល ភ្លើង​ឆេះ​តែ​ខាង​ក្រៅ មិន​ឆ្អិន​ខាង​ក្នុង ឬ ឆេះ​ទាំង​ក្នុង​ទាំង​ក្រៅ : បាយ​ខ្លោច, ត្រី​ខ្លោច <text:s/>ជាដើម ។ ដែល​អាណិត​យ៉ាង​ខ្លាំង​ក៏​ហៅ​ថា អាណិត​ខ្លោច​ចិត្ត <text:s/>ដែរ ។ ខ្លោច​ផ្សា គឺ​សង្រេងសង្រៃ​ខ្លាំង ហាក់​ដូច​ជា​ឆេះ​ខ្លោច​ហើយ​ផ្សា​ក្នុង​ចិត្ត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9">១៥៤៩</text:p>
          </table:table-cell>
          <table:table-cell table:style-name="តារាង1.A2" office:value-type="string">
            <text:p text:style-name="P3">ខ្លោញ​ៗ</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កិ. វ.</text:p>
          </table:table-cell>
          <table:table-cell table:style-name="តារាង1.D2" office:value-type="string">
            <text:p text:style-name="P6">ពាក្យ​សម្រាប់​ចម្រើន​ពាក្យ​និយាយ, ពាក្យ​ទៅ​មក​ឲ្យ​ប្លែក​ឡើង <text:s/>: និយាយ​ខ្លោញ​ៗ, ទៅ​មក​ខ្លោញ​ៗ <text:s/>គឺ​ចង់​បាន​ចង់​ដឹង​អ្វី​ៗ ក្រៃ​ពេក​ណាស់ ចេះ​តែ​និយាយ, ចេះ​តែ​ទៅ​មក​ញយ​ៗ ឥត​អៀន​ខ្មាស (ទទូចទទែ)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9">១៥៥០</text:p>
          </table:table-cell>
          <table:table-cell table:style-name="តារាង1.A2" office:value-type="string">
            <text:p text:style-name="P3">ខ្លោត</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គុ.</text:p>
          </table:table-cell>
          <table:table-cell table:style-name="តារាង1.D2" office:value-type="string">
            <text:p text:style-name="P6">ធំ​លៀន​ក្រឡោត : ភ្នែក​ខ្លោត <text:s/>គឺ​ភ្នែក​ធំ​ហើយ​លៀន​ផង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9">១៥៥១</text:p>
          </table:table-cell>
          <table:table-cell table:style-name="តារាង1.A2" office:value-type="string">
            <text:p text:style-name="P3">ខ្លៅ</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សំ. បា.</text:p>
          </table:table-cell>
          <table:table-cell table:style-name="តារាង1.D2" office:value-type="string">
            <text:p text:style-name="P5">គុ.</text:p>
          </table:table-cell>
          <table:table-cell table:style-name="តារាង1.D2" office:value-type="string">
            <text:p text:style-name="P6">(ខល) ដែល​ល្ងង់​ព្រោះ​ឥត​ចំណេះ​ដោយ​មិន​បាន​សិក្សា​រៀន​សូត្រ : មនុស្ស​ខ្លៅ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9">១៥៥២</text:p>
          </table:table-cell>
          <table:table-cell table:style-name="តារាង1.A2" office:value-type="string">
            <text:p text:style-name="P3">ខ្លាំង</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គុ.</text:p>
          </table:table-cell>
          <table:table-cell table:style-name="តារាង1.D2" office:value-type="string">
            <text:p text:style-name="P6">ដែល​មាន​កម្លាំង​ច្រើន ។ ពាក្យ​ផ្ទុយ ខ្សោយ <text:s/>។</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9">១៥៥៣</text:p>
          </table:table-cell>
          <table:table-cell table:style-name="តារាង1.A2" office:value-type="string">
            <text:p text:style-name="P3">ខ្លះ</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និ.</text:p>
          </table:table-cell>
          <table:table-cell table:style-name="តារាង1.D2" office:value-type="string">
            <text:p text:style-name="P6">ពាក្យ​សម្រាប់​និយាយ​ចំពោះ​ពាក្យ​ដែល​បំបែក​ចេញ​ពី​ចំនួន​ដើម តាំង​ពី​ពីរ​ឡើង​ទៅ : ប្រាក់​ដប់​រៀល​នោះ ត្រូវ​បាន​អ្នក​ខ្លះ ត្រូវ​បាន​ខ្ញុំ​ខ្លះ; ខុស​ខ្លះ <text:s/>ត្រូវ​ខ្លះ <text:s/>មែន​ខ្លះ ទេ​ខ្លះ <text:s/>ខ្លះ​ទៅ <text:s/>ខ្លះ​មក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9">១៥៥៤</text:p>
          </table:table-cell>
          <table:table-cell table:style-name="តារាង1.A2" office:value-type="string">
            <text:p text:style-name="P3">ខ្វក</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ឧ. </text:p>
          </table:table-cell>
          <table:table-cell table:style-name="តារាង1.D2" office:value-type="string">
            <text:p text:style-name="P6">សូរ​សម្រែក​ក្អែក : ក្អែក​យំ​ឮ​ខ្វក​ៗ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9">១៥៥៥</text:p>
          </table:table-cell>
          <table:table-cell table:style-name="តារាង1.A2" office:value-type="string">
            <text:p text:style-name="P3">ខ្វក់</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ឧ. </text:p>
          </table:table-cell>
          <table:table-cell table:style-name="តារាង1.D2" office:value-type="string">
            <text:p text:style-name="P6">សូរ​បន្លៀក​នៃ​ត្រី, សម្រែក​មាន់​ទឹក ។ ប. ពាក្យ​សម្រាប់​និយាយ​ផ្សំ​នឹង​ពាក្យ ខ្វល់ : <text:s/>ខ្វល់ខ្វក់, រវល់​ខ្វល់ខ្វក់ <text:s/>។</text:p>
          </table:table-cell>
          <table:table-cell table:style-name="តារាង1.D2" office:value-type="string">
            <text:p text:style-name="P5"/>
          </table:table-cell>
          <table:table-cell table:style-name="តារាង1.I2" office:value-type="string">
            <text:p text:style-name="P6">ខ្វល់ខ្វក់</text:p>
          </table:table-cell>
        </table:table-row>
        <table:table-row>
          <table:table-cell table:style-name="តារាង1.A2" office:value-type="string">
            <text:p text:style-name="P9">១៥៥៦</text:p>
          </table:table-cell>
          <table:table-cell table:style-name="តារាង1.A2" office:value-type="string">
            <text:p text:style-name="P3">ខ្វង</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ន.</text:p>
          </table:table-cell>
          <table:table-cell table:style-name="តារាង1.D2" office:value-type="string">
            <text:p text:style-name="P6">ឈ្មោះ​ល្ហុង​មួយ​ប្រភេទ ស្លឹក​តូច​ជាង​ល្ហុង​ខ្មែរ មាន​ជ្រុង​ស្រួច​ៗ មាន​ជ័រ​ស​ដូច​ទឹក​ដោះ, កាត់​ដើម​ដាំ​ដុះ, អ្នក​ស្រុក​ស្រែ​ច្រើន​ដាំ​ធ្វើ​ជា​របង ដោយ​ងាយ​ដុះ ងាយ​កើត : ល្ហុង​ខ្វង; អ្នក​ស្រុក​ខ្លះ​ហៅ​ថា <text:s/>ល្ហុង​ថ្វង <text:s/>។</text:p>
          </table:table-cell>
          <table:table-cell table:style-name="តារាង1.D2" office:value-type="string">
            <text:p text:style-name="P5"/>
          </table:table-cell>
          <table:table-cell table:style-name="តារាង1.I2" office:value-type="string">
            <text:p text:style-name="P6">ល្ហុង​ខ្វង</text:p>
          </table:table-cell>
        </table:table-row>
        <table:table-row>
          <table:table-cell table:style-name="តារាង1.A2" office:value-type="string">
            <text:p text:style-name="P9">១៥៥៧</text:p>
          </table:table-cell>
          <table:table-cell table:style-name="តារាង1.A2" office:value-type="string">
            <text:p text:style-name="P3">ខ្វង់</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គុ.</text:p>
          </table:table-cell>
          <table:table-cell table:style-name="តារាង1.D2" office:value-type="string">
            <text:p text:style-name="P6">ពាក្យ​សម្រាប់​ចម្រើន​ពាក្យ​មូល​ឲ្យ​ប្លែក​ឡើង : មូល​ខ្វង់ <text:s/>គឺ​មូល​ស្រួល​ល្អ​ឥត​មាន​ទាស់; ពាក្យ​នេះ​និយាយ​បាន​តែ​រង្វង់​អ្វី​ៗ ដែល​ខ្វៀនខ្វេរ​ចូល​មូល មាន​សណ្ឋាន​ដូច​គូទ​ខ្យង​ខ្ចៅ​នោះ ទើប​ហៅ​ថា ខ្វង់ <text:s/>បាន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9">១៥៥៨</text:p>
          </table:table-cell>
          <table:table-cell table:style-name="តារាង1.A2" office:value-type="string">
            <text:p text:style-name="P3">ខ្វល់</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គុ.</text:p>
          </table:table-cell>
          <table:table-cell table:style-name="តារាង1.D2" office:value-type="string">
            <text:p text:style-name="P6">វិលវល់, ច្របល់ : ខ្វល់​ចិត្ត, ខ្វល់​គំនិត, ទឹក​ល្អក់​ខ្វល់ <text:s/>។</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9">១៥៥៩</text:p>
          </table:table-cell>
          <table:table-cell table:style-name="តារាង1.A2" office:value-type="string">
            <text:p text:style-name="P3">ខ្វល់ខ្វាយ</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កិ.</text:p>
          </table:table-cell>
          <table:table-cell table:style-name="តារាង1.D2" office:value-type="string">
            <text:p text:style-name="P6">ខ្នះខ្នែង, ស្រវាស្រទេញ : ខ្វល់ខ្វាយ​រក​ស៊ី, ខ្វល់ខ្វាយ​ក្នុង​ការ​ងារ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9">១៥៦៩</text:p>
          </table:table-cell>
          <table:table-cell table:style-name="តារាង1.A2" office:value-type="string">
            <text:p text:style-name="P3">ខ្វាក</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ឧ. </text:p>
          </table:table-cell>
          <table:table-cell table:style-name="តារាង1.D2" office:value-type="string">
            <text:p text:style-name="P6">សូរ​ឮ​ដោយ​ហូត​អាវុធ​វែង​ពី​ស្រោម​មាន​ដាវ​ជាដើម ឬ សូរ​ឮ​ដោយ​ហែក​សំពត់, ហែក​ក្រដាស, សូរ​ឮ​ដោយ​សត្វ​ក្រសារ​ស្រែក : ហូត​ដាវ​ខ្វាក, ហែក​សំពត់​ខ្វាក, ហែក​ក្រដាស​ខ្វាក, សត្វ​ក្រសារ​ស្រែក​ឮ​ខ្វាក​ៗ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9">១៥៦១</text:p>
          </table:table-cell>
          <table:table-cell table:style-name="តារាង1.A2" office:value-type="string">
            <text:p text:style-name="P3">ខ្វាក់</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គុ.</text:p>
          </table:table-cell>
          <table:table-cell table:style-name="តារាង1.D2" office:value-type="string">
            <text:p text:style-name="P6">ដែល​បាត់​ចក្ខុ​ប្រសាទ, ដែល​ងងឹត​មើល​មិន​ឃើញ : មនុស្ស​ខ្វាក់​ភ្នែក ។ របស់​អ្វី​ៗ ដែល​មាន​ជ្រុង ៤ ហើយ​មាន​ជ្រុង​ខ្លះ​ខូច​ខាត​មិន​ពេញ ក៏​ហៅ​ថា ខ្វាក់ <text:s/>ដែរ : សសរ​ខ្វាក់​ជ្រុង ។ ដោះ​ខ្វាក់ <text:s/>គឺ​ដោះ​មនុស្ស​ប្រុស​ដែល​ទ្រុឌ​ត្រង់​កណ្ដាល ។ ជាតហិង្គុល​ខ្វាក់ <text:s/>គឺ​ជាតហិង្គុល ដែល​គេ​ស្ល​ឲ្យ​មាន​សាច់​រឹង សម្រាប់​ប្រើ​ជា​ថ្នាំ​រំងាប់​រោគ​ក្ដៅ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9">១៥៦២</text:p>
          </table:table-cell>
          <table:table-cell table:style-name="តារាង1.A2" office:value-type="string">
            <text:p text:style-name="P3">ខ្វាក់​មាន់</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គុ.</text:p>
          </table:table-cell>
          <table:table-cell table:style-name="តារាង1.D2" office:value-type="string">
            <text:p text:style-name="P6">ដែល​មាន​ភ្នែក​ងងឹត​មើល​មិន​សូវ​ឃើញ តែ​ក្នុង​វេលា​យប់ (ដូច​មាន់) : មនុស្ស​ខ្វាក់​មាន់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9">១៥៦៣</text:p>
          </table:table-cell>
          <table:table-cell table:style-name="តារាង1.A2" office:value-type="string">
            <text:p text:style-name="P3">ខ្វាង</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ន.</text:p>
          </table:table-cell>
          <table:table-cell table:style-name="តារាង1.D2" office:value-type="string">
            <text:p text:style-name="P6">ថ្លាង-ក​ទាល់ មាត់​តូច ធ្វើ​ដោយ​ដី​ឥដ្ឋ​ស្រុក​អាយ អ្នក​ស្រុក​ច្រើន​ប្រើ​ដាក់​អង្ករ, ដាក់​ម្លូ​ជាដើម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9">១៥៦៤</text:p>
          </table:table-cell>
          <table:table-cell table:style-name="តារាង1.A2" office:value-type="string">
            <text:p text:style-name="P3">ខ្វាច</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កិ.</text:p>
          </table:table-cell>
          <table:table-cell table:style-name="តារាង1.D2" office:value-type="string">
            <text:p text:style-name="P6">ក្រចៅ, កកាយ​ដោយ​ក្រចក ។ ជួន​កាល​ប្រើ​ជា​នាមសព្ទ​ដូច​ពាក្យ​ថា ក្រចៅ ១ ខ្វាច <text:s/>ជាដើម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9">១៥៦៥</text:p>
          </table:table-cell>
          <table:table-cell table:style-name="តារាង1.A2" office:value-type="string">
            <text:p text:style-name="P3">ខ្វាច់</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ឧ. </text:p>
          </table:table-cell>
          <table:table-cell table:style-name="តារាង1.D2" office:value-type="string">
            <text:p text:style-name="P6">សូរ​ឮ​ដោយ​ស្ដោះ​ទឹក​មាត់, ដោយ​ខ្ទាត​ទឹក, ខ្ទាត​ភក់​ដែល​ធ្លាក់​ចុះ ឬ ខ្ទាត​ចេញ​ពី​រន្ធ, ពី​ប្រហោង : ស្ដោះ​ទឹក​មាត់​ខ្វាច់, ខ្ទាត​ភក់​ខ្វាច់, ខ្ទាត​ទឹក​ខ្វាច់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9">១៥៦៦</text:p>
          </table:table-cell>
          <table:table-cell table:style-name="តារាង1.A2" office:value-type="string">
            <text:p text:style-name="P3">ខ្វាត់</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ន.</text:p>
          </table:table-cell>
          <table:table-cell table:style-name="តារាង1.D2" office:value-type="string">
            <text:p text:style-name="P6">ប្រាក់ ឬ របស់​ដែល​តុលាការ​ហូត​យក​ពី​ចំនួន​ប្រាក់ ឬ របស់​ដែល​កើត​ក្ដី​មក​ដល់​សាលា​ជំនុំ​យក​ដាក់​ក្នុង​ព្រះ​ឃ្លាំង : ប្រាក់​ខ្វាត់, បង់​ខ្វាត់, ខ្វាត់​ជំនុំ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9">១៥៦៧</text:p>
          </table:table-cell>
          <table:table-cell table:style-name="តារាង1.A2" office:value-type="string">
            <text:p text:style-name="P3">ខ្វាត់ខ្វែង</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គុ.</text:p>
          </table:table-cell>
          <table:table-cell table:style-name="តារាង1.D2" office:value-type="string">
            <text:p text:style-name="P6">ដែល​មាន​ទទឹង​បណ្ដោយ​បត់បែន, ពត់ពេន, ក្រវិចក្រវៀន​ច្រើន​ជាន់ ច្រើន​អន្លើ : ផ្លូវ, វាំង, ដំណាក់​ខ្វាត់ខ្វែង ជាដើម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9">១៥៦៨</text:p>
          </table:table-cell>
          <table:table-cell table:style-name="តារាង1.A2" office:value-type="string">
            <text:p text:style-name="P3">ខ្វាន</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កិ.</text:p>
          </table:table-cell>
          <table:table-cell table:style-name="តារាង1.D2" office:value-type="string">
            <text:p text:style-name="P6">ខារ​ដោយ​រហាត់ : ខ្វាន​ឈើ <text:s/>ជាដើម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9">១៥៦៩</text:p>
          </table:table-cell>
          <table:table-cell table:style-name="តារាង1.A2" office:value-type="string">
            <text:p text:style-name="P3">ខ្វាន់</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ន.</text:p>
          </table:table-cell>
          <table:table-cell table:style-name="តារាង1.D2" office:value-type="string">
            <text:p text:style-name="P6">ឈ្មោះ​ឆ្នាំងខ្ទះ​ធំ : ឆ្នាំង​ខ្វាន់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9">១៥៧០</text:p>
          </table:table-cell>
          <table:table-cell table:style-name="តារាង1.A2" office:value-type="string">
            <text:p text:style-name="P3">ខ្វាន់​នាគ</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ស.</text:p>
          </table:table-cell>
          <table:table-cell table:style-name="តារាង1.D2" office:value-type="string">
            <text:p text:style-name="P5">ន.</text:p>
          </table:table-cell>
          <table:table-cell table:style-name="តារាង1.D2" office:value-type="string">
            <text:p text:style-name="P6">(សរសេរ ខ្វ័ញ <text:s/>អ. ថ. ខ្វ័ន “ព្រលឹង, សិរី, មង្គល, សេចក្ដី​ចម្រើន​...”) កិច្ច​ហៅ​ព្រលឹង​នាគ​ក្នុង​ពិធី​បួស តាម​ក្បួន​ព្រាហ្មណ៍ ។ បុរាណ​ថា ហៅ​ព្រលឹង​នាគ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9">១៥៧១</text:p>
          </table:table-cell>
          <table:table-cell table:style-name="តារាង1.A2" office:value-type="string">
            <text:p text:style-name="P3">ខ្វាប់</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ឧ.</text:p>
          </table:table-cell>
          <table:table-cell table:style-name="តារាង1.D2" office:value-type="string">
            <text:p text:style-name="P6">សូរ​ឮ​ដោយ​រំពាត់​ផ្ដៅ ឬ រំពាត់​ខ្សែតី ដែល​វាយ : វាយ​ឮ​ខ្វាប់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9">១៥៧២</text:p>
          </table:table-cell>
          <table:table-cell table:style-name="តារាង1.A2" office:value-type="string">
            <text:p text:style-name="P3">ខ្វាម</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ស.</text:p>
          </table:table-cell>
          <table:table-cell table:style-name="តារាង1.D2" office:value-type="string">
            <text:p text:style-name="P5">ន.</text:p>
          </table:table-cell>
          <table:table-cell table:style-name="តារាង1.D2" office:value-type="string">
            <text:p text:style-name="P6">(គ្វាម អ. ថ. ខ្វាម) សេចក្ដី : កើត​ខ្វាម, ចាប់​ខ្វាម (ម. ព. គ្វាម ផង)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9">១៥៧៣</text:p>
          </table:table-cell>
          <table:table-cell table:style-name="តារាង1.A2" office:value-type="string">
            <text:p text:style-name="P3">ខ្វាស​ៗ</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កិ. វិ.</text:p>
          </table:table-cell>
          <table:table-cell table:style-name="តារាង1.D2" office:value-type="string">
            <text:p text:style-name="P6">ពាក្យ​សម្រាប់​ចម្រើន​ពាក្យ​លូន, ពាក្យ​វារ​ឲ្យ​ប្លែក​ឡើង : លូន​ខ្វាស​ៗ, វារ​ខ្វាស​ៗ, គឺ​លូន, វារ​យឺត​ៗ តតេបតតាប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9">១៥៧៤</text:p>
          </table:table-cell>
          <table:table-cell table:style-name="តារាង1.A2" office:value-type="string">
            <text:p text:style-name="P3">ខ្វារ</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កិ.</text:p>
          </table:table-cell>
          <table:table-cell table:style-name="តារាង1.D2" office:value-type="string">
            <text:p text:style-name="P6">កាវ​ទាញ​ដោយ​កង្វារ : ខ្វារ​ក្ដាម, ខ្វារ​កង្កែប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9">១៥៧៥</text:p>
          </table:table-cell>
          <table:table-cell table:style-name="តារាង1.A2" office:value-type="string">
            <text:p text:style-name="P3">ខ្វាវ</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ន.</text:p>
          </table:table-cell>
          <table:table-cell table:style-name="តារាង1.D2" office:value-type="string">
            <text:p text:style-name="P6">ឈ្មោះ​ឈើ​ភ្នំ​មួយ​ប្រភេទ ពណ៌​លឿង​ភាវ​ច្រើន​ប្រើ​ជា​ក្ដារ ។ ឈ្មោះ​ឈើ​តូច​មួយ​ប្រភេទ​ទៀត ដើម​មែក​មាន​បន្លា ផ្លែ​គេ​ប្រើ​ជ្រលក់​សំពត់​ឲ្យ​ខ្មៅ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9">១៥៧៦</text:p>
          </table:table-cell>
          <table:table-cell table:style-name="តារាង1.A2" office:value-type="string">
            <text:p text:style-name="P3">ខ្វិច</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ឧ.</text:p>
          </table:table-cell>
          <table:table-cell table:style-name="តារាង1.D2" office:value-type="string">
            <text:p text:style-name="P6">សូរ​ឮ​តិច​ៗ ឮ​ស្រាល​ដោយ​ស្ដោះ​ទឹក​មាត់ ជាដើម : ស្ដោះ​ទឹក​មាត់​ឮ​ខ្វិច ។ ន. ស្របក់​តូច​ប្រហែល​នឹង​ស្ដោះ​ទឹក​មាត់​ខ្វិច : ធ្វើ​តែ​មួយ​ខ្វិច​កើត <text:s/>(ពាក្យ​ធម្មតា)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9">១៥៧៧</text:p>
          </table:table-cell>
          <table:table-cell table:style-name="តារាង1.A2" office:value-type="string">
            <text:p text:style-name="P3">ខ្វិត</text:p>
          </table:table-cell>
          <table:table-cell table:style-name="តារាង1.A2" office:value-type="string">
            <text:p text:style-name="P5">១</text:p>
          </table:table-cell>
          <table:table-cell table:style-name="តារាង1.D2" office:value-type="string">
            <text:p text:style-name="P5"/>
          </table:table-cell>
          <table:table-cell table:style-name="តារាង1.D2" office:value-type="string">
            <text:p text:style-name="P5">បា.</text:p>
          </table:table-cell>
          <table:table-cell table:style-name="តារាង1.D2" office:value-type="string">
            <text:p text:style-name="P5">ន.</text:p>
          </table:table-cell>
          <table:table-cell table:style-name="តារាង1.D2" office:value-type="string">
            <text:p text:style-name="P6">(កបិដ្ឋ <text:s/>គួរ​សរសេរ ក្វិដ្ឋ) ឈ្មោះ​ឈើ​មាន​ផ្លែ​បរិភោគ​បាន សន្ដាន​នឹង​ក្រសាំង ។ ខ្វិត​មាន​ពីរ​ប្រភេទ គឺ ខ្វិត​ធំ មាន​ផ្លែ​ធំ​ៗ ; ខ្វិត​តូច ឬ ខ្វិត​ធម្មតា មាន​ផ្លែ​តូច​ៗ ។</text:p>
          </table:table-cell>
          <table:table-cell table:style-name="តារាង1.D2" office:value-type="string">
            <text:p text:style-name="P5"/>
          </table:table-cell>
          <table:table-cell table:style-name="តារាង1.I2" office:value-type="string">
            <text:p text:style-name="P6">ខ្វិត​ធំ </text:p>
            <text:p text:style-name="P6">ខ្វិត​តូច</text:p>
          </table:table-cell>
        </table:table-row>
        <table:table-row>
          <table:table-cell table:style-name="តារាង1.A2" office:value-type="string">
            <text:p text:style-name="P9"/>
          </table:table-cell>
          <table:table-cell table:style-name="តារាង1.A2" office:value-type="string">
            <text:p text:style-name="P3"/>
          </table:table-cell>
          <table:table-cell table:style-name="តារាង1.A2" office:value-type="string">
            <text:p text:style-name="P5">២</text:p>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ន.</text:p>
          </table:table-cell>
          <table:table-cell table:style-name="តារាង1.D2" office:value-type="string">
            <text:p text:style-name="P6">ពន្លាក​តូច​សម្រាប់​ជាង​ឆ្លាក់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9"/>
          </table:table-cell>
          <table:table-cell table:style-name="តារាង1.A2" office:value-type="string">
            <text:p text:style-name="P3"/>
          </table:table-cell>
          <table:table-cell table:style-name="តារាង1.A2" office:value-type="string">
            <text:p text:style-name="P5">៣</text:p>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កិ. វិ.</text:p>
          </table:table-cell>
          <table:table-cell table:style-name="តារាង1.D2" office:value-type="string">
            <text:p text:style-name="P6">ពាក្យ​សម្រាប់​ចម្រើន​ពាក្យ​ឱប, ពាក្យ​កៀវ​ឲ្យ​ប្លែក​ឡើង : ឱប​ខ្វិត, គឺ​ឱប​ជាប់, ជិត, ស្និទ្ធ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9">១៥៧៨</text:p>
          </table:table-cell>
          <table:table-cell table:style-name="តារាង1.A2" office:value-type="string">
            <text:p text:style-name="P3">ខ្វិន</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គុ.</text:p>
          </table:table-cell>
          <table:table-cell table:style-name="តារាង1.D2" office:value-type="string">
            <text:p text:style-name="P6">ពិការ​ជើង​ជាប់​ជានិច្ច ដើរ​មិន​រួច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9">១៥៧៩</text:p>
          </table:table-cell>
          <table:table-cell table:style-name="តារាង1.A2" office:value-type="string">
            <text:p text:style-name="P3">ខ្វិល</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កិ. វិ.</text:p>
          </table:table-cell>
          <table:table-cell table:style-name="តារាង1.D2" office:value-type="string">
            <text:p text:style-name="P6">ពាក្យ​សម្រាប់​ចម្រើន​ពាក្យ​វិល, ដើរ​ឲ្យ​ប្លែក​ឡើង : វិល​ខ្វិល, ដើរ​ខ្វិល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9">១៥៨០</text:p>
          </table:table-cell>
          <table:table-cell table:style-name="តារាង1.A2" office:value-type="string">
            <text:p text:style-name="P3">ខ្វើក</text:p>
          </table:table-cell>
          <table:table-cell table:style-name="តារាង1.A2" office:value-type="string">
            <text:p text:style-name="P5">១</text:p>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កិ.</text:p>
          </table:table-cell>
          <table:table-cell table:style-name="តារាង1.D2" office:value-type="string">
            <text:p text:style-name="P6">កម្រើក​តិច​ៗ : ត្រី​បង្រះ​ខ្វើក​ៗ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9"/>
          </table:table-cell>
          <table:table-cell table:style-name="តារាង1.A2" office:value-type="string">
            <text:p text:style-name="P3"/>
          </table:table-cell>
          <table:table-cell table:style-name="តារាង1.A2" office:value-type="string">
            <text:p text:style-name="P5">២</text:p>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គុ.</text:p>
          </table:table-cell>
          <table:table-cell table:style-name="តារាង1.D2" office:value-type="string">
            <text:p text:style-name="P6">ដែល​មិន​រៀប​រយ, មិន​រត់​ជួរ : អក្សរ​ខ្វើក, សេចក្ដី​ខ្វើក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9">១៥៨១</text:p>
          </table:table-cell>
          <table:table-cell table:style-name="តារាង1.A2" office:value-type="string">
            <text:p text:style-name="P3">ខ្វើយ​ៗ</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កិ. វិ.</text:p>
          </table:table-cell>
          <table:table-cell table:style-name="តារាង1.D2" office:value-type="string">
            <text:p text:style-name="P6">ពាក្យ​សម្រាប់​ចម្រើន​ពាក្យ​ស្រែក, ហៅ​ឲ្យ​ប្លែក​ឡើង : ស្រែក​ខ្វើយ​ៗ, ហៅ​ខ្វើយ​ៗ <text:s/>គឺ​ស្រែក, ហៅ​ពី​ចម្ងាយ ហើយ​ឮ​សូរ​ល្វើយ​ៗ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9">១៥៨២</text:p>
          </table:table-cell>
          <table:table-cell table:style-name="តារាង1.A2" office:value-type="string">
            <text:p text:style-name="P3">ខ្វៀក</text:p>
          </table:table-cell>
          <table:table-cell table:style-name="តារាង1.A2" office:value-type="string">
            <text:p text:style-name="P5">១</text:p>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កិ.</text:p>
          </table:table-cell>
          <table:table-cell table:style-name="តារាង1.D2" office:value-type="string">
            <text:p text:style-name="P6">សរសេរ​ប្រញាប់ : សរសេរ​ខ្វៀក​ៗ, ខ្ញុំ​ខ្វៀក​ឲ្យ​តែ​បាន​សិន​ទេ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9"/>
          </table:table-cell>
          <table:table-cell table:style-name="តារាង1.A2" office:value-type="string">
            <text:p text:style-name="P3"/>
          </table:table-cell>
          <table:table-cell table:style-name="តារាង1.A2" office:value-type="string">
            <text:p text:style-name="P5">២</text:p>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ន. ឬ គុ.</text:p>
          </table:table-cell>
          <table:table-cell table:style-name="តារាង1.D2" office:value-type="string">
            <text:p text:style-name="P6">អក្សរ​ដែល​សរសេរ​ប្រញាប់​មិន​ពេញ​តួរ : អក្សរ​ខ្វៀក <text:s/>។</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9">១៥៨៣</text:p>
          </table:table-cell>
          <table:table-cell table:style-name="តារាង1.A2" office:value-type="string">
            <text:p text:style-name="P3">ខ្វៀន</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គុ. ឬ កិ. វិ.</text:p>
          </table:table-cell>
          <table:table-cell table:style-name="តារាង1.D2" office:value-type="string">
            <text:p text:style-name="P6">វៀន​ជាប់​ជា​វង់ : កន្ទុយ​ខ្វៀន ; ឆ្មា​ដេក​ខ្វៀន <text:span text:style-name="T1">។</text:span></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9">១៥៨៤</text:p>
          </table:table-cell>
          <table:table-cell table:style-name="តារាង1.A2" office:value-type="string">
            <text:p text:style-name="P3">ខ្វៀប</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ឧ.</text:p>
          </table:table-cell>
          <table:table-cell table:style-name="តារាង1.D2" office:value-type="string">
            <text:p text:style-name="P6">សូរ​ឮ​ដោយ​វាយ​វាត់​នឹង​រំពាត់​ឆ្មារ : វាយ​ខ្វៀប, វាត់​ខ្វៀប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9">១៥៨៥</text:p>
          </table:table-cell>
          <table:table-cell table:style-name="តារាង1.A2" office:value-type="string">
            <text:p text:style-name="P3">ខ្វេរ</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គុ.</text:p>
          </table:table-cell>
          <table:table-cell table:style-name="តារាង1.D2" office:value-type="string">
            <text:p text:style-name="P6">ដែល​កោង​ខុប​ដូច​កង្វេរ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9">១៥៨៦</text:p>
          </table:table-cell>
          <table:table-cell table:style-name="តារាង1.A2" office:value-type="string">
            <text:p text:style-name="P3">ខ្វេះ</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កិ.</text:p>
          </table:table-cell>
          <table:table-cell table:style-name="តារាង1.D2" office:value-type="string">
            <text:p text:style-name="P6">លូក​កេះ​ដោយ​ម្រាម​ដៃ, កាយ​ដោយ​ចង្អុល​ដៃ ឬ ដោយ​ខ្នាយ​ឲ្យ​មុត, ឲ្យ​ដាច់, ឲ្យ​ធ្លុះ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9">១៥៨៧</text:p>
          </table:table-cell>
          <table:table-cell table:style-name="តារាង1.A2" office:value-type="string">
            <text:p text:style-name="P3">ខ្វែ</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ប.</text:p>
          </table:table-cell>
          <table:table-cell table:style-name="តារាង1.D2" office:value-type="string">
            <text:p text:style-name="P6">ពាក្យ​សម្រាប់​និយាយ​ផ្សំ​នឹង​ពាក្យ​ប្រែ : ពី​ដើម​ថា​នឹង​ទៅ ឥឡូវ​ស្រាប់​តែ​ប្រែ​ខ្វែ​ថា​មិន​ទៅ​វិញ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9">១៥៨៨</text:p>
          </table:table-cell>
          <table:table-cell table:style-name="តារាង1.A2" office:value-type="string">
            <text:p text:style-name="P3">ខ្វែក</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ន.</text:p>
          </table:table-cell>
          <table:table-cell table:style-name="តារាង1.D2" office:value-type="string">
            <text:p text:style-name="P6">ឈ្មោះ​សត្វ​ស្លាប​មួយ​ប្រភេទ មាន​សម្បុរ​ប្រផេះ ក​វែង បរិភោគ​ត្រី​អាហារ ចេញ​រក​ស៊ី​តែ​វេលា​យប់ វេលា​ថ្ងៃ​ដេក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9">១៥៨៩</text:p>
          </table:table-cell>
          <table:table-cell table:style-name="តារាង1.A2" office:value-type="string">
            <text:p text:style-name="P3">ខ្វែកត្រោក</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ន.</text:p>
          </table:table-cell>
          <table:table-cell table:style-name="តារាង1.D2" office:value-type="string">
            <text:p text:style-name="P6">ឈ្មោះ​សត្វ​បក្សី​ព្រៃ​មួយ​ប្រភេទ មាន​រូប​រាង​ដូច​ខ្វែក តែ​តូច​ជាង, មាន​ប្រក្រតី​រក​ស៊ី​តាម​ជើង​ត្រោក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9">១៥៩០</text:p>
          </table:table-cell>
          <table:table-cell table:style-name="តារាង1.A2" office:value-type="string">
            <text:p text:style-name="P3">ខ្វែង</text:p>
          </table:table-cell>
          <table:table-cell table:style-name="តារាង1.A2" office:value-type="string">
            <text:p text:style-name="P5">១</text:p>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ន.</text:p>
          </table:table-cell>
          <table:table-cell table:style-name="តារាង1.D2" office:value-type="string">
            <text:p text:style-name="P6">ឈើ​ដែល​គង​ភ្ជាប់​គ្នា មួយ​ទទឹង មួយ​បណ្ដោយ : ឈើ​ខ្វែង​ផ្ទះ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9"/>
          </table:table-cell>
          <table:table-cell table:style-name="តារាង1.A2" office:value-type="string">
            <text:p text:style-name="P3"/>
          </table:table-cell>
          <table:table-cell table:style-name="តារាង1.A2" office:value-type="string">
            <text:p text:style-name="P5">២</text:p>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ន.</text:p>
          </table:table-cell>
          <table:table-cell table:style-name="តារាង1.D2" office:value-type="string">
            <text:p text:style-name="P6">រាន​សម្រាប់​ទ្រ​ចង្អេរ​នាង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9"/>
          </table:table-cell>
          <table:table-cell table:style-name="តារាង1.A2" office:value-type="string">
            <text:p text:style-name="P3"/>
          </table:table-cell>
          <table:table-cell table:style-name="តារាង1.A2" office:value-type="string">
            <text:p text:style-name="P5">៣</text:p>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កិ.</text:p>
          </table:table-cell>
          <table:table-cell table:style-name="តារាង1.D2" office:value-type="string">
            <text:p text:style-name="P6">គង, កាត់​ទទឹង​បណ្ដោយ​លើ​គ្នា : ខ្វែង​ជា​ជើង​ក្អែក, ខ្វែង​ជា​ក្រឡា​ចត្រង្គ ។ ផ្ទុយ​គ្នា, មិន​ស្រប​គ្នា : ខ្វែង​យោបល់​គ្នា <text:s/>។</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9"/>
          </table:table-cell>
          <table:table-cell table:style-name="តារាង1.A2" office:value-type="string">
            <text:p text:style-name="P3"/>
          </table:table-cell>
          <table:table-cell table:style-name="តារាង1.A2" office:value-type="string">
            <text:p text:style-name="P5">៤</text:p>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ន.</text:p>
          </table:table-cell>
          <table:table-cell table:style-name="តារាង1.D2" office:value-type="string">
            <text:p text:style-name="P6">បឹង​តូច, អូរ, ឬ ខ្ពប​ដែល​នៅ​ទទឹង​បឹង​ណា​មួយ​ទៀត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9">១៥៩១</text:p>
          </table:table-cell>
          <table:table-cell table:style-name="តារាង1.A2" office:value-type="string">
            <text:p text:style-name="P3">ខ្វែត</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ន.</text:p>
          </table:table-cell>
          <table:table-cell table:style-name="តារាង1.D2" office:value-type="string">
            <text:p text:style-name="P6">ឈ្មោះ​ឈើ​មួយ​ប្រភេទ​ស្រដៀង​គ្នា​នឹង​ទន្លា តែ​មាន​ឫស​ដូច​ជ្រៃក្រឹម ; ស្រុក​ខ្លះ​ហៅ កំប៉ែត (ម. ព. នោះ)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9">១៥៩២</text:p>
          </table:table-cell>
          <table:table-cell table:style-name="តារាង1.A2" office:value-type="string">
            <text:p text:style-name="P3">ខ្វែវ</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យ.</text:p>
          </table:table-cell>
          <table:table-cell table:style-name="តារាង1.D2" office:value-type="string">
            <text:p text:style-name="P5">ន.</text:p>
          </table:table-cell>
          <table:table-cell table:style-name="តារាង1.D2" office:value-type="string">
            <text:p text:style-name="P6">ប្រដាប់​សម្រាប់​កាប់​ស្មៅ មាន​ដង​វែង​ដូច​ផ្គាក់ ។ ខ្វែវ​បក <text:s/>គឺ​ខ្វែវ​សម្រាប់​កាប់​បក​ស្មៅ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9">១៥៩៣</text:p>
          </table:table-cell>
          <table:table-cell table:style-name="តារាង1.A2" office:value-type="string">
            <text:p text:style-name="P3">ខ្វែះ</text:p>
          </table:table-cell>
          <table:table-cell table:style-name="តារាង1.A2" office:value-type="string">
            <text:p text:style-name="P5">១</text:p>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កិ. វិ.</text:p>
          </table:table-cell>
          <table:table-cell table:style-name="តារាង1.D2" office:value-type="string">
            <text:p text:style-name="P6">អំពី​ដំណើរ​របូត​ឮ​សូរ​បន្ដិច​ផង : របូត​ខ្វែះ <text:s/>(ម. ព. ខ្វោះ ២ កិ. វិ.)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9"/>
          </table:table-cell>
          <table:table-cell table:style-name="តារាង1.A2" office:value-type="string">
            <text:p text:style-name="P3"/>
          </table:table-cell>
          <table:table-cell table:style-name="តារាង1.A2" office:value-type="string">
            <text:p text:style-name="P5">២</text:p>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ឧ. </text:p>
          </table:table-cell>
          <table:table-cell table:style-name="តារាង1.D2" office:value-type="string">
            <text:p text:style-name="P6">សូរ​ឮ​តិច​ខ្លី​ដោយ​របូត, រដក, របើក, (ម. ព. ខ្វោះ ១ ឧ.)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9">១៥៩៤</text:p>
          </table:table-cell>
          <table:table-cell table:style-name="តារាង1.A2" office:value-type="string">
            <text:p text:style-name="P3">ខ្វោក</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ឧ. </text:p>
          </table:table-cell>
          <table:table-cell table:style-name="តារាង1.D2" office:value-type="string">
            <text:p text:style-name="P6">សូរ​ឮ​ដោយ​ហែក​សំពត់​ជាដើម : ហែក​សំពត់​ឮ​ខ្វោក (ម. ព. ខ្វាក)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9">១៥៩៥</text:p>
          </table:table-cell>
          <table:table-cell table:style-name="តារាង1.A2" office:value-type="string">
            <text:p text:style-name="P3">ខ្វោកខ្វាក</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ឧ. </text:p>
          </table:table-cell>
          <table:table-cell table:style-name="តារាង1.D2" office:value-type="string">
            <text:p text:style-name="P16">សូរ​ឮ​ដោយ​និយាយ​ខ្លាំង​ឥត​សំច័យ ឬ សូរ​ដោយ​ហែក​សំពត់​ ហែក​ស្លឹក​ផ្សេង​ៗ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9">១៥៩៦</text:p>
          </table:table-cell>
          <table:table-cell table:style-name="តារាង1.A2" office:value-type="string">
            <text:p text:style-name="P3">ខ្វោះ</text:p>
          </table:table-cell>
          <table:table-cell table:style-name="តារាង1.A2" office:value-type="string">
            <text:p text:style-name="P5">១</text:p>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ឧ. </text:p>
          </table:table-cell>
          <table:table-cell table:style-name="តារាង1.D2" office:value-type="string">
            <text:p text:style-name="P6">សូរ​ឮ​ដោយ​របើក ឬ បើក​ឆ្នុក​គ្រប​ជាដើម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9"/>
          </table:table-cell>
          <table:table-cell table:style-name="តារាង1.A2" office:value-type="string">
            <text:p text:style-name="P3"/>
          </table:table-cell>
          <table:table-cell table:style-name="តារាង1.A2" office:value-type="string">
            <text:p text:style-name="P5">២</text:p>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កិ. វិ.</text:p>
          </table:table-cell>
          <table:table-cell table:style-name="តារាង1.D2" office:value-type="string">
            <text:p text:style-name="P6">ពាក្យ​សម្រាប់​ចម្រើន​ពាក្យ​របូត, របើក របេះ​ឲ្យ​ប្លែក​ឡើង : របើក​ខ្វោះ, របូត​ខ្វោះ, របេះ​ខ្វោះ គឺ​របើក​ហើយ​មាន​ឮ​សូរ​តិច. ស្រាល, ខ្លី​ផង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9">១៥៩៧</text:p>
          </table:table-cell>
          <table:table-cell table:style-name="តារាង1.A2" office:value-type="string">
            <text:p text:style-name="P3">ខ្វះ</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កិ. ឬ គុ.</text:p>
          </table:table-cell>
          <table:table-cell table:style-name="តារាង1.D2" office:value-type="string">
            <text:p text:style-name="P6">ដែល​មិន​គ្រប់​តាម​ខ្នាត​កម្រិត ខ្វះ​តែ ២ ទៀត​នឹង​គ្រប់​ជា ១០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9">១៥៩៨</text:p>
          </table:table-cell>
          <table:table-cell table:style-name="តារាង1.A2" office:value-type="string">
            <text:p text:style-name="P3">ខ្សត</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17">គុ.</text:p>
          </table:table-cell>
          <table:table-cell table:style-name="តារាង1.D2" office:value-type="string">
            <text:p text:style-name="P6">ពាក្យ​សម្រាប់​ចម្រើន​ពាក្យ​ធូរ​ឲ្យ​វិសេស​ឡើង : ធូរ​ខ្សត គឺ​ធូរ​ណាស់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9">១៥៩៩</text:p>
          </table:table-cell>
          <table:table-cell table:style-name="តារាង1.A2" office:value-type="string">
            <text:p text:style-name="P3">ខ្សត់</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សំ.</text:p>
          </table:table-cell>
          <table:table-cell table:style-name="តារាង1.D2" office:value-type="string">
            <text:p text:style-name="P5">គុ.</text:p>
          </table:table-cell>
          <table:table-cell table:style-name="តារាង1.D2" office:value-type="string">
            <text:p text:style-name="P6">(ក្សត “សាបសូន្យ, ខូច...”) ទ័លក្រ : មនុស្ស​ខ្សត់, ខ្សត់​ទ្រព្យ​របស់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9">១៦០០</text:p>
          </table:table-cell>
          <table:table-cell table:style-name="តារាង1.A2" office:value-type="string">
            <text:p text:style-name="P3">ខ្សាក</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ឧ. </text:p>
          </table:table-cell>
          <table:table-cell table:style-name="តារាង1.D2" office:value-type="string">
            <text:p text:style-name="P6">សូរ​ឮ​ដោយ​ពស់​លូន ឬ អូស​ខ្សែ, ទាញ​ខ្សែ : ពស់​លូន​ឮ​ខ្សាក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9">១៦០១</text:p>
          </table:table-cell>
          <table:table-cell table:style-name="តារាង1.A2" office:value-type="string">
            <text:p text:style-name="P3">ខ្សាច់</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ន.</text:p>
          </table:table-cell>
          <table:table-cell table:style-name="តារាង1.D2" office:value-type="string">
            <text:p text:style-name="P6">ផង់​គ្រាប់​ល្អិត​រឹង​ដូច​ថ្ម​មាន​ពន្លឺ​ខ្លះ​ឥត​ពន្លឺ​ខ្លះ ។ ខ្សាច់​ដែល​មាន​គ្រាប់​ធំ​ៗ <text:s/>លាយ​ផង ហៅ​ថា ខ្សាច់​ពង​កន្ធរ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9">១៦០២</text:p>
          </table:table-cell>
          <table:table-cell table:style-name="តារាង1.A2" office:value-type="string">
            <text:p text:style-name="P3">ខ្សាច់កណ្ដាល</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ន.</text:p>
          </table:table-cell>
          <table:table-cell table:style-name="តារាង1.D2" office:value-type="string">
            <text:p text:style-name="P6">ឈ្មោះ​ស្រុក​មួយ​ឋិត​នៅ​ទៀប​ដង​ទន្លេ​មេគង្គ​<text:span text:style-name="T3">ខែត្រ​</text:span>កណ្ដាល : ស្រុក​ខ្សាច់កណ្ដាល ។</text:p>
          </table:table-cell>
          <table:table-cell table:style-name="តារាង1.D2" office:value-type="string">
            <text:p text:style-name="P5"/>
          </table:table-cell>
          <table:table-cell table:style-name="តារាង1.I2" office:value-type="string">
            <text:p text:style-name="P6">ស្រុក​ ខ្សាច់កណ្ដាល</text:p>
          </table:table-cell>
        </table:table-row>
        <table:table-row>
          <table:table-cell table:style-name="តារាង1.A2" office:value-type="string">
            <text:p text:style-name="P9">១៦០៣</text:p>
          </table:table-cell>
          <table:table-cell table:style-name="តារាង1.A2" office:value-type="string">
            <text:p text:style-name="P3">ខ្សាន</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ន.</text:p>
          </table:table-cell>
          <table:table-cell table:style-name="តារាង1.D2" office:value-type="string">
            <text:p text:style-name="P6">ឈ្មោះ​ត្រី​មួយ​ប្រភេទ រូប​រាង​និង​ទំហំ​ប្រហែល​នឹង​ត្រី​ផ្ទក់ តែ​សម្បុរ​ថ្លា ហើយ​ច្រើន​តែ​នៅ​លើ​ភ្នំ ឬ​លើ​ដើម​ឈើ​ដែល​មាន​ដក់​ទឹក; ស្រុក​ខ្លះ​ហៅ ត្រី​ផ្អោក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9">១៦០៤</text:p>
          </table:table-cell>
          <table:table-cell table:style-name="តារាង1.A2" office:value-type="string">
            <text:p text:style-name="P3">ខ្សាប</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ឧ. ឬ កិ. វ.</text:p>
          </table:table-cell>
          <table:table-cell table:style-name="តារាង1.D2" office:value-type="string">
            <text:p text:style-name="P6">សូរ​និយាយ ឬ ស្រែក​ឮ​ធូរ ឮ​ស្អក​ដូច​សំឡេង​ទា​ឈ្មោល : សំឡេង​ឮ​​ខ្សាប, និយាយ​ខ្សាប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9">១៦០៥</text:p>
          </table:table-cell>
          <table:table-cell table:style-name="តារាង1.A2" office:value-type="string">
            <text:p text:style-name="P3">ខ្សាយ</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ន.</text:p>
          </table:table-cell>
          <table:table-cell table:style-name="តារាង1.D2" office:value-type="string">
            <text:p text:style-name="P6">ឈ្មោះ​ស្រូវ ឬ​អង្ករ​ដែល​មិន​មាន​ជាតិ​ស្អិត​ខ្លាំង សម្រាប់​បរិភោគ​ជា​បាយ ឬ ជា​ចំណី​ផ្សេង​ៗ : ស្រូវ​ខ្សាយ, អង្ករ​ខ្សាយ (ម. ព. សាលី)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9">១៦០៦</text:p>
          </table:table-cell>
          <table:table-cell table:style-name="តារាង1.A2" office:value-type="string">
            <text:p text:style-name="P3">ខ្សាវ</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ឧ. ឬ កិ. វិ.</text:p>
          </table:table-cell>
          <table:table-cell table:style-name="តារាង1.D2" office:value-type="string">
            <text:p text:style-name="P6">ដែល​ឮ​សូរ​សាវ​ៗ : ខ្សឹប​គ្នា​ឮ​ខ្សាវ​ៗ, និយាយ​ខ្សាវ​ៗ <text:s/>(ម. ព. ខ្សាប)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9">១៦០៧</text:p>
          </table:table-cell>
          <table:table-cell table:style-name="តារាង1.A2" office:value-type="string">
            <text:p text:style-name="P3">ខ្សឹកខ្សួល</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កិ. ឬ កិ. វិ.</text:p>
          </table:table-cell>
          <table:table-cell table:style-name="តារាង1.D2" office:value-type="string">
            <text:p text:style-name="P6">យំ​អណ្ដឺតអណ្ដក ឆែតឆត​តិច​ៗ, ដែល​មាន​កិរិយា​រអាក់រអួល​ក្រ​ស្រាក : យំ​ខ្សឹកខ្សួល, សោក​ខ្សឹកខ្សួល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9">១៦០៨</text:p>
          </table:table-cell>
          <table:table-cell table:style-name="តារាង1.A2" office:value-type="string">
            <text:p text:style-name="P3">ខ្សឹប</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កិ.</text:p>
          </table:table-cell>
          <table:table-cell table:style-name="តារាង1.D2" office:value-type="string">
            <text:p text:style-name="P6">និយាយ​តិច​ជិត​ត្រចៀក ដើម្បី​មិន​ឲ្យ​អ្នក​ដទៃ​ដែល​នៅ​ជិត​ខាង​ឮ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9">១៦០៩</text:p>
          </table:table-cell>
          <table:table-cell table:style-name="តារាង1.A2" office:value-type="string">
            <text:p text:style-name="P3">ខ្សឺត</text:p>
          </table:table-cell>
          <table:table-cell table:style-name="តារាង1.A2" office:value-type="string">
            <text:p text:style-name="P5">១</text:p>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កិ.</text:p>
          </table:table-cell>
          <table:table-cell table:style-name="តារាង1.D2" office:value-type="string">
            <text:p text:style-name="P6">បឺត​ស្រូប​ដោយ​ច្រមុះ : ខ្សឺត​សម្បោរ ។ ជួន​កាល​ប្រើ​ជា​នាមសព្ទ : ថើប​មួយ​ខ្សឺត <text:s/>។</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9"/>
          </table:table-cell>
          <table:table-cell table:style-name="តារាង1.A2" office:value-type="string">
            <text:p text:style-name="P3"/>
          </table:table-cell>
          <table:table-cell table:style-name="តារាង1.A2" office:value-type="string">
            <text:p text:style-name="P5">២</text:p>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ឧ. </text:p>
          </table:table-cell>
          <table:table-cell table:style-name="តារាង1.D2" office:value-type="string">
            <text:p text:style-name="P6">សូរ​ឮ​ដោយ​ដក​ដង្ហើម ឬ ដោយ​បឺត​ខ្សៀ​ជាដើម : ដក​ដង្ហើម​ឮ​ខ្សឺត, បឺត​ខ្សៀ, បឺត​បារី​ឮ​ខ្សឺត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9">១៦១០</text:p>
          </table:table-cell>
          <table:table-cell table:style-name="តារាង1.A2" office:value-type="string">
            <text:p text:style-name="P3">ខ្សុក</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ន.</text:p>
          </table:table-cell>
          <table:table-cell table:style-name="តារាង1.D2" office:value-type="string">
            <text:p text:style-name="P6">សំណុំ​ធូប​ចំនួន​ប្រាំ ឬ ដប់​បំពង់ : ធូប​មួយ​ខ្សុក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9">១៦១១</text:p>
          </table:table-cell>
          <table:table-cell table:style-name="តារាង1.A2" office:value-type="string">
            <text:p text:style-name="P3">ខ្សុច</text:p>
          </table:table-cell>
          <table:table-cell table:style-name="តារាង1.A2" office:value-type="string">
            <text:p text:style-name="P5">១</text:p>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កិ.</text:p>
          </table:table-cell>
          <table:table-cell table:style-name="តារាង1.D2" office:value-type="string">
            <text:p text:style-name="P6">និយាយ​ឲ្យ​ទំនង​ឲ្យ​ដឹង​គ្នា​ជា​មុន​ជា​ការ​ស្ងាត់ : ខ្សុច​គ្នា​ហើយ​ស្រាប់​តែ​ចេញ​ទៅ​អស់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9"/>
          </table:table-cell>
          <table:table-cell table:style-name="តារាង1.A2" office:value-type="string">
            <text:p text:style-name="P3"/>
          </table:table-cell>
          <table:table-cell table:style-name="តារាង1.A2" office:value-type="string">
            <text:p text:style-name="P5">២</text:p>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គុ.</text:p>
          </table:table-cell>
          <table:table-cell table:style-name="តារាង1.D2" office:value-type="string">
            <text:p text:style-name="P6">អំពី​សូត្រ ឬ អំបោះ ដែល​មាន​សរសៃ​មិន​ត្រង់ : សូត្រ​ខ្សុច, អំបោះ​ខ្សុច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9">១៦១២</text:p>
          </table:table-cell>
          <table:table-cell table:style-name="តារាង1.A2" office:value-type="string">
            <text:p text:style-name="P3">ខ្សុយ</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គុ.</text:p>
          </table:table-cell>
          <table:table-cell table:style-name="តារាង1.D2" office:value-type="string">
            <text:p text:style-name="P6">ពាក្យ​សម្រាប់​ចម្រើន​ពាក្យ​ធូរ​ឲ្យ​វិសេស​ឡើង : ធូរ​ខ្សុយ គឺ​ធូរ​ណាស់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9">១៦១៣</text:p>
          </table:table-cell>
          <table:table-cell table:style-name="តារាង1.A2" office:value-type="string">
            <text:p text:style-name="P3">ខ្សុល</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កិ. វិ. ឬ គុ.</text:p>
          </table:table-cell>
          <table:table-cell table:style-name="តារាង1.D2" office:value-type="string">
            <text:p text:style-name="P16">ដែល​រលាយ​យ៉ាង​ឆាប់​រហ័ស ព្រោះ​ត្រូវ​ទឹក ឬ ត្រូវ​កម្ដៅ​ភ្លើង : រលាយ​ខ្សុល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9">១៦១៤</text:p>
          </table:table-cell>
          <table:table-cell table:style-name="តារាង1.A2" office:value-type="string">
            <text:p text:style-name="P3">ខ្សួល</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ប.</text:p>
          </table:table-cell>
          <table:table-cell table:style-name="តារាង1.D2" office:value-type="string">
            <text:p text:style-name="P6">ពាក្យ​សម្រាប់​និយាយ​ផ្សំ​នឹង​ពាក្យ ខ្សឹក : ខ្សឹកខ្សួល (ម. ព. នោះ) ។</text:p>
          </table:table-cell>
          <table:table-cell table:style-name="តារាង1.D2" office:value-type="string">
            <text:p text:style-name="P5"/>
          </table:table-cell>
          <table:table-cell table:style-name="តារាង1.I2" office:value-type="string">
            <text:p text:style-name="P6">ខ្សឹកខ្សួល </text:p>
          </table:table-cell>
        </table:table-row>
        <table:table-row>
          <table:table-cell table:style-name="តារាង1.A2" office:value-type="string">
            <text:p text:style-name="P9">១៦១៥</text:p>
          </table:table-cell>
          <table:table-cell table:style-name="តារាង1.A2" office:value-type="string">
            <text:p text:style-name="P3">ខ្សួស</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ន.</text:p>
          </table:table-cell>
          <table:table-cell table:style-name="តារាង1.D2" office:value-type="string">
            <text:p text:style-name="P6">ឈ្មោះ​ឈើ​តូច​មួយ​ប្រភេទ​ដើម​ស្ទើរ​ជា​វល្លិ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9">១៦១៦</text:p>
          </table:table-cell>
          <table:table-cell table:style-name="តារាង1.A2" office:value-type="string">
            <text:p text:style-name="P3">ខ្សៀ</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ន.</text:p>
          </table:table-cell>
          <table:table-cell table:style-name="តារាង1.D2" office:value-type="string">
            <text:p text:style-name="P6">ប្រដាប់​សម្រាប់​ជក់​ថ្នាំ ឬ អាភៀន​មាន​សណ្ឋាន​ផ្សេង​ៗ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9">១៦១៧</text:p>
          </table:table-cell>
          <table:table-cell table:style-name="តារាង1.A2" office:value-type="string">
            <text:p text:style-name="P3">ខ្សៀ​គ្រក់</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ន.</text:p>
          </table:table-cell>
          <table:table-cell table:style-name="តារាង1.D2" office:value-type="string">
            <text:p text:style-name="P6">ឈ្មោះ​ខ្សៀ​មួយ​យ៉ាង មាន​ដាក់​ទឹក​ខាង​ក្នុង បឺត​ទៅ​ឮ​សូរ​គ្រក់​ៗ : ជក់​ខ្សៀ​គ្រក់ (សម្រាប់​ប្រើ​ខាង​ជក់​ថ្នាំ​ចិន)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9">១៦១៨</text:p>
          </table:table-cell>
          <table:table-cell table:style-name="តារាង1.A2" office:value-type="string">
            <text:p text:style-name="P3">ខ្សៀក</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ឧ.</text:p>
          </table:table-cell>
          <table:table-cell table:style-name="តារាង1.D2" office:value-type="string">
            <text:p text:style-name="P6">សូរ​ឮ​តិច​ៗ ដោយ​ប្រហារ​អ្វី​ៗនឹង​អាវុធ​ដ៏​មុត ឬ ដោយ​ខ្យល់​បក់; ដោយ​អូស​ខ្សែ​តូច​ឆ្មារ​យ៉ាង​ឆាប់​រហ័ស ; ដោយ​ពស់​លូន​យ៉ាង​រហ័ស : កាំបិត​នេះ​មុត​ខ្សៀក, ខ្យល់​បក់​ឮ​ខ្សៀក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9">១៦១៩</text:p>
          </table:table-cell>
          <table:table-cell table:style-name="តារាង1.A2" office:value-type="string">
            <text:p text:style-name="P3">ខ្សៀវ</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ប.</text:p>
          </table:table-cell>
          <table:table-cell table:style-name="តារាង1.D2" office:value-type="string">
            <text:p text:style-name="P6">ពាក្យ​សម្រាប់​និយាយ​ផ្សំ​នឹង​ពាក្យ​ខ្សឹប : ខ្សឹបខ្សៀវ <text:s/>គឺ​និយាយ​ខ្សឹប​រឿយ​ៗ ។</text:p>
          </table:table-cell>
          <table:table-cell table:style-name="តារាង1.D2" office:value-type="string">
            <text:p text:style-name="P5"/>
          </table:table-cell>
          <table:table-cell table:style-name="តារាង1.I2" office:value-type="string">
            <text:p text:style-name="P6">ខ្សឹបខ្សៀវ</text:p>
          </table:table-cell>
        </table:table-row>
        <table:table-row>
          <table:table-cell table:style-name="តារាង1.A2" office:value-type="string">
            <text:p text:style-name="P9">១៦២០</text:p>
          </table:table-cell>
          <table:table-cell table:style-name="តារាង1.A2" office:value-type="string">
            <text:p text:style-name="P3">ខ្សេវ</text:p>
          </table:table-cell>
          <table:table-cell table:style-name="តារាង1.A2" office:value-type="string">
            <text:p text:style-name="P5">១</text:p>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ន.</text:p>
          </table:table-cell>
          <table:table-cell table:style-name="តារាង1.D2" office:value-type="string">
            <text:p text:style-name="P6">ឈ្មោះ​ឈើ​មួយ​ប្រភេទ គេ​ច្រើន​រាប់អាន​ធ្វើ​ក្ដារ​ក្រាល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9"/>
          </table:table-cell>
          <table:table-cell table:style-name="តារាង1.A2" office:value-type="string">
            <text:p text:style-name="P3"/>
          </table:table-cell>
          <table:table-cell table:style-name="តារាង1.A2" office:value-type="string">
            <text:p text:style-name="P5">២</text:p>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គុ.</text:p>
          </table:table-cell>
          <table:table-cell table:style-name="តារាង1.D2" office:value-type="string">
            <text:p text:style-name="P6">ដែល​មាន​សូរ​តិច​ណាស់ (សំឡេង) : សំឡេង​ខ្សេវ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9">១៦២១</text:p>
          </table:table-cell>
          <table:table-cell table:style-name="តារាង1.A2" office:value-type="string">
            <text:p text:style-name="P3">ខ្សែ</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ន.</text:p>
          </table:table-cell>
          <table:table-cell table:style-name="តារាង1.D2" office:value-type="string">
            <text:p text:style-name="P6">ប្រដាប់​សម្រាប់​ចង ធ្វើ ឬ វេញ​ដោយ​ផ្ដៅ ដោយ​ជក់​ដូង ឬ សរសៃ​ធ្មៃ, សូត្រ​ជាដើម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9">១៦២២</text:p>
          </table:table-cell>
          <table:table-cell table:style-name="តារាង1.A2" office:value-type="string">
            <text:p text:style-name="P3">ខ្សែ​ក្រវាត់</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ន.</text:p>
          </table:table-cell>
          <table:table-cell table:style-name="តារាង1.D2" office:value-type="string">
            <text:p text:style-name="P6">ប្រដាប់​សម្រាប់​ក្រវាត់​ចង្កេះ ធ្វើ​ដោយ​សំពត់, ដោយ​ស្បែក, ដោយ​អំបោះ, ឬ​ដោយ​លោហជាតិ​ផ្សេង​ៗ មាន​មាស​និង​ប្រាក់​ជាដើម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9">១៦២៣</text:p>
          </table:table-cell>
          <table:table-cell table:style-name="តារាង1.A2" office:value-type="string">
            <text:p text:style-name="P3">ខ្សែ​បាស</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សំ. បា.</text:p>
          </table:table-cell>
          <table:table-cell table:style-name="តារាង1.D2" office:value-type="string">
            <text:p text:style-name="P5">ន.</text:p>
          </table:table-cell>
          <table:table-cell table:style-name="តារាង1.D2" office:value-type="string">
            <text:p text:style-name="P6">(បាស “អន្ទាក់, ខ្សែ​ចំណង, ខ្សែ​ឆ្វាក់...”) ឈ្មោះ​ខ្សែ​អំបោះ​ឆៅ សម្រាប់​ទាក់​ចង​រុំ​សាកសព​តាម​កិច្ច តាម​ក្បួន​យោគី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9">១៦២៤</text:p>
          </table:table-cell>
          <table:table-cell table:style-name="តារាង1.A2" office:value-type="string">
            <text:p text:style-name="P3">ខ្សែ​ភាពយន្ដ</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ន.</text:p>
          </table:table-cell>
          <table:table-cell table:style-name="តារាង1.D2" office:value-type="string">
            <text:p text:style-name="P6">សំណុំ​រឿងរ៉ាវ​ដែល​មាន​ទាំង​រូបថត​ផ្ដិត​ជាប់​នៅ ក្នុង​ចម្រៀក​ភាគ​ក្រដាស​រឹង​រលោង​វែង ដូច​ជា​ខ្សែ សម្រាប់​បញ្ចាំង​របស់​ភាពយន្ដ​ (ម. ព. ភាពយន្ដ ផង)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9">១៦២៥</text:p>
          </table:table-cell>
          <table:table-cell table:style-name="តារាង1.A2" office:value-type="string">
            <text:p text:style-name="P3">ខ្សែ​សយ</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ន.</text:p>
          </table:table-cell>
          <table:table-cell table:style-name="តារាង1.D2" office:value-type="string">
            <text:p text:style-name="P6">សរសៃ​ខ្សែ​មាស ឬ​ប្រាក់ សម្រាប់​ដេរ​ប៉ាក់​ជា​គ្រឿង​លម្អ (ម. ព. សយ <text:s/>ផង)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9">១៦២៦</text:p>
          </table:table-cell>
          <table:table-cell table:style-name="តារាង1.A2" office:value-type="string">
            <text:p text:style-name="P3">ខ្សោយ</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គុ.</text:p>
          </table:table-cell>
          <table:table-cell table:style-name="តារាង1.D2" office:value-type="string">
            <text:p text:style-name="P6">ដែល​មាន​កម្លាំង​តិច : មនុស្ស​ខ្សោយ, ធាតុ​ខ្សោយ ។ ពាក្យ​ផ្ទុយ <text:s/>ខ្លាំង ។</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9">១៦២៧</text:p>
          </table:table-cell>
          <table:table-cell table:style-name="តារាង1.A2" office:value-type="string">
            <text:p text:style-name="P3">ខ្សោះ</text:p>
          </table:table-cell>
          <table:table-cell table:style-name="តារាង1.A2" office:value-type="string">
            <text:p text:style-name="P5"/>
          </table:table-cell>
          <table:table-cell table:style-name="តារាង1.D2" office:value-type="string">
            <text:p text:style-name="P5"/>
          </table:table-cell>
          <table:table-cell table:style-name="តារាង1.D2" office:value-type="string">
            <text:p text:style-name="P5"/>
          </table:table-cell>
          <table:table-cell table:style-name="តារាង1.D2" office:value-type="string">
            <text:p text:style-name="P5">គុ.</text:p>
          </table:table-cell>
          <table:table-cell table:style-name="តារាង1.D2" office:value-type="string">
            <text:p text:style-name="P6">ដែល​ស្ងួត​សោះ, ផ្អោះ​ឥត​រសជាតិ, ឥត​ឆ្ងាញ់​ពីសា : បាយ​ខ្សោះ, អំពៅ​ខ្សោះ <text:s/>។</text:p>
          </table:table-cell>
          <table:table-cell table:style-name="តារាង1.D2" office:value-type="string">
            <text:p text:style-name="P5"/>
          </table:table-cell>
          <table:table-cell table:style-name="តារាង1.I2" office:value-type="string">
            <text:p text:style-name="P6"/>
          </table:table-cell>
        </table:table-row>
        <table:table-row>
          <table:table-cell table:style-name="តារាង1.A2" office:value-type="string">
            <text:p text:style-name="P10"/>
          </table:table-cell>
          <table:table-cell table:style-name="តារាង1.A2" office:value-type="string">
            <text:p text:style-name="P11"><text:s/>ខ្ជេញខ្ជិល</text:p>
          </table:table-cell>
          <table:table-cell table:style-name="តារាង1.A2" office:value-type="string">
            <text:p text:style-name="P10"/>
          </table:table-cell>
          <table:table-cell table:style-name="តារាង1.D2" office:value-type="string">
            <text:p text:style-name="P10"/>
          </table:table-cell>
          <table:table-cell table:style-name="តារាង1.D2" office:value-type="string">
            <text:p text:style-name="P10"/>
          </table:table-cell>
          <table:table-cell table:style-name="តារាង1.D2" office:value-type="string">
            <text:p text:style-name="P10">គុ.</text:p>
          </table:table-cell>
          <table:table-cell table:style-name="តារាង1.D2" office:value-type="string">
            <text:p text:style-name="P10">ខ្ជិល​កម្ជេញ គឺ​ខ្ជិល​រងៀករងៀម, ខ្ជិល​ច្រអូស​ស្ទើរ​ក្រោក​ពុំ​រួច : ខ្ជេញខ្ជិល​ឡេះឡោះ <text:s/>ខ្ជិល​ច្រអូស​រម៉េះរម៉ោះ ។</text:p>
          </table:table-cell>
          <table:table-cell table:style-name="តារាង1.D2" office:value-type="string">
            <text:p text:style-name="P10"/>
          </table:table-cell>
          <table:table-cell table:style-name="តារាង1.I2" office:value-type="string">
            <text:p text:style-name="P10"/>
          </table:table-cell>
        </table:table-row>
        <table:table-row>
          <table:table-cell table:style-name="តារាង1.A2" office:value-type="string">
            <text:p text:style-name="P10"/>
          </table:table-cell>
          <table:table-cell table:style-name="តារាង1.A2" office:value-type="string">
            <text:p text:style-name="P11">ខ្ញុំ​កំដរ</text:p>
          </table:table-cell>
          <table:table-cell table:style-name="តារាង1.A2" office:value-type="string">
            <text:p text:style-name="P10"/>
          </table:table-cell>
          <table:table-cell table:style-name="តារាង1.D2" office:value-type="string">
            <text:p text:style-name="P10"/>
          </table:table-cell>
          <table:table-cell table:style-name="តារាង1.D2" office:value-type="string">
            <text:p text:style-name="P10"><text:s/>ព. បុ.</text:p>
          </table:table-cell>
          <table:table-cell table:style-name="តារាង1.D2" office:value-type="string">
            <text:p text:style-name="P10">ន.</text:p>
          </table:table-cell>
          <table:table-cell table:style-name="តារាង1.D2" office:value-type="string">
            <text:p text:style-name="P10">មនុស្ស​ដែល​នៅ​អាស្រ័យ​នឹង​គេ​ដូច​ជា​ខ្ញុំ​ដែល​គេ​លោះ : វា​ជា​ខ្ញុំ​កំដរ​គេ (មាន​តែ​ក្នុង​សម័យ​បុរាណ) ។ </text:p>
          </table:table-cell>
          <table:table-cell table:style-name="តារាង1.D2" office:value-type="string">
            <text:p text:style-name="P10"/>
          </table:table-cell>
          <table:table-cell table:style-name="តារាង1.I2" office:value-type="string">
            <text:p text:style-name="P10"><text:s/></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Khmer OS1" svg:font-family="'Khmer OS'"/>
    <style:font-face style:name="Arial Unicode MS" svg:font-family="'Arial Unicode MS'" style:font-pitch="variable"/>
    <style:font-face style:name="Baiduk OT" svg:font-family="'Baiduk OT'" style:font-pitch="variable"/>
    <style:font-face style:name="Khmer OS" svg:font-family="'Khmer OS'" style:font-pitch="variable"/>
    <style:font-face style:name="Lucida Sans Unicode" svg:font-family="'Lucida Sans Unicode'"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km" style:country-complex="KH"/>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Unicode MS" style:font-size-asian="12pt" style:language-asian="zxx" style:country-asian="none" style:font-name-complex="Khmer OS" style:font-size-complex="12pt" style:language-complex="km" style:country-complex="KH"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Khmer O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Khmer OS1"/>
    </style:style>
    <style:style style:name="Header" style:family="paragraph" style:parent-style-name="Standard" style:class="extra">
      <style:paragraph-properties text:number-lines="false" text:line-number="0">
        <style:tab-stops>
          <style:tab-stop style:position="5.4528in" style:type="center"/>
          <style:tab-stop style:position="10.905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Khmer OS1" style:font-size-complex="10pt" style:font-style-complex="italic"/>
    </style:style>
    <style:style style:name="Index" style:family="paragraph" style:parent-style-name="Standard" style:class="index">
      <style:paragraph-properties text:number-lines="false" text:line-number="0"/>
      <style:text-properties style:font-name-complex="Khmer OS1"/>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11.6929in" fo:page-height="8.2681in" style:num-format="1" style:print-orientation="landscape" fo:margin-top="0.7874in" fo:margin-bottom="0.7874in" fo:margin-left="0.3937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7$Build-9157</meta:generator>
    <meta:creation-date>2005-10-19T17:27:53</meta:creation-date>
    <dc:date>2008-06-26T16:23:52</dc:date>
    <meta:print-date>2005-12-01T09:25:03</meta:print-date>
    <dc:language>en-US</dc:language>
    <meta:editing-cycles>156</meta:editing-cycles>
    <meta:editing-duration>P3DT3H5M22S</meta:editing-duration>
    <meta:user-defined meta:name="Info 1"/>
    <meta:user-defined meta:name="Info 2"/>
    <meta:user-defined meta:name="Info 3"/>
    <meta:user-defined meta:name="Info 4"/>
    <meta:document-statistic meta:table-count="1" meta:image-count="0" meta:object-count="0" meta:page-count="48" meta:paragraph-count="1788" meta:word-count="4204" meta:character-count="48554"/>
  </office:meta>
</office:document-meta>
</file>

<file path=Basic/Standard/ChuonNat.xml><?xml version="1.0" encoding="utf-8"?>
<!DOCTYPE module  PUBLIC '-//OpenOffice.org//DTD OfficeDocument 1.0//EN'  'module.dtd'>
<script:module xmlns:script="http://openoffice.org/2000/script" script:name="ChuonNat" script:language="StarBasic">REM  *****  BASIC  *****


sub Main
rem ----------------------------------------------------------------------
rem define variables
dim document   as object
dim dispatcher as object
rem ----------------------------------------------------------------------
rem get access to the document
document   = ThisComponent.CurrentController.Frame
dispatcher = createUnoService("com.sun.star.frame.DispatchHelper")

rem ----------------------------------------------------------------------
dim args1(0) as new com.sun.star.beans.PropertyValue
args1(0).Name = "Text"
args1(0).Value = "&lt;type&gt;&lt;/type&gt;"

dispatcher.executeDispatch(document, ".uno:InsertText", "", 0, args1())

rem ----------------------------------------------------------------------
dim args2(1) as new com.sun.star.beans.PropertyValue
args2(0).Name = "Count"
args2(0).Value = 1
args2(1).Name = "Select"
args2(1).Value = false

dispatcher.executeDispatch(document, ".uno:GoLeft", "", 0, args2())

rem ----------------------------------------------------------------------
dim args3(1) as new com.sun.star.beans.PropertyValue
args3(0).Name = "Count"
args3(0).Value = 1
args3(1).Name = "Select"
args3(1).Value = false

dispatcher.executeDispatch(document, ".uno:GoLeft", "", 0, args3())

rem ----------------------------------------------------------------------
dim args4(1) as new com.sun.star.beans.PropertyValue
args4(0).Name = "Count"
args4(0).Value = 1
args4(1).Name = "Select"
args4(1).Value = false

dispatcher.executeDispatch(document, ".uno:GoLeft", "", 0, args4())

rem ----------------------------------------------------------------------
dim args5(1) as new com.sun.star.beans.PropertyValue
args5(0).Name = "Count"
args5(0).Value = 1
args5(1).Name = "Select"
args5(1).Value = false

dispatcher.executeDispatch(document, ".uno:GoLeft", "", 0, args5())

rem ----------------------------------------------------------------------
dim args6(1) as new com.sun.star.beans.PropertyValue
args6(0).Name = "Count"
args6(0).Value = 1
args6(1).Name = "Select"
args6(1).Value = false

dispatcher.executeDispatch(document, ".uno:GoLeft", "", 0, args6())

rem ----------------------------------------------------------------------
dim args7(1) as new com.sun.star.beans.PropertyValue
args7(0).Name = "Count"
args7(0).Value = 1
args7(1).Name = "Select"
args7(1).Value = false

dispatcher.executeDispatch(document, ".uno:GoLeft", "", 0, args7())

rem ----------------------------------------------------------------------
dim args8(1) as new com.sun.star.beans.PropertyValue
args8(0).Name = "Count"
args8(0).Value = 1
args8(1).Name = "Select"
args8(1).Value = false

dispatcher.executeDispatch(document, ".uno:GoLeft", "", 0, args8())

rem ----------------------------------------------------------------------
dim args9(0) as new com.sun.star.beans.PropertyValue
args9(0).Name = "Text"
args9(0).Value = "."

dispatcher.executeDispatch(document, ".uno:InsertText", "", 0, args9())

rem ----------------------------------------------------------------------
dim args10(1) as new com.sun.star.beans.PropertyValue
args10(0).Name = "Count"
args10(0).Value = 1
args10(1).Name = "Select"
args10(1).Value = false

dispatcher.executeDispatch(document, ".uno:GoLeft", "", 0, args10())


end sub


sub Italic
rem ----------------------------------------------------------------------
rem define variables
dim document   as object
dim dispatcher as object
rem ----------------------------------------------------------------------
rem get access to the document
document   = ThisComponent.CurrentController.Frame
dispatcher = createUnoService("com.sun.star.frame.DispatchHelper")

rem ----------------------------------------------------------------------
dim args1(0) as new com.sun.star.beans.PropertyValue
args1(0).Name = "Text"
args1(0).Value = "&lt;it&gt;&lt;/it?"

dispatcher.executeDispatch(document, ".uno:InsertText", "", 0, args1())

rem ----------------------------------------------------------------------
dispatcher.executeDispatch(document, ".uno:SwBackspace", "", 0, Array())

rem ----------------------------------------------------------------------
dim args3(0) as new com.sun.star.beans.PropertyValue
args3(0).Name = "Text"
args3(0).Value = "&gt;"

dispatcher.executeDispatch(document, ".uno:InsertText", "", 0, args3())

rem ----------------------------------------------------------------------
dim args4(1) as new com.sun.star.beans.PropertyValue
args4(0).Name = "Count"
args4(0).Value = 1
args4(1).Name = "Select"
args4(1).Value = false

dispatcher.executeDispatch(document, ".uno:GoLeft", "", 0, args4())

rem ----------------------------------------------------------------------
dim args5(1) as new com.sun.star.beans.PropertyValue
args5(0).Name = "Count"
args5(0).Value = 1
args5(1).Name = "Select"
args5(1).Value = false

dispatcher.executeDispatch(document, ".uno:GoLeft", "", 0, args5())

rem ----------------------------------------------------------------------
dim args6(1) as new com.sun.star.beans.PropertyValue
args6(0).Name = "Count"
args6(0).Value = 1
args6(1).Name = "Select"
args6(1).Value = false

dispatcher.executeDispatch(document, ".uno:GoLeft", "", 0, args6())

rem ----------------------------------------------------------------------
dim args7(1) as new com.sun.star.beans.PropertyValue
args7(0).Name = "Count"
args7(0).Value = 1
args7(1).Name = "Select"
args7(1).Value = false

dispatcher.executeDispatch(document, ".uno:GoLeft", "", 0, args7())

rem ----------------------------------------------------------------------
dim args8(1) as new com.sun.star.beans.PropertyValue
args8(0).Name = "Count"
args8(0).Value = 1
args8(1).Name = "Select"
args8(1).Value = false

dispatcher.executeDispatch(document, ".uno:GoLeft", "", 0, args8())


end sub


sub CompoundWord
rem ----------------------------------------------------------------------
rem define variables
dim document   as object
dim dispatcher as object
rem ----------------------------------------------------------------------
rem get access to the document
document   = ThisComponent.CurrentController.Frame
dispatcher = createUnoService("com.sun.star.frame.DispatchHelper")

rem ----------------------------------------------------------------------
dim args1(0) as new com.sun.star.beans.PropertyValue
args1(0).Name = "Text"
args1(0).Value = "&lt;comp&gt;&lt;/comp&gt;"

dispatcher.executeDispatch(document, ".uno:InsertText", "", 0, args1())

rem ----------------------------------------------------------------------
dim args2(1) as new com.sun.star.beans.PropertyValue
args2(0).Name = "Count"
args2(0).Value = 1
args2(1).Name = "Select"
args2(1).Value = false

dispatcher.executeDispatch(document, ".uno:GoLeft", "", 0, args2())

rem ----------------------------------------------------------------------
dim args3(1) as new com.sun.star.beans.PropertyValue
args3(0).Name = "Count"
args3(0).Value = 1
args3(1).Name = "Select"
args3(1).Value = false

dispatcher.executeDispatch(document, ".uno:GoLeft", "", 0, args3())

rem ----------------------------------------------------------------------
dim args4(1) as new com.sun.star.beans.PropertyValue
args4(0).Name = "Count"
args4(0).Value = 1
args4(1).Name = "Select"
args4(1).Value = false

dispatcher.executeDispatch(document, ".uno:GoLeft", "", 0, args4())

rem ----------------------------------------------------------------------
dim args5(1) as new com.sun.star.beans.PropertyValue
args5(0).Name = "Count"
args5(0).Value = 1
args5(1).Name = "Select"
args5(1).Value = false

dispatcher.executeDispatch(document, ".uno:GoLeft", "", 0, args5())

rem ----------------------------------------------------------------------
dim args6(1) as new com.sun.star.beans.PropertyValue
args6(0).Name = "Count"
args6(0).Value = 1
args6(1).Name = "Select"
args6(1).Value = false

dispatcher.executeDispatch(document, ".uno:GoLeft", "", 0, args6())

rem ----------------------------------------------------------------------
dim args7(1) as new com.sun.star.beans.PropertyValue
args7(0).Name = "Count"
args7(0).Value = 1
args7(1).Name = "Select"
args7(1).Value = false

dispatcher.executeDispatch(document, ".uno:GoLeft", "", 0, args7())

rem ----------------------------------------------------------------------
dim args8(1) as new com.sun.star.beans.PropertyValue
args8(0).Name = "Count"
args8(0).Value = 1
args8(1).Name = "Select"
args8(1).Value = false

dispatcher.executeDispatch(document, ".uno:GoLeft", "", 0, args8())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ChuonNa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